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5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2]/h1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h2[1]</text:p>
          </table:table-cell>
          <table:table-cell table:number-columns-repeated="2" office:value-type="string">
            <text:p>Collections</text:p>
          </table:table-cell>
          <table:table-cell office:value-type="string">
            <text:p>java.util.Collections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10]/code</text:p>
          </table:table-cell>
          <table:table-cell office:value-type="string">
            <text:p>Iterator.remove</text:p>
          </table:table-cell>
          <table:table-cell office:value-type="string">
            <text:p>Iterator</text:p>
          </table:table-cell>
          <table:table-cell office:value-type="string">
            <text:p>java.util.Ite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1]/code[1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5]/code[2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5]/code[4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5]/code[8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ul[2]/li[1]/code[4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ul[2]/li[2]/code[3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ul[2]/li[4]/code[3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16]/code[2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18]/code[2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2]/code[4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4]/code[1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5]/code[6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12]/code[2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ul[2]/li[3]/code[3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ul[2]/li[4]/code[5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19]/code[3]</text:p>
          </table:table-cell>
          <table:table-cell table:number-columns-repeated="2" office:value-type="string">
            <text:p>Object</text:p>
          </table:table-cell>
          <table:table-cell office:value-type="string">
            <text:p>java.lang.Objec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20]/code[2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2]/code[5]</text:p>
          </table:table-cell>
          <table:table-cell table:number-columns-repeated="2" office:value-type="string">
            <text:p>ArrayList</text:p>
          </table:table-cell>
          <table:table-cell office:value-type="string">
            <text:p>java.util.ArrayLis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1]/code[2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2]/code[3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14]/code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ul[2]/li[1]/code[3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ul[2]/li[2]/code[2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ul[2]/li[3]/code[2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ul[2]/li[4]/code[2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ul[2]/li[5]/code[2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20]/code[4]</text:p>
          </table:table-cell>
          <table:table-cell table:number-columns-repeated="2" office:value-type="string">
            <text:p>Object</text:p>
          </table:table-cell>
          <table:table-cell office:value-type="string">
            <text:p>java.lang.Objec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21]/code[5]</text:p>
          </table:table-cell>
          <table:table-cell table:number-columns-repeated="2" office:value-type="string">
            <text:p>String</text:p>
          </table:table-cell>
          <table:table-cell office:value-type="string">
            <text:p>java.lang.String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18]/code[1]</text:p>
          </table:table-cell>
          <table:table-cell office:value-type="string">
            <text:p>Collections.singleton</text:p>
          </table:table-cell>
          <table:table-cell office:value-type="string">
            <text:p>Collections</text:p>
          </table:table-cell>
          <table:table-cell office:value-type="string">
            <text:p>java.util.Collections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h2[3]</text:p>
          </table:table-cell>
          <table:table-cell table:number-columns-repeated="2" office:value-type="string">
            <text:p>Array</text:p>
          </table:table-cell>
          <table:table-cell office:value-type="string">
            <text:p>java.sql.Array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1]/a/code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3]/code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9]/code[6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13]/code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ul[2]/li[4]/code[4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15]/code[5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17]/code[2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19]/code[2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18]/code[1]</text:p>
          </table:table-cell>
          <table:table-cell office:value-type="string">
            <text:p>Collections.singleton</text:p>
          </table:table-cell>
          <table:table-cell office:value-type="string">
            <text:p>singleton</text:p>
          </table:table-cell>
          <table:table-cell office:value-type="string">
            <text:p>java.util.Collections.singleton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10]/code</text:p>
          </table:table-cell>
          <table:table-cell office:value-type="string">
            <text:p>Iterator.remove</text:p>
          </table:table-cell>
          <table:table-cell office:value-type="string">
            <text:p>remove</text:p>
          </table:table-cell>
          <table:table-cell office:value-type="string">
            <text:p>java.util.Iterator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8]/code[2]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Collection.iterator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9]/code[1]</text:p>
          </table:table-cell>
          <table:table-cell table:number-columns-repeated="2" office:value-type="string">
            <text:p>hasNext</text:p>
          </table:table-cell>
          <table:table-cell office:value-type="string">
            <text:p>java.util.Iterator.hasNex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2]/div[3]/ol[1]/li[2]/ul/li[1]/code[3]</text:p>
          </table:table-cell>
          <table:table-cell office:value-type="string">
            <text:p>size()</text:p>
          </table:table-cell>
          <table:table-cell office:value-type="string">
            <text:p>size</text:p>
          </table:table-cell>
          <table:table-cell office:value-type="string">
            <text:p>java.util.Collection.siz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2]/div[5]/p[4]/code[4]</text:p>
          </table:table-cell>
          <table:table-cell table:number-columns-repeated="2" office:value-type="string">
            <text:p>size</text:p>
          </table:table-cell>
          <table:table-cell office:value-type="string">
            <text:p>java.util.Collection.siz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2]/div[5]/p[5]/code[1]</text:p>
          </table:table-cell>
          <table:table-cell table:number-columns-repeated="2" office:value-type="string">
            <text:p>toArray</text:p>
          </table:table-cell>
          <table:table-cell office:value-type="string">
            <text:p>java.util.Collection.toArray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2]/div[5]/ul[2]/li[1]/code[4]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Collection.iterator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2]/div[5]/ul[2]/li[1]/code[5]</text:p>
          </table:table-cell>
          <table:table-cell table:number-columns-repeated="2" office:value-type="string">
            <text:p>size</text:p>
          </table:table-cell>
          <table:table-cell office:value-type="string">
            <text:p>java.util.Collection.siz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2]/div[5]/ul[2]/li[3]/code[5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Collection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2]/div[5]/ul[2]/li[3]/code[7]</text:p>
          </table:table-cell>
          <table:table-cell table:number-columns-repeated="2" office:value-type="string">
            <text:p>size</text:p>
          </table:table-cell>
          <table:table-cell office:value-type="string">
            <text:p>java.util.Collection.siz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2]/div[5]/ul[2]/li[3]/code[9]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Collection.iterator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2]/div[5]/ul[2]/li[4]/code[3]</text:p>
          </table:table-cell>
          <table:table-cell table:number-columns-repeated="2" office:value-type="string">
            <text:p>size</text:p>
          </table:table-cell>
          <table:table-cell office:value-type="string">
            <text:p>java.util.Collection.siz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2]/div[5]/ul[2]/li[5]/code[4]</text:p>
          </table:table-cell>
          <table:table-cell table:number-columns-repeated="2" office:value-type="string">
            <text:p>size</text:p>
          </table:table-cell>
          <table:table-cell office:value-type="string">
            <text:p>java.util.Collection.siz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2]/div[5]/ul[2]/li[5]/code[5]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Collection.iterator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2]/div[5]/ul[2]/li[5]/code[6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Collection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3]/div[5]/ul[1]/li[4]/p/code[1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Collection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12]/code[3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Collection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12]/code[4]</text:p>
          </table:table-cell>
          <table:table-cell table:number-columns-repeated="2" office:value-type="string">
            <text:p>add</text:p>
          </table:table-cell>
          <table:table-cell office:value-type="string">
            <text:p>java.util.Collection.add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12]/code[5]</text:p>
          </table:table-cell>
          <table:table-cell table:number-columns-repeated="2" office:value-type="string">
            <text:p>addAll</text:p>
          </table:table-cell>
          <table:table-cell office:value-type="string">
            <text:p>java.util.Collection.add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13]/code[1]</text:p>
          </table:table-cell>
          <table:table-cell table:number-columns-repeated="2" office:value-type="string">
            <text:p>clear</text:p>
          </table:table-cell>
          <table:table-cell office:value-type="string">
            <text:p>java.util.Collection.clear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15]/code[1]</text:p>
          </table:table-cell>
          <table:table-cell table:number-columns-repeated="2" office:value-type="string">
            <text:p>addAll</text:p>
          </table:table-cell>
          <table:table-cell office:value-type="string">
            <text:p>java.util.Collection.add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15]/code[2]</text:p>
          </table:table-cell>
          <table:table-cell table:number-columns-repeated="2" office:value-type="string">
            <text:p>removeAll</text:p>
          </table:table-cell>
          <table:table-cell office:value-type="string">
            <text:p>java.util.Collection.remove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15]/code[3]</text:p>
          </table:table-cell>
          <table:table-cell table:number-columns-repeated="2" office:value-type="string">
            <text:p>retainAll</text:p>
          </table:table-cell>
          <table:table-cell office:value-type="string">
            <text:p>java.util.Collection.retain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16]/code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Collection.iterator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16]/code[12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Collection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16]/code[4]</text:p>
          </table:table-cell>
          <table:table-cell table:number-columns-repeated="2" office:value-type="string">
            <text:p>add</text:p>
          </table:table-cell>
          <table:table-cell office:value-type="string">
            <text:p>java.util.Collection.add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16]/code[5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Collection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17]/code[1]</text:p>
          </table:table-cell>
          <table:table-cell table:number-columns-repeated="2" office:value-type="string">
            <text:p>addAll</text:p>
          </table:table-cell>
          <table:table-cell office:value-type="string">
            <text:p>java.util.Collection.add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17]/code[5]</text:p>
          </table:table-cell>
          <table:table-cell table:number-columns-repeated="2" office:value-type="string">
            <text:p>addAll</text:p>
          </table:table-cell>
          <table:table-cell office:value-type="string">
            <text:p>java.util.Collection.add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19]/code[3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Collection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2]/code[4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Collection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21]/code[2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Collection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21]/code[3]</text:p>
          </table:table-cell>
          <table:table-cell table:number-columns-repeated="2" office:value-type="string">
            <text:p>removeAll</text:p>
          </table:table-cell>
          <table:table-cell office:value-type="string">
            <text:p>java.util.Collection.remove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21]/code[4]</text:p>
          </table:table-cell>
          <table:table-cell table:number-columns-repeated="2" office:value-type="string">
            <text:p>retainAll</text:p>
          </table:table-cell>
          <table:table-cell office:value-type="string">
            <text:p>java.util.Collection.retain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21]/code[5]</text:p>
          </table:table-cell>
          <table:table-cell table:number-columns-repeated="2" office:value-type="string">
            <text:p>add</text:p>
          </table:table-cell>
          <table:table-cell office:value-type="string">
            <text:p>java.util.Collection.add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21]/code[5]</text:p>
          </table:table-cell>
          <table:table-cell table:number-columns-repeated="2" office:value-type="string">
            <text:p>clear</text:p>
          </table:table-cell>
          <table:table-cell office:value-type="string">
            <text:p>java.util.Collection.clear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21]/code[6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Collection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22]/code[3]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Collection.iterator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23]/code[2]</text:p>
          </table:table-cell>
          <table:table-cell table:number-columns-repeated="2" office:value-type="string">
            <text:p>containsAll</text:p>
          </table:table-cell>
          <table:table-cell office:value-type="string">
            <text:p>java.util.Collection.contains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23]/code[3]</text:p>
          </table:table-cell>
          <table:table-cell table:number-columns-repeated="2" office:value-type="string">
            <text:p>removeAll</text:p>
          </table:table-cell>
          <table:table-cell office:value-type="string">
            <text:p>java.util.Collection.remove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23]/code[4]</text:p>
          </table:table-cell>
          <table:table-cell table:number-columns-repeated="2" office:value-type="string">
            <text:p>retainAll</text:p>
          </table:table-cell>
          <table:table-cell office:value-type="string">
            <text:p>java.util.Collection.retain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23]/code[5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Collection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3]/code[1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Collection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31]/code[10]</text:p>
          </table:table-cell>
          <table:table-cell table:number-columns-repeated="2" office:value-type="string">
            <text:p>add</text:p>
          </table:table-cell>
          <table:table-cell office:value-type="string">
            <text:p>java.util.Collection.add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31]/code[2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Collection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33]/code</text:p>
          </table:table-cell>
          <table:table-cell table:number-columns-repeated="2" office:value-type="string">
            <text:p>add</text:p>
          </table:table-cell>
          <table:table-cell office:value-type="string">
            <text:p>java.util.Collection.add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4]/code[2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Collection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4]/code[3]</text:p>
          </table:table-cell>
          <table:table-cell table:number-columns-repeated="2" office:value-type="string">
            <text:p>isEmpty</text:p>
          </table:table-cell>
          <table:table-cell office:value-type="string">
            <text:p>java.util.Collection.isEmpty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4]/code[4]</text:p>
          </table:table-cell>
          <table:table-cell table:number-columns-repeated="2" office:value-type="string">
            <text:p>contains</text:p>
          </table:table-cell>
          <table:table-cell office:value-type="string">
            <text:p>java.util.Collection.contains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4]/code[5]</text:p>
          </table:table-cell>
          <table:table-cell table:number-columns-repeated="2" office:value-type="string">
            <text:p>add</text:p>
          </table:table-cell>
          <table:table-cell office:value-type="string">
            <text:p>java.util.Collection.add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4]/code[6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Collection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4]/code[7]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Collection.iterator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5]/code[1]</text:p>
          </table:table-cell>
          <table:table-cell table:number-columns-repeated="2" office:value-type="string">
            <text:p>add</text:p>
          </table:table-cell>
          <table:table-cell office:value-type="string">
            <text:p>java.util.Collection.add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5]/code[4]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Collection.iterator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5]/code[5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Collection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5]/code[6]</text:p>
          </table:table-cell>
          <table:table-cell table:number-columns-repeated="2" office:value-type="string">
            <text:p>size</text:p>
          </table:table-cell>
          <table:table-cell office:value-type="string">
            <text:p>java.util.Collection.siz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5]/code[7]</text:p>
          </table:table-cell>
          <table:table-cell table:number-columns-repeated="2" office:value-type="string">
            <text:p>isEmpty</text:p>
          </table:table-cell>
          <table:table-cell office:value-type="string">
            <text:p>java.util.Collection.isEmpty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6]/code[1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Collection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6]/code[3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Collection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6]/code[5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Collection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7]/code[1]</text:p>
          </table:table-cell>
          <table:table-cell table:number-columns-repeated="2" office:value-type="string">
            <text:p>addAll</text:p>
          </table:table-cell>
          <table:table-cell office:value-type="string">
            <text:p>java.util.Collection.add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7]/code[3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Collection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8]/code[1]</text:p>
          </table:table-cell>
          <table:table-cell table:number-columns-repeated="2" office:value-type="string">
            <text:p>size</text:p>
          </table:table-cell>
          <table:table-cell office:value-type="string">
            <text:p>java.util.Collection.siz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8]/code[3]</text:p>
          </table:table-cell>
          <table:table-cell table:number-columns-repeated="2" office:value-type="string">
            <text:p>isEmpty</text:p>
          </table:table-cell>
          <table:table-cell office:value-type="string">
            <text:p>java.util.Collection.isEmpty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8]/code[4]</text:p>
          </table:table-cell>
          <table:table-cell table:number-columns-repeated="2" office:value-type="string">
            <text:p>add</text:p>
          </table:table-cell>
          <table:table-cell office:value-type="string">
            <text:p>java.util.Collection.add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8]/code[6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Collection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8]/code[8]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Collection.iterator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9]/code[4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Collection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p[9]/code[7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Collection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ul[1]/li[1]/code[2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Collection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ul[2]/li[1]/code[1]</text:p>
          </table:table-cell>
          <table:table-cell table:number-columns-repeated="2" office:value-type="string">
            <text:p>containsAll</text:p>
          </table:table-cell>
          <table:table-cell office:value-type="string">
            <text:p>java.util.Collection.contains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ul[2]/li[2]/code[1]</text:p>
          </table:table-cell>
          <table:table-cell table:number-columns-repeated="2" office:value-type="string">
            <text:p>addAll</text:p>
          </table:table-cell>
          <table:table-cell office:value-type="string">
            <text:p>java.util.Collection.add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ul[2]/li[3]/code[1]</text:p>
          </table:table-cell>
          <table:table-cell table:number-columns-repeated="2" office:value-type="string">
            <text:p>removeAll</text:p>
          </table:table-cell>
          <table:table-cell office:value-type="string">
            <text:p>java.util.Collection.remove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ul[2]/li[4]/code[1]</text:p>
          </table:table-cell>
          <table:table-cell table:number-columns-repeated="2" office:value-type="string">
            <text:p>retainAll</text:p>
          </table:table-cell>
          <table:table-cell office:value-type="string">
            <text:p>java.util.Collection.retain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ul[2]/li[5]/code[1]</text:p>
          </table:table-cell>
          <table:table-cell table:number-columns-repeated="2" office:value-type="string">
            <text:p>clear</text:p>
          </table:table-cell>
          <table:table-cell office:value-type="string">
            <text:p>java.util.Collection.clear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ul/li[1]/code[1]</text:p>
          </table:table-cell>
          <table:table-cell office:value-type="string">
            <text:p>s1.containsAll(s2)</text:p>
          </table:table-cell>
          <table:table-cell office:value-type="string">
            <text:p>containsAll</text:p>
          </table:table-cell>
          <table:table-cell office:value-type="string">
            <text:p>java.util.Collection.contains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ul/li[1]/code[2]</text:p>
          </table:table-cell>
          <table:table-cell table:number-columns-repeated="2" office:value-type="string">
            <text:p>add</text:p>
          </table:table-cell>
          <table:table-cell office:value-type="string">
            <text:p>java.util.Collection.add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ul/li[1]/code[3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Collection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ul/li[2]/code[1]</text:p>
          </table:table-cell>
          <table:table-cell office:value-type="string">
            <text:p>s1.addAll(s2)</text:p>
          </table:table-cell>
          <table:table-cell office:value-type="string">
            <text:p>addAll</text:p>
          </table:table-cell>
          <table:table-cell office:value-type="string">
            <text:p>java.util.Collection.add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ul/li[3]/code[1]</text:p>
          </table:table-cell>
          <table:table-cell office:value-type="string">
            <text:p>s1.retainAll(s2)</text:p>
          </table:table-cell>
          <table:table-cell office:value-type="string">
            <text:p>retainAll</text:p>
          </table:table-cell>
          <table:table-cell office:value-type="string">
            <text:p>java.util.Collection.retain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collection.html</text:p>
          </table:table-cell>
          <table:table-cell office:value-type="string">
            <text:p>/html/body/div[4]/div[3]/ul/li[4]/code[1]</text:p>
          </table:table-cell>
          <table:table-cell office:value-type="string">
            <text:p>s1.removeAll(s2)</text:p>
          </table:table-cell>
          <table:table-cell office:value-type="string">
            <text:p>removeAll</text:p>
          </table:table-cell>
          <table:table-cell office:value-type="string">
            <text:p>java.util.Collection.remove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3]/div[5]/p[2]/code[4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3]/div[5]/p[2]/code[6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3]/div[5]/ul[1]/li[1]/code[2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3]/div[5]/ul[1]/li[1]/code[3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3]/div[5]/p[8]/code[1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3]/div[5]/ul[2]/li[2]/code[3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3]/div[5]/p[6]/a/code</text:p>
          </table:table-cell>
          <table:table-cell table:number-columns-repeated="2" office:value-type="string">
            <text:p>UnsupportedOperationException</text:p>
          </table:table-cell>
          <table:table-cell office:value-type="string">
            <text:p>java.lang.UnsupportedOperationException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3]/div[5]/ul[2]/li[1]/code[1]</text:p>
          </table:table-cell>
          <table:table-cell table:number-columns-repeated="2" office:value-type="string">
            <text:p>SortedSet</text:p>
          </table:table-cell>
          <table:table-cell office:value-type="string">
            <text:p>java.util.Sorted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3]/div[5]/p[2]/code[5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3]/div[5]/p[3]/code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3]/div[5]/ul[1]/li[2]/code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3]/div[5]/ul[1]/li[4]/code[2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3]/div[5]/ul[2]/li[2]/code[2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3]/div[5]/p[2]/code[3]</text:p>
          </table:table-cell>
          <table:table-cell table:number-columns-repeated="2" office:value-type="string">
            <text:p>SortedSet</text:p>
          </table:table-cell>
          <table:table-cell office:value-type="string">
            <text:p>java.util.Sorted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3]/div[5]/ul[2]/li[2]/code[4]</text:p>
          </table:table-cell>
          <table:table-cell table:number-columns-repeated="2" office:value-type="string">
            <text:p>SortedSet</text:p>
          </table:table-cell>
          <table:table-cell office:value-type="string">
            <text:p>java.util.Sorted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3]/div[5]/p[2]/code[1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3]/div[5]/ul[1]/li[5]/code[2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3]/div[5]/ul[1]/li[6]/code[1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3]/div[5]/ul[1]/li[6]/code[4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3]/div[5]/p[2]/code[2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3]/div[5]/p[4]/code[2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3]/div[5]/ul[1]/li[1]/code[1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3]/div[5]/ul[1]/li[3]/code[4]</text:p>
          </table:table-cell>
          <table:table-cell table:number-columns-repeated="2" office:value-type="string">
            <text:p>Vector</text:p>
          </table:table-cell>
          <table:table-cell office:value-type="string">
            <text:p>java.util.Vector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3]/div[5]/ul[1]/li[6]/code[2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3]/div[5]/ul[1]/li[6]/code[3]</text:p>
          </table:table-cell>
          <table:table-cell table:number-columns-repeated="2" office:value-type="string">
            <text:p>Hashtable</text:p>
          </table:table-cell>
          <table:table-cell office:value-type="string">
            <text:p>java.util.Hashtable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3]/div[5]/p[8]/code[2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3]/div[5]/ul[2]/li[1]/code[2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3]/div[5]/ul[2]/li[2]/code[1]</text:p>
          </table:table-cell>
          <table:table-cell table:number-columns-repeated="2" office:value-type="string">
            <text:p>SortedMap</text:p>
          </table:table-cell>
          <table:table-cell office:value-type="string">
            <text:p>java.util.Sorted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3]/div[5]/ul[1]/li[4]/p/code[2]</text:p>
          </table:table-cell>
          <table:table-cell table:number-columns-repeated="2" office:value-type="string">
            <text:p>poll</text:p>
          </table:table-cell>
          <table:table-cell office:value-type="string">
            <text:p>java.util.Deque.po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3]/div[5]/ul[1]/li[5]/code[3]</text:p>
          </table:table-cell>
          <table:table-cell table:number-columns-repeated="2" office:value-type="string">
            <text:p>Deque</text:p>
          </table:table-cell>
          <table:table-cell office:value-type="string">
            <text:p>java.util.Deq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3]/div[5]/ul[1]/li[5]/code[1]</text:p>
          </table:table-cell>
          <table:table-cell table:number-columns-repeated="2" office:value-type="string">
            <text:p>Deque</text:p>
          </table:table-cell>
          <table:table-cell office:value-type="string">
            <text:p>java.util.Deq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2]/div[5]/p[5]/code[1]</text:p>
          </table:table-cell>
          <table:table-cell table:number-columns-repeated="2" office:value-type="string">
            <text:p>toArray</text:p>
          </table:table-cell>
          <table:table-cell office:value-type="string">
            <text:p>java.util.Collection.toArray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2]/div[5]/ul[2]/li[5]/code[1]</text:p>
          </table:table-cell>
          <table:table-cell table:number-columns-repeated="2" office:value-type="string">
            <text:p>offer</text:p>
          </table:table-cell>
          <table:table-cell office:value-type="string">
            <text:p>java.util.Collections.AsLIFOQueue.offer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2]/div[5]/ul[2]/li[5]/code[2]</text:p>
          </table:table-cell>
          <table:table-cell table:number-columns-repeated="2" office:value-type="string">
            <text:p>peek</text:p>
          </table:table-cell>
          <table:table-cell office:value-type="string">
            <text:p>java.util.Collections.AsLIFOQueue.peek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2]/div[5]/ul[2]/li[5]/code[3]</text:p>
          </table:table-cell>
          <table:table-cell table:number-columns-repeated="2" office:value-type="string">
            <text:p>poll</text:p>
          </table:table-cell>
          <table:table-cell office:value-type="string">
            <text:p>java.util.Collections.AsLIFOQueue.poll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4]/div[3]/p[15]/code[1]</text:p>
          </table:table-cell>
          <table:table-cell table:number-columns-repeated="2" office:value-type="string">
            <text:p>addAll</text:p>
          </table:table-cell>
          <table:table-cell office:value-type="string">
            <text:p>java.util.Collections.addAll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4]/div[3]/p[17]/code[1]</text:p>
          </table:table-cell>
          <table:table-cell table:number-columns-repeated="2" office:value-type="string">
            <text:p>addAll</text:p>
          </table:table-cell>
          <table:table-cell office:value-type="string">
            <text:p>java.util.Collections.addAll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4]/div[3]/p[17]/code[5]</text:p>
          </table:table-cell>
          <table:table-cell table:number-columns-repeated="2" office:value-type="string">
            <text:p>addAll</text:p>
          </table:table-cell>
          <table:table-cell office:value-type="string">
            <text:p>java.util.Collections.addAll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4]/div[3]/p[19]/code[1]</text:p>
          </table:table-cell>
          <table:table-cell table:number-columns-repeated="2" office:value-type="string">
            <text:p>toArray</text:p>
          </table:table-cell>
          <table:table-cell office:value-type="string">
            <text:p>java.util.Collection.toArray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4]/div[3]/p[7]/code[1]</text:p>
          </table:table-cell>
          <table:table-cell table:number-columns-repeated="2" office:value-type="string">
            <text:p>addAll</text:p>
          </table:table-cell>
          <table:table-cell office:value-type="string">
            <text:p>java.util.Collections.addAll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4]/div[3]/p[8]/code[3]</text:p>
          </table:table-cell>
          <table:table-cell table:number-columns-repeated="2" office:value-type="string">
            <text:p>subList</text:p>
          </table:table-cell>
          <table:table-cell office:value-type="string">
            <text:p>java.util.Collections.CopiesList.subLis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4]/div[3]/p[8]/code[4]</text:p>
          </table:table-cell>
          <table:table-cell table:number-columns-repeated="2" office:value-type="string">
            <text:p>toArray</text:p>
          </table:table-cell>
          <table:table-cell office:value-type="string">
            <text:p>java.util.Collection.toArray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4]/div[3]/p[8]/code[7]</text:p>
          </table:table-cell>
          <table:table-cell table:number-columns-repeated="2" office:value-type="string">
            <text:p>subList</text:p>
          </table:table-cell>
          <table:table-cell office:value-type="string">
            <text:p>java.util.Collections.CopiesList.subLis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4]/div[3]/p[9]/code[3]</text:p>
          </table:table-cell>
          <table:table-cell table:number-columns-repeated="2" office:value-type="string">
            <text:p>toArray</text:p>
          </table:table-cell>
          <table:table-cell office:value-type="string">
            <text:p>java.util.Collection.toArray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4]/div[3]/ul[2]/li[2]/code[1]</text:p>
          </table:table-cell>
          <table:table-cell table:number-columns-repeated="2" office:value-type="string">
            <text:p>shuffle</text:p>
          </table:table-cell>
          <table:table-cell office:value-type="string">
            <text:p>java.util.Collections.shuffle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4]/div[3]/ul[2]/li[2]/code[2]</text:p>
          </table:table-cell>
          <table:table-cell table:number-columns-repeated="2" office:value-type="string">
            <text:p>toArray</text:p>
          </table:table-cell>
          <table:table-cell office:value-type="string">
            <text:p>java.util.Collection.toArray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index.html</text:p>
          </table:table-cell>
          <table:table-cell office:value-type="string">
            <text:p>/html/body/div[4]/div[3]/ul[2]/li[9]/code[1]</text:p>
          </table:table-cell>
          <table:table-cell table:number-columns-repeated="2" office:value-type="string">
            <text:p>binarySearch</text:p>
          </table:table-cell>
          <table:table-cell office:value-type="string">
            <text:p>java.util.Collections.binarySearch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42]/code[2]</text:p>
          </table:table-cell>
          <table:table-cell office:value-type="string">
            <text:p>Collections.shuffle</text:p>
          </table:table-cell>
          <table:table-cell office:value-type="string">
            <text:p>Collections</text:p>
          </table:table-cell>
          <table:table-cell office:value-type="string">
            <text:p>java.util.Collections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41]/code[2]</text:p>
          </table:table-cell>
          <table:table-cell table:number-columns-repeated="2" office:value-type="string">
            <text:p>ArrayList</text:p>
          </table:table-cell>
          <table:table-cell office:value-type="string">
            <text:p>java.util.ArrayLis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2]/h1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4]/a/code</text:p>
          </table:table-cell>
          <table:table-cell table:number-columns-repeated="2" office:value-type="string">
            <text:p>Vector</text:p>
          </table:table-cell>
          <table:table-cell office:value-type="string">
            <text:p>java.util.Vector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5]/a/code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6]/code[13]</text:p>
          </table:table-cell>
          <table:table-cell table:number-columns-repeated="2" office:value-type="string">
            <text:p>Vector</text:p>
          </table:table-cell>
          <table:table-cell office:value-type="string">
            <text:p>java.util.Vector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6]/code[20]</text:p>
          </table:table-cell>
          <table:table-cell table:number-columns-repeated="2" office:value-type="string">
            <text:p>Vector</text:p>
          </table:table-cell>
          <table:table-cell office:value-type="string">
            <text:p>java.util.Vector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31]/code[4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ul[2]/li[3]/code[1]</text:p>
          </table:table-cell>
          <table:table-cell table:number-columns-repeated="2" office:value-type="string">
            <text:p>reverse</text:p>
          </table:table-cell>
          <table:table-cell office:value-type="string">
            <text:p>java.util.Collections.reverse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32]/code[5]</text:p>
          </table:table-cell>
          <table:table-cell table:number-columns-repeated="2" office:value-type="string">
            <text:p>NullPointerException</text:p>
          </table:table-cell>
          <table:table-cell office:value-type="string">
            <text:p>java.lang.NullPointerException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h2[1]</text:p>
          </table:table-cell>
          <table:table-cell table:number-columns-repeated="2" office:value-type="string">
            <text:p>Vector</text:p>
          </table:table-cell>
          <table:table-cell office:value-type="string">
            <text:p>java.util.Vector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4]/code</text:p>
          </table:table-cell>
          <table:table-cell table:number-columns-repeated="2" office:value-type="string">
            <text:p>ArrayList</text:p>
          </table:table-cell>
          <table:table-cell office:value-type="string">
            <text:p>java.util.ArrayLis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9]/code[7]</text:p>
          </table:table-cell>
          <table:table-cell office:value-type="string">
            <text:p>List.indexOf</text:p>
          </table:table-cell>
          <table:table-cell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]/a[2]/code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4]/code[3]</text:p>
          </table:table-cell>
          <table:table-cell table:number-columns-repeated="2" office:value-type="string">
            <text:p>Vector</text:p>
          </table:table-cell>
          <table:table-cell office:value-type="string">
            <text:p>java.util.Vector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4]/code[5]</text:p>
          </table:table-cell>
          <table:table-cell table:number-columns-repeated="2" office:value-type="string">
            <text:p>Vector</text:p>
          </table:table-cell>
          <table:table-cell office:value-type="string">
            <text:p>java.util.Vector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4]/code[6]</text:p>
          </table:table-cell>
          <table:table-cell table:number-columns-repeated="2" office:value-type="string">
            <text:p>Vector</text:p>
          </table:table-cell>
          <table:table-cell office:value-type="string">
            <text:p>java.util.Vector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7]/code[2]</text:p>
          </table:table-cell>
          <table:table-cell table:number-columns-repeated="2" office:value-type="string">
            <text:p>Vector</text:p>
          </table:table-cell>
          <table:table-cell office:value-type="string">
            <text:p>java.util.Vector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8]/code</text:p>
          </table:table-cell>
          <table:table-cell table:number-columns-repeated="2" office:value-type="string">
            <text:p>Vector</text:p>
          </table:table-cell>
          <table:table-cell office:value-type="string">
            <text:p>java.util.Vector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2]/code[1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3]/a[2]/code</text:p>
          </table:table-cell>
          <table:table-cell table:number-columns-repeated="2" office:value-type="string">
            <text:p>LinkedList</text:p>
          </table:table-cell>
          <table:table-cell office:value-type="string">
            <text:p>java.util.LinkedLis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3]/a[1]/code</text:p>
          </table:table-cell>
          <table:table-cell table:number-columns-repeated="2" office:value-type="string">
            <text:p>ArrayList</text:p>
          </table:table-cell>
          <table:table-cell office:value-type="string">
            <text:p>java.util.ArrayLis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5]/code</text:p>
          </table:table-cell>
          <table:table-cell table:number-columns-repeated="2" office:value-type="string">
            <text:p>Vector</text:p>
          </table:table-cell>
          <table:table-cell office:value-type="string">
            <text:p>java.util.Vector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1]/code[1]</text:p>
          </table:table-cell>
          <table:table-cell table:number-columns-repeated="2" office:value-type="string">
            <text:p>Vector</text:p>
          </table:table-cell>
          <table:table-cell office:value-type="string">
            <text:p>java.util.Vector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6]/code[6]</text:p>
          </table:table-cell>
          <table:table-cell table:number-columns-repeated="2" office:value-type="string">
            <text:p>Vector</text:p>
          </table:table-cell>
          <table:table-cell office:value-type="string">
            <text:p>java.util.Vector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0]/a/code</text:p>
          </table:table-cell>
          <table:table-cell table:number-columns-repeated="2" office:value-type="string">
            <text:p>Collections</text:p>
          </table:table-cell>
          <table:table-cell office:value-type="string">
            <text:p>java.util.Collections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45]/code[1]</text:p>
          </table:table-cell>
          <table:table-cell table:number-columns-repeated="2" office:value-type="string">
            <text:p>Collections</text:p>
          </table:table-cell>
          <table:table-cell office:value-type="string">
            <text:p>java.util.Collections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]/code[1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3]/code[2]</text:p>
          </table:table-cell>
          <table:table-cell table:number-columns-repeated="2" office:value-type="string">
            <text:p>Vector</text:p>
          </table:table-cell>
          <table:table-cell office:value-type="string">
            <text:p>java.util.Vector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2]/code[2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7]/code[2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7]/code[3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7]/code[4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1]/code[7]</text:p>
          </table:table-cell>
          <table:table-cell office:value-type="string">
            <text:p>Arrays.asList</text:p>
          </table:table-cell>
          <table:table-cell office:value-type="string">
            <text:p>Arrays</text:p>
          </table:table-cell>
          <table:table-cell office:value-type="string">
            <text:p>java.util.Arrays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4]/code[7]</text:p>
          </table:table-cell>
          <table:table-cell table:number-columns-repeated="2" office:value-type="string">
            <text:p>elementAt</text:p>
          </table:table-cell>
          <table:table-cell office:value-type="string">
            <text:p>java.util.Vector.elementA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9]/code[2]</text:p>
          </table:table-cell>
          <table:table-cell table:number-columns-repeated="2" office:value-type="string">
            <text:p>swap</text:p>
          </table:table-cell>
          <table:table-cell office:value-type="string">
            <text:p>java.util.Collections.swap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ul[2]/li[5]/code[1]</text:p>
          </table:table-cell>
          <table:table-cell table:number-columns-repeated="2" office:value-type="string">
            <text:p>swap</text:p>
          </table:table-cell>
          <table:table-cell office:value-type="string">
            <text:p>java.util.Collections.swap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6]/code[7]</text:p>
          </table:table-cell>
          <table:table-cell table:number-columns-repeated="2" office:value-type="string">
            <text:p>elementAt</text:p>
          </table:table-cell>
          <table:table-cell office:value-type="string">
            <text:p>java.util.Vector.elementA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30]/code[1]</text:p>
          </table:table-cell>
          <table:table-cell table:number-columns-repeated="2" office:value-type="string">
            <text:p>indexOf</text:p>
          </table:table-cell>
          <table:table-cell office:value-type="string">
            <text:p>java.util.List.indexOf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ul[2]/li[8]/code[1]</text:p>
          </table:table-cell>
          <table:table-cell table:number-columns-repeated="2" office:value-type="string">
            <text:p>copy</text:p>
          </table:table-cell>
          <table:table-cell office:value-type="string">
            <text:p>java.util.Collections.copy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1]/a[1]/code</text:p>
          </table:table-cell>
          <table:table-cell table:number-columns-repeated="2" office:value-type="string">
            <text:p>Arrays</text:p>
          </table:table-cell>
          <table:table-cell office:value-type="string">
            <text:p>java.util.Arrays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9]/code[7]</text:p>
          </table:table-cell>
          <table:table-cell office:value-type="string">
            <text:p>List.indexOf</text:p>
          </table:table-cell>
          <table:table-cell office:value-type="string">
            <text:p>indexOf</text:p>
          </table:table-cell>
          <table:table-cell office:value-type="string">
            <text:p>java.util.List.indexOf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30]/code[3]</text:p>
          </table:table-cell>
          <table:table-cell office:value-type="string">
            <text:p>it.nextIndex()</text:p>
          </table:table-cell>
          <table:table-cell office:value-type="string">
            <text:p>nextIndex</text:p>
          </table:table-cell>
          <table:table-cell office:value-type="string">
            <text:p>java.util.ListIterator.nextIndex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9]/code[5]</text:p>
          </table:table-cell>
          <table:table-cell table:number-columns-repeated="2" office:value-type="string">
            <text:p>nextIndex</text:p>
          </table:table-cell>
          <table:table-cell office:value-type="string">
            <text:p>java.util.ListIterator.nextIndex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8]/code[1]</text:p>
          </table:table-cell>
          <table:table-cell table:number-columns-repeated="2" office:value-type="string">
            <text:p>nextIndex</text:p>
          </table:table-cell>
          <table:table-cell office:value-type="string">
            <text:p>java.util.ListIterator.nextIndex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3]/code[6]</text:p>
          </table:table-cell>
          <table:table-cell table:number-columns-repeated="2" office:value-type="string">
            <text:p>hasPrevious</text:p>
          </table:table-cell>
          <table:table-cell office:value-type="string">
            <text:p>java.util.ListIterator.hasPrevious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9]/code[1]</text:p>
          </table:table-cell>
          <table:table-cell table:number-columns-repeated="2" office:value-type="string">
            <text:p>nextIndex</text:p>
          </table:table-cell>
          <table:table-cell office:value-type="string">
            <text:p>java.util.ListIterator.nextIndex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ul[2]/li[4]/code[1]</text:p>
          </table:table-cell>
          <table:table-cell table:number-columns-repeated="2" office:value-type="string">
            <text:p>rotate</text:p>
          </table:table-cell>
          <table:table-cell office:value-type="string">
            <text:p>java.util.Collections.rotate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1]/code[4]</text:p>
          </table:table-cell>
          <table:table-cell table:number-columns-repeated="2" office:value-type="string">
            <text:p>setSize</text:p>
          </table:table-cell>
          <table:table-cell office:value-type="string">
            <text:p>java.util.Vector.setSize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6]/code[9]</text:p>
          </table:table-cell>
          <table:table-cell table:number-columns-repeated="2" office:value-type="string">
            <text:p>insertElementAt</text:p>
          </table:table-cell>
          <table:table-cell office:value-type="string">
            <text:p>java.util.Vector.insertElementA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6]/code[14]</text:p>
          </table:table-cell>
          <table:table-cell table:number-columns-repeated="2" office:value-type="string">
            <text:p>setElementAt</text:p>
          </table:table-cell>
          <table:table-cell office:value-type="string">
            <text:p>java.util.Vector.setElementA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6]/code[15]</text:p>
          </table:table-cell>
          <table:table-cell table:number-columns-repeated="2" office:value-type="string">
            <text:p>removeElementAt</text:p>
          </table:table-cell>
          <table:table-cell office:value-type="string">
            <text:p>java.util.Vector.removeElementA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6]/code[10]</text:p>
          </table:table-cell>
          <table:table-cell table:number-columns-repeated="2" office:value-type="string">
            <text:p>removeElementAt</text:p>
          </table:table-cell>
          <table:table-cell office:value-type="string">
            <text:p>java.util.Vector.removeElementA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h2[5]</text:p>
          </table:table-cell>
          <table:table-cell table:number-columns-repeated="2" office:value-type="string">
            <text:p>Operation</text:p>
          </table:table-cell>
          <table:table-cell office:value-type="string">
            <text:p>java.rmi.server.Operation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7]/code[3]</text:p>
          </table:table-cell>
          <table:table-cell table:number-columns-repeated="2" office:value-type="string">
            <text:p>setElementAt</text:p>
          </table:table-cell>
          <table:table-cell office:value-type="string">
            <text:p>java.util.Vector.setElementA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6]/code[8]</text:p>
          </table:table-cell>
          <table:table-cell table:number-columns-repeated="2" office:value-type="string">
            <text:p>setElementAt</text:p>
          </table:table-cell>
          <table:table-cell office:value-type="string">
            <text:p>java.util.Vector.setElementA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1]/code[7]</text:p>
          </table:table-cell>
          <table:table-cell office:value-type="string">
            <text:p>Arrays.asList</text:p>
          </table:table-cell>
          <table:table-cell office:value-type="string">
            <text:p>asList</text:p>
          </table:table-cell>
          <table:table-cell office:value-type="string">
            <text:p>java.util.Arrays.asLis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0]/code[1]</text:p>
          </table:table-cell>
          <table:table-cell office:value-type="string">
            <text:p>add(int, E)</text:p>
          </table:table-cell>
          <table:table-cell office:value-type="string">
            <text:p>add</text:p>
          </table:table-cell>
          <table:table-cell office:value-type="string">
            <text:p>java.util.Vector.add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0]/code[2]</text:p>
          </table:table-cell>
          <table:table-cell office:value-type="string">
            <text:p>insertElementAt(Object, int)</text:p>
          </table:table-cell>
          <table:table-cell office:value-type="string">
            <text:p>insertElementAt</text:p>
          </table:table-cell>
          <table:table-cell office:value-type="string">
            <text:p>java.util.Vector.insertElementA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4]/code[8]</text:p>
          </table:table-cell>
          <table:table-cell table:number-columns-repeated="2" office:value-type="string">
            <text:p>setElementAt</text:p>
          </table:table-cell>
          <table:table-cell office:value-type="string">
            <text:p>java.util.Vector.setElementA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1]/code[1]</text:p>
          </table:table-cell>
          <table:table-cell table:number-columns-repeated="2" office:value-type="string">
            <text:p>asList</text:p>
          </table:table-cell>
          <table:table-cell office:value-type="string">
            <text:p>java.util.Arrays.asLis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0]/code</text:p>
          </table:table-cell>
          <table:table-cell office:value-type="string">
            <text:p>list.size()</text:p>
          </table:table-cell>
          <table:table-cell office:value-type="string">
            <text:p>size</text:p>
          </table:table-cell>
          <table:table-cell office:value-type="string">
            <text:p>java.util.List.siz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9]/code[6]</text:p>
          </table:table-cell>
          <table:table-cell office:value-type="string">
            <text:p>list.size()</text:p>
          </table:table-cell>
          <table:table-cell office:value-type="string">
            <text:p>size</text:p>
          </table:table-cell>
          <table:table-cell office:value-type="string">
            <text:p>java.util.List.siz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6]/code[2]</text:p>
          </table:table-cell>
          <table:table-cell table:number-columns-repeated="2" office:value-type="string">
            <text:p>get</text:p>
          </table:table-cell>
          <table:table-cell office:value-type="string">
            <text:p>java.util.Vector.ge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6]/code[11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Vector.se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6]/code[3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Vector.se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7]/code[1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Vector.se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2]/code[5]</text:p>
          </table:table-cell>
          <table:table-cell table:number-columns-repeated="2" office:value-type="string">
            <text:p>ListIterator</text:p>
          </table:table-cell>
          <table:table-cell office:value-type="string">
            <text:p>java.util.ListIte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2]/code[6]</text:p>
          </table:table-cell>
          <table:table-cell table:number-columns-repeated="2" office:value-type="string">
            <text:p>ListIterator</text:p>
          </table:table-cell>
          <table:table-cell office:value-type="string">
            <text:p>java.util.ListIte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5]/code[4]</text:p>
          </table:table-cell>
          <table:table-cell table:number-columns-repeated="2" office:value-type="string">
            <text:p>ListIterator</text:p>
          </table:table-cell>
          <table:table-cell office:value-type="string">
            <text:p>java.util.ListIte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31]/code[5]</text:p>
          </table:table-cell>
          <table:table-cell table:number-columns-repeated="2" office:value-type="string">
            <text:p>ListIterator</text:p>
          </table:table-cell>
          <table:table-cell office:value-type="string">
            <text:p>java.util.ListIte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31]/code[8]</text:p>
          </table:table-cell>
          <table:table-cell table:number-columns-repeated="2" office:value-type="string">
            <text:p>ListIterator</text:p>
          </table:table-cell>
          <table:table-cell office:value-type="string">
            <text:p>java.util.ListIte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6]/code[17]</text:p>
          </table:table-cell>
          <table:table-cell table:number-columns-repeated="2" office:value-type="string">
            <text:p>search</text:p>
          </table:table-cell>
          <table:table-cell office:value-type="string">
            <text:p>java.util.Stack.search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ul[2]/li[6]/code</text:p>
          </table:table-cell>
          <table:table-cell table:number-columns-repeated="2" office:value-type="string">
            <text:p>replaceAll</text:p>
          </table:table-cell>
          <table:table-cell office:value-type="string">
            <text:p>java.util.Collections.replaceAll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5]/code[6]</text:p>
          </table:table-cell>
          <table:table-cell table:number-columns-repeated="2" office:value-type="string">
            <text:p>ListIterator</text:p>
          </table:table-cell>
          <table:table-cell office:value-type="string">
            <text:p>java.util.ListIte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3]/code[1]</text:p>
          </table:table-cell>
          <table:table-cell table:number-columns-repeated="2" office:value-type="string">
            <text:p>ListIterator</text:p>
          </table:table-cell>
          <table:table-cell office:value-type="string">
            <text:p>java.util.ListIte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8]/code[5]</text:p>
          </table:table-cell>
          <table:table-cell table:number-columns-repeated="2" office:value-type="string">
            <text:p>ListIterator</text:p>
          </table:table-cell>
          <table:table-cell office:value-type="string">
            <text:p>java.util.ListIte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8]/code[6]</text:p>
          </table:table-cell>
          <table:table-cell table:number-columns-repeated="2" office:value-type="string">
            <text:p>ListIterator</text:p>
          </table:table-cell>
          <table:table-cell office:value-type="string">
            <text:p>java.util.ListIte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3]/code[3]</text:p>
          </table:table-cell>
          <table:table-cell table:number-columns-repeated="2" office:value-type="string">
            <text:p>hasNext</text:p>
          </table:table-cell>
          <table:table-cell office:value-type="string">
            <text:p>java.util.ListIterator.hasNex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3]/code[7]</text:p>
          </table:table-cell>
          <table:table-cell table:number-columns-repeated="2" office:value-type="string">
            <text:p>previous</text:p>
          </table:table-cell>
          <table:table-cell office:value-type="string">
            <text:p>java.util.ListIterator.previous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3]/code[10]</text:p>
          </table:table-cell>
          <table:table-cell table:number-columns-repeated="2" office:value-type="string">
            <text:p>previous</text:p>
          </table:table-cell>
          <table:table-cell office:value-type="string">
            <text:p>java.util.ListIterator.previous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5]/code[8]</text:p>
          </table:table-cell>
          <table:table-cell table:number-columns-repeated="2" office:value-type="string">
            <text:p>previous</text:p>
          </table:table-cell>
          <table:table-cell office:value-type="string">
            <text:p>java.util.ListIterator.previous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7]/code[2]</text:p>
          </table:table-cell>
          <table:table-cell table:number-columns-repeated="2" office:value-type="string">
            <text:p>previous</text:p>
          </table:table-cell>
          <table:table-cell office:value-type="string">
            <text:p>java.util.ListIterator.previous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7]/code[3]</text:p>
          </table:table-cell>
          <table:table-cell table:number-columns-repeated="2" office:value-type="string">
            <text:p>previous</text:p>
          </table:table-cell>
          <table:table-cell office:value-type="string">
            <text:p>java.util.ListIterator.previous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7]/code[6]</text:p>
          </table:table-cell>
          <table:table-cell table:number-columns-repeated="2" office:value-type="string">
            <text:p>previous</text:p>
          </table:table-cell>
          <table:table-cell office:value-type="string">
            <text:p>java.util.ListIterator.previous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ul[2]/li[7]/code[1]</text:p>
          </table:table-cell>
          <table:table-cell table:number-columns-repeated="2" office:value-type="string">
            <text:p>fill</text:p>
          </table:table-cell>
          <table:table-cell office:value-type="string">
            <text:p>java.util.Collections.fill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6]/code[5]</text:p>
          </table:table-cell>
          <table:table-cell office:value-type="string">
            <text:p>n+1</text:p>
          </table:table-cell>
          <table:table-cell office:value-type="string">
            <text:p>n</text:p>
          </table:table-cell>
          <table:table-cell office:value-type="string">
            <text:p>java.util.Collections.CopiesList.n</text:p>
          </table:table-cell>
          <table:table-cell office:value-type="string">
            <text:p>fiel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8]/code[4]</text:p>
          </table:table-cell>
          <table:table-cell table:number-columns-repeated="2" office:value-type="string">
            <text:p>previous</text:p>
          </table:table-cell>
          <table:table-cell office:value-type="string">
            <text:p>java.util.ListIterator.previous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31]/code[13]</text:p>
          </table:table-cell>
          <table:table-cell table:number-columns-repeated="2" office:value-type="string">
            <text:p>previous</text:p>
          </table:table-cell>
          <table:table-cell office:value-type="string">
            <text:p>java.util.ListIterator.previous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5]/code[11]</text:p>
          </table:table-cell>
          <table:table-cell office:value-type="string">
            <text:p>n+1</text:p>
          </table:table-cell>
          <table:table-cell office:value-type="string">
            <text:p>n</text:p>
          </table:table-cell>
          <table:table-cell office:value-type="string">
            <text:p>java.util.Collections.CopiesList.n</text:p>
          </table:table-cell>
          <table:table-cell office:value-type="string">
            <text:p>fiel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6]/code[3]</text:p>
          </table:table-cell>
          <table:table-cell office:value-type="string">
            <text:p>n+1</text:p>
          </table:table-cell>
          <table:table-cell office:value-type="string">
            <text:p>n</text:p>
          </table:table-cell>
          <table:table-cell office:value-type="string">
            <text:p>java.util.Collections.CopiesList.n</text:p>
          </table:table-cell>
          <table:table-cell office:value-type="string">
            <text:p>fiel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6]/code[1]</text:p>
          </table:table-cell>
          <table:table-cell table:number-columns-repeated="2" office:value-type="string">
            <text:p>previous</text:p>
          </table:table-cell>
          <table:table-cell office:value-type="string">
            <text:p>java.util.ListIterator.previous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31]/code[7]</text:p>
          </table:table-cell>
          <table:table-cell table:number-columns-repeated="2" office:value-type="string">
            <text:p>previous</text:p>
          </table:table-cell>
          <table:table-cell office:value-type="string">
            <text:p>java.util.ListIterator.previous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3]/code[8]</text:p>
          </table:table-cell>
          <table:table-cell table:number-columns-repeated="2" office:value-type="string">
            <text:p>hasNext</text:p>
          </table:table-cell>
          <table:table-cell office:value-type="string">
            <text:p>java.util.ListIterator.hasNex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7]/code[7]</text:p>
          </table:table-cell>
          <table:table-cell table:number-columns-repeated="2" office:value-type="string">
            <text:p>previous</text:p>
          </table:table-cell>
          <table:table-cell office:value-type="string">
            <text:p>java.util.ListIterator.previous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8]/code[3]</text:p>
          </table:table-cell>
          <table:table-cell table:number-columns-repeated="2" office:value-type="string">
            <text:p>previousIndex</text:p>
          </table:table-cell>
          <table:table-cell office:value-type="string">
            <text:p>java.util.ListIterator.previousIndex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ul[2]/li[10]/code[1]</text:p>
          </table:table-cell>
          <table:table-cell table:number-columns-repeated="2" office:value-type="string">
            <text:p>indexOfSubList</text:p>
          </table:table-cell>
          <table:table-cell office:value-type="string">
            <text:p>java.util.Collections.indexOfSubLis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1]/code[5]</text:p>
          </table:table-cell>
          <table:table-cell table:number-columns-repeated="2" office:value-type="string">
            <text:p>subList</text:p>
          </table:table-cell>
          <table:table-cell office:value-type="string">
            <text:p>java.util.Vector.subLis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9]/code[2]</text:p>
          </table:table-cell>
          <table:table-cell table:number-columns-repeated="2" office:value-type="string">
            <text:p>previousIndex</text:p>
          </table:table-cell>
          <table:table-cell office:value-type="string">
            <text:p>java.util.ListIterator.previousIndex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ul[2]/li[11]/code[1]</text:p>
          </table:table-cell>
          <table:table-cell table:number-columns-repeated="2" office:value-type="string">
            <text:p>lastIndexOfSubList</text:p>
          </table:table-cell>
          <table:table-cell office:value-type="string">
            <text:p>java.util.Collections.lastIndexOfSubLis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30]/code[2]</text:p>
          </table:table-cell>
          <table:table-cell office:value-type="string">
            <text:p>it.previousIndex()</text:p>
          </table:table-cell>
          <table:table-cell office:value-type="string">
            <text:p>previousIndex</text:p>
          </table:table-cell>
          <table:table-cell office:value-type="string">
            <text:p>java.util.ListIterator.previousIndex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9]/code[3]</text:p>
          </table:table-cell>
          <table:table-cell table:number-columns-repeated="2" office:value-type="string">
            <text:p>previousIndex</text:p>
          </table:table-cell>
          <table:table-cell office:value-type="string">
            <text:p>java.util.ListIterator.previousIndex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2]/div[3]/ol[1]/li[1]/ul/li[2]/code[2]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Ite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2]/div[3]/ol[1]/li[2]/ul/li[1]/code[3]</text:p>
          </table:table-cell>
          <table:table-cell office:value-type="string">
            <text:p>size()</text:p>
          </table:table-cell>
          <table:table-cell office:value-type="string">
            <text:p>size</text:p>
          </table:table-cell>
          <table:table-cell office:value-type="string">
            <text:p>java.util.concurrent.ConcurrentSkipListSet.size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2]/div[3]/ol[2]/li[3]/code[4]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Ite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2]/div[5]/p[5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2]/div[5]/ul[1]/li[2]/code[2]</text:p>
          </table:table-cell>
          <table:table-cell table:number-columns-repeated="2" office:value-type="string">
            <text:p>get</text:p>
          </table:table-cell>
          <table:table-cell office:value-type="string">
            <text:p>java.util.HashMap.ge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2]/div[5]/ul[1]/li[3]/code[1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2]/div[5]/ul[1]/li[6]/code[1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2]/div[5]/ul[2]/li[1]/code[3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2]/div[5]/ul[2]/li[3]/code[1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2]/div[5]/ul[2]/li[4]/code[1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2]/div[5]/ul[2]/li[5]/code[1]</text:p>
          </table:table-cell>
          <table:table-cell table:number-columns-repeated="2" office:value-type="string">
            <text:p>offer</text:p>
          </table:table-cell>
          <table:table-cell office:value-type="string">
            <text:p>java.util.LinkedList.offer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2]/div[5]/ul[2]/li[5]/code[2]</text:p>
          </table:table-cell>
          <table:table-cell table:number-columns-repeated="2" office:value-type="string">
            <text:p>peek</text:p>
          </table:table-cell>
          <table:table-cell office:value-type="string">
            <text:p>java.util.LinkedList.peek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2]/div[5]/ul[2]/li[5]/code[3]</text:p>
          </table:table-cell>
          <table:table-cell table:number-columns-repeated="2" office:value-type="string">
            <text:p>poll</text:p>
          </table:table-cell>
          <table:table-cell office:value-type="string">
            <text:p>java.util.LinkedList.poll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3]/div[5]/ul[1]/li[4]/p/code[1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Deque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1]/code[1]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Ite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1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1]/code[3]</text:p>
          </table:table-cell>
          <table:table-cell table:number-columns-repeated="2" office:value-type="string">
            <text:p>add</text:p>
          </table:table-cell>
          <table:table-cell office:value-type="string">
            <text:p>java.util.concurrent.CopyOnWriteArraySet.add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1]/code[5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concurrent.CopyOnWriteArraySet.remove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1]/code[7]</text:p>
          </table:table-cell>
          <table:table-cell table:number-columns-repeated="2" office:value-type="string">
            <text:p>add</text:p>
          </table:table-cell>
          <table:table-cell office:value-type="string">
            <text:p>java.util.concurrent.CopyOnWriteArraySet.add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1]/code[8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concurrent.CopyOnWriteArraySet.remove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1]/code[9]</text:p>
          </table:table-cell>
          <table:table-cell table:number-columns-repeated="2" office:value-type="string">
            <text:p>contains</text:p>
          </table:table-cell>
          <table:table-cell office:value-type="string">
            <text:p>java.util.concurrent.CopyOnWriteArraySet.contains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2]/code[1]</text:p>
          </table:table-cell>
          <table:table-cell table:number-columns-repeated="2" office:value-type="string">
            <text:p>sort</text:p>
          </table:table-cell>
          <table:table-cell office:value-type="string">
            <text:p>java.util.Collections.sor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6]/code[4]</text:p>
          </table:table-cell>
          <table:table-cell table:number-columns-repeated="2" office:value-type="string">
            <text:p>compareTo</text:p>
          </table:table-cell>
          <table:table-cell office:value-type="string">
            <text:p>java.util.Date.compareTo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6]/code[7]</text:p>
          </table:table-cell>
          <table:table-cell table:number-columns-repeated="2" office:value-type="string">
            <text:p>compareTo</text:p>
          </table:table-cell>
          <table:table-cell office:value-type="string">
            <text:p>java.util.Date.compareTo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9]/code[2]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Ite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19]/code[3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Iterator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]/code[1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]/code[3]</text:p>
          </table:table-cell>
          <table:table-cell table:number-columns-repeated="2" office:value-type="string">
            <text:p>add</text:p>
          </table:table-cell>
          <table:table-cell office:value-type="string">
            <text:p>java.util.LinkedList.add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]/code[4]</text:p>
          </table:table-cell>
          <table:table-cell table:number-columns-repeated="2" office:value-type="string">
            <text:p>poll</text:p>
          </table:table-cell>
          <table:table-cell office:value-type="string">
            <text:p>java.util.LinkedList.poll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]/code[5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0]/code[1]</text:p>
          </table:table-cell>
          <table:table-cell table:number-columns-repeated="2" office:value-type="string">
            <text:p>compareTo</text:p>
          </table:table-cell>
          <table:table-cell office:value-type="string">
            <text:p>java.util.Date.compareTo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0]/code[3]</text:p>
          </table:table-cell>
          <table:table-cell table:number-columns-repeated="2" office:value-type="string">
            <text:p>setValue</text:p>
          </table:table-cell>
          <table:table-cell office:value-type="string">
            <text:p>java.util.IdentityHashMap.EntryIterator.setValue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1]/code[2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Iterator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1]/code[8]</text:p>
          </table:table-cell>
          <table:table-cell table:number-columns-repeated="2" office:value-type="string">
            <text:p>shuffle</text:p>
          </table:table-cell>
          <table:table-cell office:value-type="string">
            <text:p>java.util.Collections.shuffle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2]/code[1]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Ite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3]/code[2]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Ite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5]/code[12]</text:p>
          </table:table-cell>
          <table:table-cell table:number-columns-repeated="2" office:value-type="string">
            <text:p>index</text:p>
          </table:table-cell>
          <table:table-cell office:value-type="string">
            <text:p>java.util.IdentityHashMap.IdentityHashMapIterator.index</text:p>
          </table:table-cell>
          <table:table-cell office:value-type="string">
            <text:p>fiel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26]/code[4]</text:p>
          </table:table-cell>
          <table:table-cell table:number-columns-repeated="2" office:value-type="string">
            <text:p>index</text:p>
          </table:table-cell>
          <table:table-cell office:value-type="string">
            <text:p>java.util.IdentityHashMap.IdentityHashMapIterator.index</text:p>
          </table:table-cell>
          <table:table-cell office:value-type="string">
            <text:p>fiel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3]/code[1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LinkedList.remove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3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3]/code[3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3]/code[4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3]/code[5]</text:p>
          </table:table-cell>
          <table:table-cell table:number-columns-repeated="2" office:value-type="string">
            <text:p>removeLast</text:p>
          </table:table-cell>
          <table:table-cell office:value-type="string">
            <text:p>java.util.LinkedList.removeLas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3]/code[6]</text:p>
          </table:table-cell>
          <table:table-cell table:number-columns-repeated="2" office:value-type="string">
            <text:p>getFirst</text:p>
          </table:table-cell>
          <table:table-cell office:value-type="string">
            <text:p>java.util.LinkedList.getFirs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3]/code[7]</text:p>
          </table:table-cell>
          <table:table-cell table:number-columns-repeated="2" office:value-type="string">
            <text:p>getLast</text:p>
          </table:table-cell>
          <table:table-cell office:value-type="string">
            <text:p>java.util.LinkedList.getLas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3]/code[8]</text:p>
          </table:table-cell>
          <table:table-cell table:number-columns-repeated="2" office:value-type="string">
            <text:p>addFirst</text:p>
          </table:table-cell>
          <table:table-cell office:value-type="string">
            <text:p>java.util.LinkedList.addFirs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3]/code[9]</text:p>
          </table:table-cell>
          <table:table-cell table:number-columns-repeated="2" office:value-type="string">
            <text:p>addLast</text:p>
          </table:table-cell>
          <table:table-cell office:value-type="string">
            <text:p>java.util.LinkedList.addLas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31]/code[1]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Ite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39]/code[3]</text:p>
          </table:table-cell>
          <table:table-cell table:number-columns-repeated="2" office:value-type="string">
            <text:p>shuffle</text:p>
          </table:table-cell>
          <table:table-cell office:value-type="string">
            <text:p>java.util.Collections.shuffle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4]/code[1]</text:p>
          </table:table-cell>
          <table:table-cell table:number-columns-repeated="2" office:value-type="string">
            <text:p>poll</text:p>
          </table:table-cell>
          <table:table-cell office:value-type="string">
            <text:p>java.util.LinkedList.poll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4]/code[11]</text:p>
          </table:table-cell>
          <table:table-cell table:number-columns-repeated="2" office:value-type="string">
            <text:p>containsValue</text:p>
          </table:table-cell>
          <table:table-cell office:value-type="string">
            <text:p>java.util.Hashtable.containsValue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4]/code[12]</text:p>
          </table:table-cell>
          <table:table-cell table:number-columns-repeated="2" office:value-type="string">
            <text:p>containsValue</text:p>
          </table:table-cell>
          <table:table-cell office:value-type="string">
            <text:p>java.util.Hashtable.containsValue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4]/code[13]</text:p>
          </table:table-cell>
          <table:table-cell table:number-columns-repeated="2" office:value-type="string">
            <text:p>containsKey</text:p>
          </table:table-cell>
          <table:table-cell office:value-type="string">
            <text:p>java.util.Hashtable.containsKey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4]/code[2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LinkedList.remove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4]/code[3]</text:p>
          </table:table-cell>
          <table:table-cell table:number-columns-repeated="2" office:value-type="string">
            <text:p>peek</text:p>
          </table:table-cell>
          <table:table-cell office:value-type="string">
            <text:p>java.util.LinkedList.peek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4]/code[4]</text:p>
          </table:table-cell>
          <table:table-cell table:number-columns-repeated="2" office:value-type="string">
            <text:p>element</text:p>
          </table:table-cell>
          <table:table-cell office:value-type="string">
            <text:p>java.util.LinkedList.elemen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42]/code[2]</text:p>
          </table:table-cell>
          <table:table-cell office:value-type="string">
            <text:p>Collections.shuffle</text:p>
          </table:table-cell>
          <table:table-cell office:value-type="string">
            <text:p>shuffle</text:p>
          </table:table-cell>
          <table:table-cell office:value-type="string">
            <text:p>java.util.Collections.shuffle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5]/code[1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5]/code[2]</text:p>
          </table:table-cell>
          <table:table-cell table:number-columns-repeated="2" office:value-type="string">
            <text:p>put</text:p>
          </table:table-cell>
          <table:table-cell office:value-type="string">
            <text:p>java.util.Hashtable.pu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5]/code[3]</text:p>
          </table:table-cell>
          <table:table-cell table:number-columns-repeated="2" office:value-type="string">
            <text:p>get</text:p>
          </table:table-cell>
          <table:table-cell office:value-type="string">
            <text:p>java.util.Hashtable.ge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5]/code[3]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Ite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5]/code[4]</text:p>
          </table:table-cell>
          <table:table-cell table:number-columns-repeated="2" office:value-type="string">
            <text:p>containsKey</text:p>
          </table:table-cell>
          <table:table-cell office:value-type="string">
            <text:p>java.util.Hashtable.containsKey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5]/code[5]</text:p>
          </table:table-cell>
          <table:table-cell table:number-columns-repeated="2" office:value-type="string">
            <text:p>offer</text:p>
          </table:table-cell>
          <table:table-cell office:value-type="string">
            <text:p>java.util.LinkedList.offer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5]/code[6]</text:p>
          </table:table-cell>
          <table:table-cell office:value-type="string">
            <text:p>pq.toArray()</text:p>
          </table:table-cell>
          <table:table-cell office:value-type="string">
            <text:p>toArray</text:p>
          </table:table-cell>
          <table:table-cell office:value-type="string">
            <text:p>java.util.LinkedList.toArray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5]/code[7]</text:p>
          </table:table-cell>
          <table:table-cell table:number-columns-repeated="2" office:value-type="string">
            <text:p>isEmpty</text:p>
          </table:table-cell>
          <table:table-cell office:value-type="string">
            <text:p>java.util.Hashtable.isEmpty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6]/code</text:p>
          </table:table-cell>
          <table:table-cell table:number-columns-repeated="2" office:value-type="string">
            <text:p>put</text:p>
          </table:table-cell>
          <table:table-cell office:value-type="string">
            <text:p>java.util.Hashtable.pu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6]/code[1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LinkedList.remove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6]/code[2]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Ite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6]/code[3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LinkedList.remove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6]/code[4]</text:p>
          </table:table-cell>
          <table:table-cell table:number-columns-repeated="2" office:value-type="string">
            <text:p>poll</text:p>
          </table:table-cell>
          <table:table-cell office:value-type="string">
            <text:p>java.util.LinkedList.poll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6]/code[5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LinkedList.remove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6]/code[7]</text:p>
          </table:table-cell>
          <table:table-cell table:number-columns-repeated="2" office:value-type="string">
            <text:p>poll</text:p>
          </table:table-cell>
          <table:table-cell office:value-type="string">
            <text:p>java.util.LinkedList.poll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7]/code[1]</text:p>
          </table:table-cell>
          <table:table-cell table:number-columns-repeated="2" office:value-type="string">
            <text:p>element</text:p>
          </table:table-cell>
          <table:table-cell office:value-type="string">
            <text:p>java.util.LinkedList.elemen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7]/code[2]</text:p>
          </table:table-cell>
          <table:table-cell table:number-columns-repeated="2" office:value-type="string">
            <text:p>peek</text:p>
          </table:table-cell>
          <table:table-cell office:value-type="string">
            <text:p>java.util.LinkedList.peek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7]/code[3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LinkedList.remove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7]/code[4]</text:p>
          </table:table-cell>
          <table:table-cell table:number-columns-repeated="2" office:value-type="string">
            <text:p>poll</text:p>
          </table:table-cell>
          <table:table-cell office:value-type="string">
            <text:p>java.util.LinkedList.poll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7]/code[5]</text:p>
          </table:table-cell>
          <table:table-cell table:number-columns-repeated="2" office:value-type="string">
            <text:p>element</text:p>
          </table:table-cell>
          <table:table-cell office:value-type="string">
            <text:p>java.util.LinkedList.elemen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7]/code[7]</text:p>
          </table:table-cell>
          <table:table-cell table:number-columns-repeated="2" office:value-type="string">
            <text:p>peek</text:p>
          </table:table-cell>
          <table:table-cell office:value-type="string">
            <text:p>java.util.LinkedList.peek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8]/a/code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Ite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8]/code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Ite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8]/code[1]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Ite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8]/code[2]</text:p>
          </table:table-cell>
          <table:table-cell table:number-columns-repeated="2" office:value-type="string">
            <text:p>putIfAbsent</text:p>
          </table:table-cell>
          <table:table-cell office:value-type="string">
            <text:p>java.util.concurrent.ConcurrentMap.putIfAbsen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8]/code[3]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Ite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8]/code[4]</text:p>
          </table:table-cell>
          <table:table-cell table:number-columns-repeated="2" office:value-type="string">
            <text:p>add</text:p>
          </table:table-cell>
          <table:table-cell office:value-type="string">
            <text:p>java.util.HashSet.add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8]/code[6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HashSet.remove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8]/code[7]</text:p>
          </table:table-cell>
          <table:table-cell table:number-columns-repeated="2" office:value-type="string">
            <text:p>poll</text:p>
          </table:table-cell>
          <table:table-cell office:value-type="string">
            <text:p>java.util.LinkedList.poll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8]/code[8]</text:p>
          </table:table-cell>
          <table:table-cell table:number-columns-repeated="2" office:value-type="string">
            <text:p>peek</text:p>
          </table:table-cell>
          <table:table-cell office:value-type="string">
            <text:p>java.util.LinkedList.peek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8]/code[9]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Ite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9]/code[3]</text:p>
          </table:table-cell>
          <table:table-cell table:number-columns-repeated="2" office:value-type="string">
            <text:p>next</text:p>
          </table:table-cell>
          <table:table-cell office:value-type="string">
            <text:p>java.util.Iterator.nex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9]/code[4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Iterator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9]/code[5]</text:p>
          </table:table-cell>
          <table:table-cell table:number-columns-repeated="2" office:value-type="string">
            <text:p>next</text:p>
          </table:table-cell>
          <table:table-cell office:value-type="string">
            <text:p>java.util.Iterator.nex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9]/code[7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Iterator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p[9]/code[8]</text:p>
          </table:table-cell>
          <table:table-cell table:number-columns-repeated="2" office:value-type="string">
            <text:p>next</text:p>
          </table:table-cell>
          <table:table-cell office:value-type="string">
            <text:p>java.util.Iterator.nex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table/tr[14]/td[1]/code</text:p>
          </table:table-cell>
          <table:table-cell table:number-columns-repeated="2" office:value-type="string">
            <text:p>Date</text:p>
          </table:table-cell>
          <table:table-cell office:value-type="string">
            <text:p>java.util.Date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table/tr[2]/td[2]/code</text:p>
          </table:table-cell>
          <table:table-cell office:value-type="string">
            <text:p>add(e)</text:p>
          </table:table-cell>
          <table:table-cell office:value-type="string">
            <text:p>add</text:p>
          </table:table-cell>
          <table:table-cell office:value-type="string">
            <text:p>java.util.LinkedList.add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table/tr[2]/td[3]/code</text:p>
          </table:table-cell>
          <table:table-cell office:value-type="string">
            <text:p>offer(e)</text:p>
          </table:table-cell>
          <table:table-cell office:value-type="string">
            <text:p>offer</text:p>
          </table:table-cell>
          <table:table-cell office:value-type="string">
            <text:p>java.util.LinkedList.offer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table/tr[3]/td[2]/code</text:p>
          </table:table-cell>
          <table:table-cell office:value-type="string">
            <text:p>remove()</text:p>
          </table:table-cell>
          <table:table-cell office:value-type="string">
            <text:p>remove</text:p>
          </table:table-cell>
          <table:table-cell office:value-type="string">
            <text:p>java.util.LinkedList.remove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table/tr[3]/td[3]/code</text:p>
          </table:table-cell>
          <table:table-cell office:value-type="string">
            <text:p>poll()</text:p>
          </table:table-cell>
          <table:table-cell office:value-type="string">
            <text:p>poll</text:p>
          </table:table-cell>
          <table:table-cell office:value-type="string">
            <text:p>java.util.LinkedList.poll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table/tr[4]/td[2]/code</text:p>
          </table:table-cell>
          <table:table-cell office:value-type="string">
            <text:p>element()</text:p>
          </table:table-cell>
          <table:table-cell office:value-type="string">
            <text:p>element</text:p>
          </table:table-cell>
          <table:table-cell office:value-type="string">
            <text:p>java.util.LinkedList.elemen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table/tr[4]/td[3]/code</text:p>
          </table:table-cell>
          <table:table-cell office:value-type="string">
            <text:p>peek()</text:p>
          </table:table-cell>
          <table:table-cell office:value-type="string">
            <text:p>peek</text:p>
          </table:table-cell>
          <table:table-cell office:value-type="string">
            <text:p>java.util.LinkedList.peek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ul[1]/li[1]/code[2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Iterator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ul[1]/li[3]/code[2]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Ite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ul[2]/li[1]/code[1]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Ite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ul[2]/li[2]/code[1]</text:p>
          </table:table-cell>
          <table:table-cell table:number-columns-repeated="2" office:value-type="string">
            <text:p>shuffle</text:p>
          </table:table-cell>
          <table:table-cell office:value-type="string">
            <text:p>java.util.Collections.shuffle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ul/li[1]/code[2]</text:p>
          </table:table-cell>
          <table:table-cell table:number-columns-repeated="2" office:value-type="string">
            <text:p>add</text:p>
          </table:table-cell>
          <table:table-cell office:value-type="string">
            <text:p>java.util.Deque.add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ul/li[1]/code[3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Deque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list.html</text:p>
          </table:table-cell>
          <table:table-cell office:value-type="string">
            <text:p>/html/body/div[4]/div[3]/ul/li[1]/code[3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Hashtable.remove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]/a[1]/code</text:p>
          </table:table-cell>
          <table:table-cell table:number-columns-repeated="2" office:value-type="string">
            <text:p>HashMap</text:p>
          </table:table-cell>
          <table:table-cell office:value-type="string">
            <text:p>java.util.HashMap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]/code[3]</text:p>
          </table:table-cell>
          <table:table-cell table:number-columns-repeated="2" office:value-type="string">
            <text:p>TreeSet</text:p>
          </table:table-cell>
          <table:table-cell office:value-type="string">
            <text:p>java.util.TreeSe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2]/code[12]</text:p>
          </table:table-cell>
          <table:table-cell table:number-columns-repeated="2" office:value-type="string">
            <text:p>HashMap</text:p>
          </table:table-cell>
          <table:table-cell office:value-type="string">
            <text:p>java.util.HashMap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2]/h1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h2[1]</text:p>
          </table:table-cell>
          <table:table-cell table:number-columns-repeated="2" office:value-type="string">
            <text:p>Hashtable</text:p>
          </table:table-cell>
          <table:table-cell office:value-type="string">
            <text:p>java.util.Hashtable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h2[5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]/code[1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3]/code[1]</text:p>
          </table:table-cell>
          <table:table-cell table:number-columns-repeated="2" office:value-type="string">
            <text:p>Hashtable</text:p>
          </table:table-cell>
          <table:table-cell office:value-type="string">
            <text:p>java.util.Hashtable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3]/code[4]</text:p>
          </table:table-cell>
          <table:table-cell table:number-columns-repeated="2" office:value-type="string">
            <text:p>Hashtable</text:p>
          </table:table-cell>
          <table:table-cell office:value-type="string">
            <text:p>java.util.Hashtable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ul[1]/li[1]/code[1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ul[1]/li[1]/code[4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4]/code[8]</text:p>
          </table:table-cell>
          <table:table-cell table:number-columns-repeated="2" office:value-type="string">
            <text:p>Hashtable</text:p>
          </table:table-cell>
          <table:table-cell office:value-type="string">
            <text:p>java.util.Hashtable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4]/code[9]</text:p>
          </table:table-cell>
          <table:table-cell table:number-columns-repeated="2" office:value-type="string">
            <text:p>Hashtable</text:p>
          </table:table-cell>
          <table:table-cell office:value-type="string">
            <text:p>java.util.Hashtable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4]/code[10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8]/code[1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2]/code[2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2]/code[5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2]/code[6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2]/code[9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ul[2]/li[1]/code[2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ul[2]/li[1]/code[3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ul[2]/li[2]/code[5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5]/code[3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8]/code[1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8]/code[4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0]/code[4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0]/code[6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2]/code[1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2]/code[5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3]/code[1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3]/code[5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5]/code[1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5]/code[2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6]/code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8]/code[1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8]/code[2]</text:p>
          </table:table-cell>
          <table:table-cell table:number-columns-repeated="2" office:value-type="string">
            <text:p>HashMap</text:p>
          </table:table-cell>
          <table:table-cell office:value-type="string">
            <text:p>java.util.HashMap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]/code[5]</text:p>
          </table:table-cell>
          <table:table-cell table:number-columns-repeated="2" office:value-type="string">
            <text:p>Hashtable</text:p>
          </table:table-cell>
          <table:table-cell office:value-type="string">
            <text:p>java.util.Hashtable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3]/code[2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3]/code[3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ul[1]/li[1]/code[2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4]/code[2]</text:p>
          </table:table-cell>
          <table:table-cell table:number-columns-repeated="2" office:value-type="string">
            <text:p>Hashtable</text:p>
          </table:table-cell>
          <table:table-cell office:value-type="string">
            <text:p>java.util.Hashtable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4]/code[3]</text:p>
          </table:table-cell>
          <table:table-cell table:number-columns-repeated="2" office:value-type="string">
            <text:p>Hashtable</text:p>
          </table:table-cell>
          <table:table-cell office:value-type="string">
            <text:p>java.util.Hashtable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1]/code[5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2]/code[8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2]/code[10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3]/code[2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3]/code[4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3]/code[7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3]/code[8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3]/code[10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4]/code[2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ul[2]/li[3]/code[4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5]/code[1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9]/code[1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9]/code[4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9]/code[5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1]/code[1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30]/code[1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34]/code[1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34]/code[3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34]/code[4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]/code[2]</text:p>
          </table:table-cell>
          <table:table-cell table:number-columns-repeated="2" office:value-type="string">
            <text:p>HashSet</text:p>
          </table:table-cell>
          <table:table-cell office:value-type="string">
            <text:p>java.util.HashSe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h2[5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1]/code[6]</text:p>
          </table:table-cell>
          <table:table-cell office:value-type="string">
            <text:p>Iterator.remove</text:p>
          </table:table-cell>
          <table:table-cell office:value-type="string">
            <text:p>Iterator</text:p>
          </table:table-cell>
          <table:table-cell office:value-type="string">
            <text:p>java.util.Ite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]/a/code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]/code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ul[1]/li[2]/code[1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ul[1]/li[2]/code[2]</text:p>
          </table:table-cell>
          <table:table-cell table:number-columns-repeated="2" office:value-type="string">
            <text:p>Hashtable</text:p>
          </table:table-cell>
          <table:table-cell office:value-type="string">
            <text:p>java.util.Hashtable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ul[1]/li[3]/code[1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4]/code[1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4]/code[6]</text:p>
          </table:table-cell>
          <table:table-cell table:number-columns-repeated="2" office:value-type="string">
            <text:p>Hashtable</text:p>
          </table:table-cell>
          <table:table-cell office:value-type="string">
            <text:p>java.util.Hashtable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5]/code[1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5]/code[8]</text:p>
          </table:table-cell>
          <table:table-cell table:number-columns-repeated="2" office:value-type="string">
            <text:p>Hashtable</text:p>
          </table:table-cell>
          <table:table-cell office:value-type="string">
            <text:p>java.util.Hashtable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1]/a[1]/code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2]/code[4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2]/code[7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3]/code[5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4]/code[3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ul[2]/li[2]/code[2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ul[2]/li[3]/code[3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ul[2]/li[3]/code[6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8]/code[6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9]/code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32]/code[2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34]/code[2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34]/code[5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3]/code[6]</text:p>
          </table:table-cell>
          <table:table-cell table:number-columns-repeated="2" office:value-type="string">
            <text:p>addAll</text:p>
          </table:table-cell>
          <table:table-cell office:value-type="string">
            <text:p>java.util.Collection.add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32]/code[1]</text:p>
          </table:table-cell>
          <table:table-cell office:value-type="string">
            <text:p>Collections.singleton</text:p>
          </table:table-cell>
          <table:table-cell office:value-type="string">
            <text:p>Collections</text:p>
          </table:table-cell>
          <table:table-cell office:value-type="string">
            <text:p>java.util.Collections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]/code[6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ul[1]/li[3]/code[2]</text:p>
          </table:table-cell>
          <table:table-cell table:number-columns-repeated="2" office:value-type="string">
            <text:p>Hashtable</text:p>
          </table:table-cell>
          <table:table-cell office:value-type="string">
            <text:p>java.util.Hashtable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1]/code[1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1]/code[4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2]/code[1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2]/code[3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4]/code[1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ul[2]/li[2]/code[3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ul[2]/li[2]/code[4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ul[2]/li[3]/code[2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5]/code[2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8]/code[2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8]/code[3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8]/code[5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0]/code[5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1]/code[7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3]/code[6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4]/code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8]/code[2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36]/code[1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36]/code[2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ul[2]/li[2]/code[1]</text:p>
          </table:table-cell>
          <table:table-cell table:number-columns-repeated="2" office:value-type="string">
            <text:p>values</text:p>
          </table:table-cell>
          <table:table-cell office:value-type="string">
            <text:p>java.util.Map.values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1]/code[6]</text:p>
          </table:table-cell>
          <table:table-cell office:value-type="string">
            <text:p>Iterator.remove</text:p>
          </table:table-cell>
          <table:table-cell office:value-type="string">
            <text:p>remove</text:p>
          </table:table-cell>
          <table:table-cell office:value-type="string">
            <text:p>java.util.Iterator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2]/code[3]</text:p>
          </table:table-cell>
          <table:table-cell table:number-columns-repeated="2" office:value-type="string">
            <text:p>values</text:p>
          </table:table-cell>
          <table:table-cell office:value-type="string">
            <text:p>java.util.Map.values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32]/code[1]</text:p>
          </table:table-cell>
          <table:table-cell office:value-type="string">
            <text:p>Collections.singleton</text:p>
          </table:table-cell>
          <table:table-cell office:value-type="string">
            <text:p>singleton</text:p>
          </table:table-cell>
          <table:table-cell office:value-type="string">
            <text:p>java.util.Collections.singleton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]/code[4]</text:p>
          </table:table-cell>
          <table:table-cell table:number-columns-repeated="2" office:value-type="string">
            <text:p>LinkedHashSet</text:p>
          </table:table-cell>
          <table:table-cell office:value-type="string">
            <text:p>java.util.LinkedHashSe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]/a[2]/code</text:p>
          </table:table-cell>
          <table:table-cell table:number-columns-repeated="2" office:value-type="string">
            <text:p>TreeMap</text:p>
          </table:table-cell>
          <table:table-cell office:value-type="string">
            <text:p>java.util.TreeMap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]/a[3]/code</text:p>
          </table:table-cell>
          <table:table-cell table:number-columns-repeated="2" office:value-type="string">
            <text:p>LinkedHashMap</text:p>
          </table:table-cell>
          <table:table-cell office:value-type="string">
            <text:p>java.util.LinkedHashMap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2]/code[6]</text:p>
          </table:table-cell>
          <table:table-cell table:number-columns-repeated="2" office:value-type="string">
            <text:p>put</text:p>
          </table:table-cell>
          <table:table-cell office:value-type="string">
            <text:p>java.util.Map.pu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9]/code</text:p>
          </table:table-cell>
          <table:table-cell table:number-columns-repeated="2" office:value-type="string">
            <text:p>LinkedHashMap</text:p>
          </table:table-cell>
          <table:table-cell office:value-type="string">
            <text:p>java.util.LinkedHashMap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ul[2]/li[3]/code[5]</text:p>
          </table:table-cell>
          <table:table-cell office:value-type="string">
            <text:p>Map.Entry</text:p>
          </table:table-cell>
          <table:table-cell office:value-type="string">
            <text:p>Entry</text:p>
          </table:table-cell>
          <table:table-cell office:value-type="string">
            <text:p>java.io.ExpiringCache.Entry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8]/code[3]</text:p>
          </table:table-cell>
          <table:table-cell table:number-columns-repeated="2" office:value-type="string">
            <text:p>TreeMap</text:p>
          </table:table-cell>
          <table:table-cell office:value-type="string">
            <text:p>java.util.TreeMap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0]/code[2]</text:p>
          </table:table-cell>
          <table:table-cell office:value-type="string">
            <text:p>Map.Entry</text:p>
          </table:table-cell>
          <table:table-cell office:value-type="string">
            <text:p>Entry</text:p>
          </table:table-cell>
          <table:table-cell office:value-type="string">
            <text:p>java.io.ExpiringCache.Entry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ul[1]/li[1]/code[3]</text:p>
          </table:table-cell>
          <table:table-cell table:number-columns-repeated="2" office:value-type="string">
            <text:p>Enumeration</text:p>
          </table:table-cell>
          <table:table-cell office:value-type="string">
            <text:p>java.util.Enumera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3]/code[3]</text:p>
          </table:table-cell>
          <table:table-cell table:number-columns-repeated="2" office:value-type="string">
            <text:p>putAll</text:p>
          </table:table-cell>
          <table:table-cell office:value-type="string">
            <text:p>java.util.Map.put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2]/code[2]</text:p>
          </table:table-cell>
          <table:table-cell table:number-columns-repeated="2" office:value-type="string">
            <text:p>keySet</text:p>
          </table:table-cell>
          <table:table-cell office:value-type="string">
            <text:p>java.util.Map.keySe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2]/code[7]</text:p>
          </table:table-cell>
          <table:table-cell table:number-columns-repeated="2" office:value-type="string">
            <text:p>putAll</text:p>
          </table:table-cell>
          <table:table-cell office:value-type="string">
            <text:p>java.util.Map.put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3]/code[9]</text:p>
          </table:table-cell>
          <table:table-cell table:number-columns-repeated="2" office:value-type="string">
            <text:p>putAll</text:p>
          </table:table-cell>
          <table:table-cell office:value-type="string">
            <text:p>java.util.Map.put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0]/code[1]</text:p>
          </table:table-cell>
          <table:table-cell table:number-columns-repeated="2" office:value-type="string">
            <text:p>entrySet</text:p>
          </table:table-cell>
          <table:table-cell office:value-type="string">
            <text:p>java.util.Map.entrySe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2]/code[4]</text:p>
          </table:table-cell>
          <table:table-cell table:number-columns-repeated="2" office:value-type="string">
            <text:p>entrySet</text:p>
          </table:table-cell>
          <table:table-cell office:value-type="string">
            <text:p>java.util.Map.entrySe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ul[2]/li[1]/code[1]</text:p>
          </table:table-cell>
          <table:table-cell table:number-columns-repeated="2" office:value-type="string">
            <text:p>keySet</text:p>
          </table:table-cell>
          <table:table-cell office:value-type="string">
            <text:p>java.util.Map.keySe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ul[2]/li[3]/code[1]</text:p>
          </table:table-cell>
          <table:table-cell table:number-columns-repeated="2" office:value-type="string">
            <text:p>entrySet</text:p>
          </table:table-cell>
          <table:table-cell office:value-type="string">
            <text:p>java.util.Map.entrySe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2]/div[3]/ol[1]/li[1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2]/div[3]/ol[1]/li[1]/code[7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2]/div[3]/ol[2]/li/code[1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2]/div[3]/ol[2]/li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3]/div[5]/p[3]/a[2]/code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3]/div[5]/p[3]/code[4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3]/div[5]/table/tr[3]/td[1]/code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3]/div[5]/ul[1]/li[1]/code[4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3]/div[5]/ul[1]/li[3]/code[1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3]/div[5]/ul[1]/li[3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3]/div[5]/ul[1]/li[3]/code[3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3]/div[5]/ul[1]/li[3]/code[5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ol[1]/li[1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ol[2]/li/code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]/a[1]/code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]/code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3]/code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5]/code[1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5]/code[4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5]/code[5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8]/code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19]/code[1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]/a[1]/code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]/code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]/code[6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1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1]/code[3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1]/code[4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2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2]/code[4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25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3]/a[3]/code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3]/code[1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3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3]/code[3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34]/code[3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35]/code[1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35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38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39]/code[1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39]/code[4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4]/code[1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4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4]/code[4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4]/code[9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40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44]/code[10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44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44]/code[4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44]/code[5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44]/code[6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44]/code[8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5]/code[1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5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6]/code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6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6]/code[6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7]/code[1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7]/code[3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8]/code[1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p[9]/code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ul[2]/li[11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ul[2]/li[2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ul[2]/li[3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ul[2]/li[4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ul[2]/li[7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ul[2]/li[8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ul[2]/li[8]/code[3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ul[2]/li[9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map.html</text:p>
          </table:table-cell>
          <table:table-cell office:value-type="string">
            <text:p>/html/body/div[4]/div[3]/ul/li[2]/code[1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ul/li[2]/code[3]</text:p>
          </table:table-cell>
          <table:table-cell table:number-columns-repeated="2" office:value-type="string">
            <text:p>NullPointerException</text:p>
          </table:table-cell>
          <table:table-cell office:value-type="string">
            <text:p>java.lang.NullPointerException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h2[1]</text:p>
          </table:table-cell>
          <table:table-cell table:number-columns-repeated="2" office:value-type="string">
            <text:p>Comparable</text:p>
          </table:table-cell>
          <table:table-cell office:value-type="string">
            <text:p>java.lang.Comparabl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2]/code[4]</text:p>
          </table:table-cell>
          <table:table-cell table:number-columns-repeated="2" office:value-type="string">
            <text:p>String</text:p>
          </table:table-cell>
          <table:table-cell office:value-type="string">
            <text:p>java.lang.String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2]/code[7]</text:p>
          </table:table-cell>
          <table:table-cell table:number-columns-repeated="2" office:value-type="string">
            <text:p>Comparable</text:p>
          </table:table-cell>
          <table:table-cell office:value-type="string">
            <text:p>java.lang.Comparabl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table/tr[5]/td[1]/code</text:p>
          </table:table-cell>
          <table:table-cell table:number-columns-repeated="2" office:value-type="string">
            <text:p>Integer</text:p>
          </table:table-cell>
          <table:table-cell office:value-type="string">
            <text:p>java.lang.Integer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4]/code[1]</text:p>
          </table:table-cell>
          <table:table-cell table:number-columns-repeated="2" office:value-type="string">
            <text:p>Comparable</text:p>
          </table:table-cell>
          <table:table-cell office:value-type="string">
            <text:p>java.lang.Comparabl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ul/li[5]/code[2]</text:p>
          </table:table-cell>
          <table:table-cell table:number-columns-repeated="2" office:value-type="string">
            <text:p>Name</text:p>
          </table:table-cell>
          <table:table-cell office:value-type="string">
            <text:p>java.util.jar.Attributes.Name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13]/code[3]</text:p>
          </table:table-cell>
          <table:table-cell table:number-columns-repeated="2" office:value-type="string">
            <text:p>Comparable</text:p>
          </table:table-cell>
          <table:table-cell office:value-type="string">
            <text:p>java.lang.Comparabl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14]/code[1]</text:p>
          </table:table-cell>
          <table:table-cell table:number-columns-repeated="2" office:value-type="string">
            <text:p>Comparable</text:p>
          </table:table-cell>
          <table:table-cell office:value-type="string">
            <text:p>java.lang.Comparabl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16]/code[8]</text:p>
          </table:table-cell>
          <table:table-cell table:number-columns-repeated="2" office:value-type="string">
            <text:p>Comparator</text:p>
          </table:table-cell>
          <table:table-cell office:value-type="string">
            <text:p>java.util.Compa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3]/code[3]</text:p>
          </table:table-cell>
          <table:table-cell office:value-type="string">
            <text:p>Collections.sort(list, comparator)</text:p>
          </table:table-cell>
          <table:table-cell office:value-type="string">
            <text:p>sort</text:p>
          </table:table-cell>
          <table:table-cell office:value-type="string">
            <text:p>java.util.Collections.sor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2]/code[2]</text:p>
          </table:table-cell>
          <table:table-cell table:number-columns-repeated="2" office:value-type="string">
            <text:p>String</text:p>
          </table:table-cell>
          <table:table-cell office:value-type="string">
            <text:p>java.lang.String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2]/code[6]/a</text:p>
          </table:table-cell>
          <table:table-cell table:number-columns-repeated="2" office:value-type="string">
            <text:p>Comparable</text:p>
          </table:table-cell>
          <table:table-cell office:value-type="string">
            <text:p>java.lang.Comparabl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table/tr[3]/td[1]/code</text:p>
          </table:table-cell>
          <table:table-cell table:number-columns-repeated="2" office:value-type="string">
            <text:p>Character</text:p>
          </table:table-cell>
          <table:table-cell office:value-type="string">
            <text:p>java.lang.Character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table/tr[12]/td[1]/code</text:p>
          </table:table-cell>
          <table:table-cell table:number-columns-repeated="2" office:value-type="string">
            <text:p>File</text:p>
          </table:table-cell>
          <table:table-cell office:value-type="string">
            <text:p>java.io.File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3]/code[1]</text:p>
          </table:table-cell>
          <table:table-cell table:number-columns-repeated="2" office:value-type="string">
            <text:p>Comparable</text:p>
          </table:table-cell>
          <table:table-cell office:value-type="string">
            <text:p>java.lang.Comparabl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4]/code[2]</text:p>
          </table:table-cell>
          <table:table-cell table:number-columns-repeated="2" office:value-type="string">
            <text:p>Comparable</text:p>
          </table:table-cell>
          <table:table-cell office:value-type="string">
            <text:p>java.lang.Comparabl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9]/code[1]</text:p>
          </table:table-cell>
          <table:table-cell table:number-columns-repeated="2" office:value-type="string">
            <text:p>Name</text:p>
          </table:table-cell>
          <table:table-cell office:value-type="string">
            <text:p>java.util.jar.Attributes.Name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13]/code[2]</text:p>
          </table:table-cell>
          <table:table-cell table:number-columns-repeated="2" office:value-type="string">
            <text:p>Comparable</text:p>
          </table:table-cell>
          <table:table-cell office:value-type="string">
            <text:p>java.lang.Comparabl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14]/a/code</text:p>
          </table:table-cell>
          <table:table-cell table:number-columns-repeated="2" office:value-type="string">
            <text:p>Comparator</text:p>
          </table:table-cell>
          <table:table-cell office:value-type="string">
            <text:p>java.util.Compa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14]/code[3]</text:p>
          </table:table-cell>
          <table:table-cell table:number-columns-repeated="2" office:value-type="string">
            <text:p>Comparator</text:p>
          </table:table-cell>
          <table:table-cell office:value-type="string">
            <text:p>java.util.Compa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16]/code[2]</text:p>
          </table:table-cell>
          <table:table-cell table:number-columns-repeated="2" office:value-type="string">
            <text:p>Comparator</text:p>
          </table:table-cell>
          <table:table-cell office:value-type="string">
            <text:p>java.util.Compa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19]/code[1]</text:p>
          </table:table-cell>
          <table:table-cell table:number-columns-repeated="2" office:value-type="string">
            <text:p>Comparator</text:p>
          </table:table-cell>
          <table:table-cell office:value-type="string">
            <text:p>java.util.Compa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21]/code[4]</text:p>
          </table:table-cell>
          <table:table-cell table:number-columns-repeated="2" office:value-type="string">
            <text:p>Comparator</text:p>
          </table:table-cell>
          <table:table-cell office:value-type="string">
            <text:p>java.util.Compa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22]/code[1]</text:p>
          </table:table-cell>
          <table:table-cell table:number-columns-repeated="2" office:value-type="string">
            <text:p>Comparator</text:p>
          </table:table-cell>
          <table:table-cell office:value-type="string">
            <text:p>java.util.Compa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22]/code[5]</text:p>
          </table:table-cell>
          <table:table-cell table:number-columns-repeated="2" office:value-type="string">
            <text:p>Name</text:p>
          </table:table-cell>
          <table:table-cell office:value-type="string">
            <text:p>java.util.jar.Attributes.Name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3]/code[2]</text:p>
          </table:table-cell>
          <table:table-cell office:value-type="string">
            <text:p>Collections.sort(list)</text:p>
          </table:table-cell>
          <table:table-cell office:value-type="string">
            <text:p>Collections</text:p>
          </table:table-cell>
          <table:table-cell office:value-type="string">
            <text:p>java.util.Collections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3]/code[3]</text:p>
          </table:table-cell>
          <table:table-cell office:value-type="string">
            <text:p>Collections.sort(list, comparator)</text:p>
          </table:table-cell>
          <table:table-cell office:value-type="string">
            <text:p>Collections</text:p>
          </table:table-cell>
          <table:table-cell office:value-type="string">
            <text:p>java.util.Collections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21]/code[3]</text:p>
          </table:table-cell>
          <table:table-cell table:number-columns-repeated="2" office:value-type="string">
            <text:p>TreeSet</text:p>
          </table:table-cell>
          <table:table-cell office:value-type="string">
            <text:p>java.util.TreeSe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21]/code[9]</text:p>
          </table:table-cell>
          <table:table-cell table:number-columns-repeated="2" office:value-type="string">
            <text:p>TreeSet</text:p>
          </table:table-cell>
          <table:table-cell office:value-type="string">
            <text:p>java.util.TreeSe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h2[1]</text:p>
          </table:table-cell>
          <table:table-cell table:number-columns-repeated="2" office:value-type="string">
            <text:p>Types</text:p>
          </table:table-cell>
          <table:table-cell office:value-type="string">
            <text:p>java.sql.Types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table/tr[11]/td[2]/code</text:p>
          </table:table-cell>
          <table:table-cell office:value-type="string">
            <text:p>Boolean.FALSE</text:p>
          </table:table-cell>
          <table:table-cell table:style-name="ce1" office:value-type="boolean" office:boolean-value="false">
            <text:p>FALSE</text:p>
          </table:table-cell>
          <table:table-cell office:value-type="string">
            <text:p>java.lang.Boolean.FALSE</text:p>
          </table:table-cell>
          <table:table-cell office:value-type="string">
            <text:p>fiel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2]/code[6]</text:p>
          </table:table-cell>
          <table:table-cell table:number-columns-repeated="2" office:value-type="string">
            <text:p>Comparable</text:p>
          </table:table-cell>
          <table:table-cell office:value-type="string">
            <text:p>java.lang.Comparabl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2]/code[8]</text:p>
          </table:table-cell>
          <table:table-cell table:number-columns-repeated="2" office:value-type="string">
            <text:p>Comparable</text:p>
          </table:table-cell>
          <table:table-cell office:value-type="string">
            <text:p>java.lang.Comparabl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table/tr[13]/td[1]/code</text:p>
          </table:table-cell>
          <table:table-cell table:number-columns-repeated="2" office:value-type="string">
            <text:p>String</text:p>
          </table:table-cell>
          <table:table-cell office:value-type="string">
            <text:p>java.lang.String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5]/code</text:p>
          </table:table-cell>
          <table:table-cell table:number-columns-repeated="2" office:value-type="string">
            <text:p>Comparable</text:p>
          </table:table-cell>
          <table:table-cell office:value-type="string">
            <text:p>java.lang.Comparabl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ul/li[1]/code[2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16]/code[1]</text:p>
          </table:table-cell>
          <table:table-cell table:number-columns-repeated="2" office:value-type="string">
            <text:p>Comparable</text:p>
          </table:table-cell>
          <table:table-cell office:value-type="string">
            <text:p>java.lang.Comparabl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19]/code[4]</text:p>
          </table:table-cell>
          <table:table-cell table:number-columns-repeated="2" office:value-type="string">
            <text:p>Comparator</text:p>
          </table:table-cell>
          <table:table-cell office:value-type="string">
            <text:p>java.util.Compa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21]/code[1]</text:p>
          </table:table-cell>
          <table:table-cell table:number-columns-repeated="2" office:value-type="string">
            <text:p>Comparator</text:p>
          </table:table-cell>
          <table:table-cell office:value-type="string">
            <text:p>java.util.Compa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7]/code</text:p>
          </table:table-cell>
          <table:table-cell table:number-columns-repeated="2" office:value-type="string">
            <text:p>Comparable</text:p>
          </table:table-cell>
          <table:table-cell office:value-type="string">
            <text:p>java.lang.Comparabl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ul/li[1]/code[1]</text:p>
          </table:table-cell>
          <table:table-cell table:number-columns-repeated="2" office:value-type="string">
            <text:p>Name</text:p>
          </table:table-cell>
          <table:table-cell office:value-type="string">
            <text:p>java.util.jar.Attributes.Name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ul/li[1]/code[3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ul/li[2]/code[2]</text:p>
          </table:table-cell>
          <table:table-cell table:number-columns-repeated="2" office:value-type="string">
            <text:p>Name</text:p>
          </table:table-cell>
          <table:table-cell office:value-type="string">
            <text:p>java.util.jar.Attributes.Name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10]/code[2]</text:p>
          </table:table-cell>
          <table:table-cell table:number-columns-repeated="2" office:value-type="string">
            <text:p>String</text:p>
          </table:table-cell>
          <table:table-cell office:value-type="string">
            <text:p>java.lang.String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14]/code[2]</text:p>
          </table:table-cell>
          <table:table-cell table:number-columns-repeated="2" office:value-type="string">
            <text:p>Comparable</text:p>
          </table:table-cell>
          <table:table-cell office:value-type="string">
            <text:p>java.lang.Comparabl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15]/code[2]</text:p>
          </table:table-cell>
          <table:table-cell table:number-columns-repeated="2" office:value-type="string">
            <text:p>Comparator</text:p>
          </table:table-cell>
          <table:table-cell office:value-type="string">
            <text:p>java.util.Compa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16]/code[6]</text:p>
          </table:table-cell>
          <table:table-cell table:number-columns-repeated="2" office:value-type="string">
            <text:p>Comparable</text:p>
          </table:table-cell>
          <table:table-cell office:value-type="string">
            <text:p>java.lang.Comparabl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18]/code[2]</text:p>
          </table:table-cell>
          <table:table-cell table:number-columns-repeated="2" office:value-type="string">
            <text:p>Name</text:p>
          </table:table-cell>
          <table:table-cell office:value-type="string">
            <text:p>java.util.jar.Attributes.Name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21]/code[7]</text:p>
          </table:table-cell>
          <table:table-cell table:number-columns-repeated="2" office:value-type="string">
            <text:p>Comparator</text:p>
          </table:table-cell>
          <table:table-cell office:value-type="string">
            <text:p>java.util.Compa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21]/code[8]</text:p>
          </table:table-cell>
          <table:table-cell table:number-columns-repeated="2" office:value-type="string">
            <text:p>Comparator</text:p>
          </table:table-cell>
          <table:table-cell office:value-type="string">
            <text:p>java.util.Compa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22]/code[6]</text:p>
          </table:table-cell>
          <table:table-cell table:number-columns-repeated="2" office:value-type="string">
            <text:p>Comparator</text:p>
          </table:table-cell>
          <table:table-cell office:value-type="string">
            <text:p>java.util.Compa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23]/code[2]</text:p>
          </table:table-cell>
          <table:table-cell table:number-columns-repeated="2" office:value-type="string">
            <text:p>Comparator</text:p>
          </table:table-cell>
          <table:table-cell office:value-type="string">
            <text:p>java.util.Compa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table/tr[11]/td[2]/code</text:p>
          </table:table-cell>
          <table:table-cell office:value-type="string">
            <text:p>Boolean.FALSE</text:p>
          </table:table-cell>
          <table:table-cell office:value-type="string">
            <text:p>Boolean</text:p>
          </table:table-cell>
          <table:table-cell office:value-type="string">
            <text:p>java.lang.Boolean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table/tr[11]/td[2]/code</text:p>
          </table:table-cell>
          <table:table-cell office:value-type="string">
            <text:p>Boolean.TRUE</text:p>
          </table:table-cell>
          <table:table-cell office:value-type="string">
            <text:p>Boolean</text:p>
          </table:table-cell>
          <table:table-cell office:value-type="string">
            <text:p>java.lang.Boolean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table/tr[11]/td[1]/code</text:p>
          </table:table-cell>
          <table:table-cell table:number-columns-repeated="2" office:value-type="string">
            <text:p>Boolean</text:p>
          </table:table-cell>
          <table:table-cell office:value-type="string">
            <text:p>java.lang.Boolean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table/tr[15]/td[1]/code</text:p>
          </table:table-cell>
          <table:table-cell table:number-columns-repeated="2" office:value-type="string">
            <text:p>CollationKey</text:p>
          </table:table-cell>
          <table:table-cell office:value-type="string">
            <text:p>java.text.CollationKey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24]/code[4]</text:p>
          </table:table-cell>
          <table:table-cell table:number-columns-repeated="2" office:value-type="string">
            <text:p>comparator</text:p>
          </table:table-cell>
          <table:table-cell office:value-type="string">
            <text:p>java.util.TreeSet.comparator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3]/code[5]</text:p>
          </table:table-cell>
          <table:table-cell table:number-columns-repeated="2" office:value-type="string">
            <text:p>comparator</text:p>
          </table:table-cell>
          <table:table-cell office:value-type="string">
            <text:p>java.util.TreeSet.comparator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16]/code[3]</text:p>
          </table:table-cell>
          <table:table-cell table:number-columns-repeated="2" office:value-type="string">
            <text:p>compare</text:p>
          </table:table-cell>
          <table:table-cell office:value-type="string">
            <text:p>java.util.Comparator.compar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16]/code[5]</text:p>
          </table:table-cell>
          <table:table-cell table:number-columns-repeated="2" office:value-type="string">
            <text:p>compare</text:p>
          </table:table-cell>
          <table:table-cell office:value-type="string">
            <text:p>java.util.Comparator.compar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table/tr[6]/td[1]/code</text:p>
          </table:table-cell>
          <table:table-cell table:number-columns-repeated="2" office:value-type="string">
            <text:p>Short</text:p>
          </table:table-cell>
          <table:table-cell office:value-type="string">
            <text:p>java.lang.Shor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table/tr[9]/td[1]/code</text:p>
          </table:table-cell>
          <table:table-cell table:number-columns-repeated="2" office:value-type="string">
            <text:p>BigInteger</text:p>
          </table:table-cell>
          <table:table-cell office:value-type="string">
            <text:p>java.math.BigInteger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15]/code[1]</text:p>
          </table:table-cell>
          <table:table-cell table:number-columns-repeated="2" office:value-type="string">
            <text:p>compare</text:p>
          </table:table-cell>
          <table:table-cell office:value-type="string">
            <text:p>java.util.Comparator.compar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15]/code[3]</text:p>
          </table:table-cell>
          <table:table-cell table:number-columns-repeated="2" office:value-type="string">
            <text:p>compare</text:p>
          </table:table-cell>
          <table:table-cell office:value-type="string">
            <text:p>java.util.Comparator.compar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22]/code[3]</text:p>
          </table:table-cell>
          <table:table-cell table:number-columns-repeated="2" office:value-type="string">
            <text:p>compare</text:p>
          </table:table-cell>
          <table:table-cell office:value-type="string">
            <text:p>java.util.Comparator.compar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table/tr[10]/td[1]/code</text:p>
          </table:table-cell>
          <table:table-cell table:number-columns-repeated="2" office:value-type="string">
            <text:p>BigDecimal</text:p>
          </table:table-cell>
          <table:table-cell office:value-type="string">
            <text:p>java.math.BigDecimal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3]/a/code</text:p>
          </table:table-cell>
          <table:table-cell table:number-columns-repeated="2" office:value-type="string">
            <text:p>ClassCastException</text:p>
          </table:table-cell>
          <table:table-cell office:value-type="string">
            <text:p>java.lang.ClassCastException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3]/code[2]</text:p>
          </table:table-cell>
          <table:table-cell office:value-type="string">
            <text:p>Collections.sort(list)</text:p>
          </table:table-cell>
          <table:table-cell office:value-type="string">
            <text:p>sort</text:p>
          </table:table-cell>
          <table:table-cell office:value-type="string">
            <text:p>java.util.Collections.sor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6]/code[2]</text:p>
          </table:table-cell>
          <table:table-cell table:number-columns-repeated="2" office:value-type="string">
            <text:p>ClassCastException</text:p>
          </table:table-cell>
          <table:table-cell office:value-type="string">
            <text:p>java.lang.ClassCastException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15]/code[4]</text:p>
          </table:table-cell>
          <table:table-cell table:number-columns-repeated="2" office:value-type="string">
            <text:p>ClassCastException</text:p>
          </table:table-cell>
          <table:table-cell office:value-type="string">
            <text:p>java.lang.ClassCastException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3]/code[4]</text:p>
          </table:table-cell>
          <table:table-cell table:number-columns-repeated="2" office:value-type="string">
            <text:p>ClassCastException</text:p>
          </table:table-cell>
          <table:table-cell office:value-type="string">
            <text:p>java.lang.ClassCastException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table/tr[4]/td[1]/code</text:p>
          </table:table-cell>
          <table:table-cell table:number-columns-repeated="2" office:value-type="string">
            <text:p>Long</text:p>
          </table:table-cell>
          <table:table-cell office:value-type="string">
            <text:p>java.lang.Long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table/tr[11]/td[2]/code</text:p>
          </table:table-cell>
          <table:table-cell office:value-type="string">
            <text:p>Boolean.TRUE</text:p>
          </table:table-cell>
          <table:table-cell table:style-name="ce1" office:value-type="boolean" office:boolean-value="true">
            <text:p>TRUE</text:p>
          </table:table-cell>
          <table:table-cell office:value-type="string">
            <text:p>java.lang.Boolean.TRUE</text:p>
          </table:table-cell>
          <table:table-cell office:value-type="string">
            <text:p>fiel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2]/div[3]/ol[1]/li[1]/code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2]/div[3]/ol[1]/li[2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2]/div[3]/ol[1]/li[2]/ul/li[1]/code[1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2]/div[3]/ol[2]/li[3]/code[3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ol[1]/li[1]/code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ol[1]/li[2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1]/code[1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11]/a[2]/code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2]/code[1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21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21]/code[6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22]/code[3]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List.iterator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23]/code[5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List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25]/code[1]</text:p>
          </table:table-cell>
          <table:table-cell table:number-columns-repeated="2" office:value-type="string">
            <text:p>listIterator</text:p>
          </table:table-cell>
          <table:table-cell office:value-type="string">
            <text:p>java.util.List.listIterator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25]/code[3]</text:p>
          </table:table-cell>
          <table:table-cell table:number-columns-repeated="2" office:value-type="string">
            <text:p>listIterator</text:p>
          </table:table-cell>
          <table:table-cell office:value-type="string">
            <text:p>java.util.List.listIterator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3]/a[1]/code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3]/code[1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3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3]/code[3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3]/code[4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31]/code[10]</text:p>
          </table:table-cell>
          <table:table-cell table:number-columns-repeated="2" office:value-type="string">
            <text:p>add</text:p>
          </table:table-cell>
          <table:table-cell office:value-type="string">
            <text:p>java.util.List.add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31]/code[2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List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33]/code</text:p>
          </table:table-cell>
          <table:table-cell table:number-columns-repeated="2" office:value-type="string">
            <text:p>add</text:p>
          </table:table-cell>
          <table:table-cell office:value-type="string">
            <text:p>java.util.List.add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36]/code[1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36]/code[3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36]/code[4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4]/code[4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4]/code[9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40]/code[3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41]/code[1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45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5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5]/code[3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5]/code[9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7]/code[1]</text:p>
          </table:table-cell>
          <table:table-cell table:number-columns-repeated="2" office:value-type="string">
            <text:p>addAll</text:p>
          </table:table-cell>
          <table:table-cell office:value-type="string">
            <text:p>java.util.List.add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7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7]/code[2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List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7]/code[3]</text:p>
          </table:table-cell>
          <table:table-cell table:number-columns-repeated="2" office:value-type="string">
            <text:p>add</text:p>
          </table:table-cell>
          <table:table-cell office:value-type="string">
            <text:p>java.util.List.add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p[7]/code[4]</text:p>
          </table:table-cell>
          <table:table-cell table:number-columns-repeated="2" office:value-type="string">
            <text:p>containsAll</text:p>
          </table:table-cell>
          <table:table-cell office:value-type="string">
            <text:p>java.util.List.contains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ul[2]/li[1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ul[2]/li[10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ul[2]/li[5]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ul/li[1]/code[5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ul/li[3]/p/code[1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order.html</text:p>
          </table:table-cell>
          <table:table-cell office:value-type="string">
            <text:p>/html/body/div[4]/div[3]/ul/li[3]/p/code[2]</text:p>
          </table:table-cell>
          <table:table-cell table:number-columns-repeated="2"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2]/div[3]/ol[1]/li[2]/code[1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2]/div[3]/ol[1]/li[2]/ul/li[3]/code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2]/div[3]/ol[1]/li[3]/a/code</text:p>
          </table:table-cell>
          <table:table-cell table:number-columns-repeated="2" office:value-type="string">
            <text:p>Comparable</text:p>
          </table:table-cell>
          <table:table-cell office:value-type="string">
            <text:p>java.lang.Comparabl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2]/div[3]/ol[2]/li[2]/code[1]</text:p>
          </table:table-cell>
          <table:table-cell table:number-columns-repeated="2" office:value-type="string">
            <text:p>SortedSet</text:p>
          </table:table-cell>
          <table:table-cell office:value-type="string">
            <text:p>java.util.Sorted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2]/div[3]/ol[1]/li[2]/code[4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2]/div[3]/ol[1]/li[2]/ul/li[2]/code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2]/div[3]/ol[2]/li[3]/a/code</text:p>
          </table:table-cell>
          <table:table-cell office:value-type="string">
            <text:p>String.trim</text:p>
          </table:table-cell>
          <table:table-cell office:value-type="string">
            <text:p>String</text:p>
          </table:table-cell>
          <table:table-cell office:value-type="string">
            <text:p>java.lang.String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2]/div[3]/ol[2]/li[2]/code[2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2]/div[3]/ol[2]/li[2]/code[3]</text:p>
          </table:table-cell>
          <table:table-cell table:number-columns-repeated="2" office:value-type="string">
            <text:p>Comparator</text:p>
          </table:table-cell>
          <table:table-cell office:value-type="string">
            <text:p>java.util.Compa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2]/div[3]/ol[1]/li[2]/ul/li[4]/code[2]</text:p>
          </table:table-cell>
          <table:table-cell office:value-type="string">
            <text:p>add()</text:p>
          </table:table-cell>
          <table:table-cell office:value-type="string">
            <text:p>add</text:p>
          </table:table-cell>
          <table:table-cell office:value-type="string">
            <text:p>java.util.ListIterator.add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2]/div[3]/ol[1]/li[2]/ul/li[4]/code[3]</text:p>
          </table:table-cell>
          <table:table-cell office:value-type="string">
            <text:p>remove()</text:p>
          </table:table-cell>
          <table:table-cell office:value-type="string">
            <text:p>remove</text:p>
          </table:table-cell>
          <table:table-cell office:value-type="string">
            <text:p>java.util.ListIterator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2]/div[3]/ol[2]/li[3]/a/code</text:p>
          </table:table-cell>
          <table:table-cell office:value-type="string">
            <text:p>String.trim</text:p>
          </table:table-cell>
          <table:table-cell office:value-type="string">
            <text:p>trim</text:p>
          </table:table-cell>
          <table:table-cell office:value-type="string">
            <text:p>java.lang.String.trim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2]/div[3]/ol[1]/li[3]/code[2]</text:p>
          </table:table-cell>
          <table:table-cell table:number-columns-repeated="2" office:value-type="string">
            <text:p>StringBuffer</text:p>
          </table:table-cell>
          <table:table-cell office:value-type="string">
            <text:p>java.lang.StringBuffer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2]/div[3]/ol[1]/li[1]/ul/li[3]/code[2]</text:p>
          </table:table-cell>
          <table:table-cell table:number-columns-repeated="2" office:value-type="string">
            <text:p>ListIterator</text:p>
          </table:table-cell>
          <table:table-cell office:value-type="string">
            <text:p>java.util.ListIte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2]/div[3]/ol[2]/li[3]/code[5]</text:p>
          </table:table-cell>
          <table:table-cell table:number-columns-repeated="2" office:value-type="string">
            <text:p>ListIterator</text:p>
          </table:table-cell>
          <table:table-cell office:value-type="string">
            <text:p>java.util.ListIte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2]/div[5]/ul[2]/li[3]/code[6]</text:p>
          </table:table-cell>
          <table:table-cell table:number-columns-repeated="2" office:value-type="string">
            <text:p>add</text:p>
          </table:table-cell>
          <table:table-cell office:value-type="string">
            <text:p>java.util.ListIterator.add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4]/div[3]/p[23]/code[4]</text:p>
          </table:table-cell>
          <table:table-cell table:number-columns-repeated="2" office:value-type="string">
            <text:p>next</text:p>
          </table:table-cell>
          <table:table-cell office:value-type="string">
            <text:p>java.util.ListIterator.nex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4]/div[3]/p[23]/code[9]</text:p>
          </table:table-cell>
          <table:table-cell table:number-columns-repeated="2" office:value-type="string">
            <text:p>next</text:p>
          </table:table-cell>
          <table:table-cell office:value-type="string">
            <text:p>java.util.ListIterator.nex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4]/div[3]/p[31]/code[10]</text:p>
          </table:table-cell>
          <table:table-cell table:number-columns-repeated="2" office:value-type="string">
            <text:p>add</text:p>
          </table:table-cell>
          <table:table-cell office:value-type="string">
            <text:p>java.util.ListIterator.add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4]/div[3]/p[31]/code[11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List.se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4]/div[3]/p[31]/code[12]</text:p>
          </table:table-cell>
          <table:table-cell table:number-columns-repeated="2" office:value-type="string">
            <text:p>next</text:p>
          </table:table-cell>
          <table:table-cell office:value-type="string">
            <text:p>java.util.ListIterator.nex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4]/div[3]/p[31]/code[14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List.se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4]/div[3]/p[31]/code[2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List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4]/div[3]/p[31]/code[3]</text:p>
          </table:table-cell>
          <table:table-cell table:number-columns-repeated="2" office:value-type="string">
            <text:p>next</text:p>
          </table:table-cell>
          <table:table-cell office:value-type="string">
            <text:p>java.util.ListIterator.nex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4]/div[3]/p[31]/code[9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List.se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4]/div[3]/p[33]/code</text:p>
          </table:table-cell>
          <table:table-cell table:number-columns-repeated="2" office:value-type="string">
            <text:p>add</text:p>
          </table:table-cell>
          <table:table-cell office:value-type="string">
            <text:p>java.util.ListIterator.add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4]/div[3]/p[34]/code[2]</text:p>
          </table:table-cell>
          <table:table-cell office:value-type="string">
            <text:p>subList(int fromIndex, int toIndex)</text:p>
          </table:table-cell>
          <table:table-cell office:value-type="string">
            <text:p>subList</text:p>
          </table:table-cell>
          <table:table-cell office:value-type="string">
            <text:p>java.util.List.subLis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4]/div[3]/p[35]/code[3]</text:p>
          </table:table-cell>
          <table:table-cell table:number-columns-repeated="2" office:value-type="string">
            <text:p>subList</text:p>
          </table:table-cell>
          <table:table-cell office:value-type="string">
            <text:p>java.util.List.subLis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4]/div[3]/p[36]/code[2]</text:p>
          </table:table-cell>
          <table:table-cell table:number-columns-repeated="2" office:value-type="string">
            <text:p>subList</text:p>
          </table:table-cell>
          <table:table-cell office:value-type="string">
            <text:p>java.util.List.subLis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4]/div[3]/p[38]/code[1]</text:p>
          </table:table-cell>
          <table:table-cell table:number-columns-repeated="2" office:value-type="string">
            <text:p>subList</text:p>
          </table:table-cell>
          <table:table-cell office:value-type="string">
            <text:p>java.util.List.subLis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4]/div[3]/p[39]/code[5]</text:p>
          </table:table-cell>
          <table:table-cell table:number-columns-repeated="2" office:value-type="string">
            <text:p>subList</text:p>
          </table:table-cell>
          <table:table-cell office:value-type="string">
            <text:p>java.util.List.subLis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4]/div[3]/p[40]/code[1]</text:p>
          </table:table-cell>
          <table:table-cell table:number-columns-repeated="2" office:value-type="string">
            <text:p>subList</text:p>
          </table:table-cell>
          <table:table-cell office:value-type="string">
            <text:p>java.util.List.subLis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4]/div[3]/p[44]/code[1]</text:p>
          </table:table-cell>
          <table:table-cell table:number-columns-repeated="2" office:value-type="string">
            <text:p>subList</text:p>
          </table:table-cell>
          <table:table-cell office:value-type="string">
            <text:p>java.util.List.subLis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4]/div[3]/p[44]/code[11]</text:p>
          </table:table-cell>
          <table:table-cell table:number-columns-repeated="2" office:value-type="string">
            <text:p>subList</text:p>
          </table:table-cell>
          <table:table-cell office:value-type="string">
            <text:p>java.util.List.subLis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4]/div[3]/p[44]/code[3]</text:p>
          </table:table-cell>
          <table:table-cell table:number-columns-repeated="2" office:value-type="string">
            <text:p>subList</text:p>
          </table:table-cell>
          <table:table-cell office:value-type="string">
            <text:p>java.util.List.subLis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4]/div[3]/p[44]/code[7]</text:p>
          </table:table-cell>
          <table:table-cell table:number-columns-repeated="2" office:value-type="string">
            <text:p>subList</text:p>
          </table:table-cell>
          <table:table-cell office:value-type="string">
            <text:p>java.util.List.subLis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answers.html</text:p>
          </table:table-cell>
          <table:table-cell office:value-type="string">
            <text:p>/html/body/div[4]/div[3]/p[44]/code[9]</text:p>
          </table:table-cell>
          <table:table-cell table:number-columns-repeated="2" office:value-type="string">
            <text:p>subList</text:p>
          </table:table-cell>
          <table:table-cell office:value-type="string">
            <text:p>java.util.List.subLis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questions.html</text:p>
          </table:table-cell>
          <table:table-cell office:value-type="string">
            <text:p>/html/body/div[4]/div[3]/ol[2]/li[2]/code[1]</text:p>
          </table:table-cell>
          <table:table-cell table:number-columns-repeated="2" office:value-type="string">
            <text:p>SortedSet</text:p>
          </table:table-cell>
          <table:table-cell office:value-type="string">
            <text:p>java.util.Sorted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questions.html</text:p>
          </table:table-cell>
          <table:table-cell office:value-type="string">
            <text:p>/html/body/div[4]/div[3]/ol[2]/li[2]/code[2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questions.html</text:p>
          </table:table-cell>
          <table:table-cell office:value-type="string">
            <text:p>/html/body/div[4]/div[3]/ol[2]/li[3]/a/code</text:p>
          </table:table-cell>
          <table:table-cell office:value-type="string">
            <text:p>String.trim</text:p>
          </table:table-cell>
          <table:table-cell office:value-type="string">
            <text:p>String</text:p>
          </table:table-cell>
          <table:table-cell office:value-type="string">
            <text:p>java.lang.String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QandE/questions.html</text:p>
          </table:table-cell>
          <table:table-cell office:value-type="string">
            <text:p>/html/body/div[4]/div[3]/ol[1]/li[2]/code[1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questions.html</text:p>
          </table:table-cell>
          <table:table-cell office:value-type="string">
            <text:p>/html/body/div[4]/div[3]/ol[1]/li[2]/code[4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questions.html</text:p>
          </table:table-cell>
          <table:table-cell office:value-type="string">
            <text:p>/html/body/div[4]/div[3]/ol[2]/li[2]/code[3]</text:p>
          </table:table-cell>
          <table:table-cell table:number-columns-repeated="2" office:value-type="string">
            <text:p>Comparator</text:p>
          </table:table-cell>
          <table:table-cell office:value-type="string">
            <text:p>java.util.Compa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questions.html</text:p>
          </table:table-cell>
          <table:table-cell office:value-type="string">
            <text:p>/html/body/div[4]/div[3]/ol[2]/li[3]/a/code</text:p>
          </table:table-cell>
          <table:table-cell office:value-type="string">
            <text:p>String.trim</text:p>
          </table:table-cell>
          <table:table-cell office:value-type="string">
            <text:p>trim</text:p>
          </table:table-cell>
          <table:table-cell office:value-type="string">
            <text:p>java.lang.String.trim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QandE/questions.html</text:p>
          </table:table-cell>
          <table:table-cell office:value-type="string">
            <text:p>/html/body/div[4]/div[3]/p[23]/code[11]</text:p>
          </table:table-cell>
          <table:table-cell table:number-columns-repeated="2" office:value-type="string">
            <text:p>next</text:p>
          </table:table-cell>
          <table:table-cell office:value-type="string">
            <text:p>java.util.ListIterator.nex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questions.html</text:p>
          </table:table-cell>
          <table:table-cell office:value-type="string">
            <text:p>/html/body/div[4]/div[3]/p[26]/code[2]</text:p>
          </table:table-cell>
          <table:table-cell table:number-columns-repeated="2" office:value-type="string">
            <text:p>next</text:p>
          </table:table-cell>
          <table:table-cell office:value-type="string">
            <text:p>java.util.ListIterator.nex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questions.html</text:p>
          </table:table-cell>
          <table:table-cell office:value-type="string">
            <text:p>/html/body/div[4]/div[3]/p[27]/code[1]</text:p>
          </table:table-cell>
          <table:table-cell table:number-columns-repeated="2" office:value-type="string">
            <text:p>next</text:p>
          </table:table-cell>
          <table:table-cell office:value-type="string">
            <text:p>java.util.ListIterator.nex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questions.html</text:p>
          </table:table-cell>
          <table:table-cell office:value-type="string">
            <text:p>/html/body/div[4]/div[3]/p[27]/code[4]</text:p>
          </table:table-cell>
          <table:table-cell table:number-columns-repeated="2" office:value-type="string">
            <text:p>next</text:p>
          </table:table-cell>
          <table:table-cell office:value-type="string">
            <text:p>java.util.ListIterator.nex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questions.html</text:p>
          </table:table-cell>
          <table:table-cell office:value-type="string">
            <text:p>/html/body/div[4]/div[3]/p[27]/code[5]</text:p>
          </table:table-cell>
          <table:table-cell table:number-columns-repeated="2" office:value-type="string">
            <text:p>next</text:p>
          </table:table-cell>
          <table:table-cell office:value-type="string">
            <text:p>java.util.ListIterator.nex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andE/questions.html</text:p>
          </table:table-cell>
          <table:table-cell office:value-type="string">
            <text:p>/html/body/div[4]/div[3]/p[32]/code[2]</text:p>
          </table:table-cell>
          <table:table-cell office:value-type="string">
            <text:p>it.next</text:p>
          </table:table-cell>
          <table:table-cell office:value-type="string">
            <text:p>next</text:p>
          </table:table-cell>
          <table:table-cell office:value-type="string">
            <text:p>java.util.ListIterator.nex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12]/code[2]</text:p>
          </table:table-cell>
          <table:table-cell table:number-columns-repeated="2" office:value-type="string">
            <text:p>Collections</text:p>
          </table:table-cell>
          <table:table-cell office:value-type="string">
            <text:p>java.util.Collections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5]/code[3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9]/code[3]</text:p>
          </table:table-cell>
          <table:table-cell table:number-columns-repeated="2" office:value-type="string">
            <text:p>Object</text:p>
          </table:table-cell>
          <table:table-cell office:value-type="string">
            <text:p>java.lang.Objec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8]/code[3]</text:p>
          </table:table-cell>
          <table:table-cell table:number-columns-repeated="2" office:value-type="string">
            <text:p>LinkedList</text:p>
          </table:table-cell>
          <table:table-cell office:value-type="string">
            <text:p>java.util.LinkedLis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2]/h1</text:p>
          </table:table-cell>
          <table:table-cell table:number-columns-repeated="2" office:value-type="string">
            <text:p>Queue</text:p>
          </table:table-cell>
          <table:table-cell office:value-type="string">
            <text:p>java.util.Que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1]/code[1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7]/code[6]</text:p>
          </table:table-cell>
          <table:table-cell table:number-columns-repeated="2" office:value-type="string">
            <text:p>NoSuchElementException</text:p>
          </table:table-cell>
          <table:table-cell office:value-type="string">
            <text:p>java.util.NoSuchElementException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5]/code[4]</text:p>
          </table:table-cell>
          <table:table-cell table:number-columns-repeated="2" office:value-type="string">
            <text:p>IllegalStateException</text:p>
          </table:table-cell>
          <table:table-cell office:value-type="string">
            <text:p>java.lang.IllegalStateException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6]/code[6]</text:p>
          </table:table-cell>
          <table:table-cell table:number-columns-repeated="2" office:value-type="string">
            <text:p>NoSuchElementException</text:p>
          </table:table-cell>
          <table:table-cell office:value-type="string">
            <text:p>java.util.NoSuchElementException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10]/a/code</text:p>
          </table:table-cell>
          <table:table-cell office:value-type="string">
            <text:p>java.util.concurrent.BlockingQueue</text:p>
          </table:table-cell>
          <table:table-cell office:value-type="string">
            <text:p>BlockingQueue</text:p>
          </table:table-cell>
          <table:table-cell office:value-type="string">
            <text:p>java.util.concurrent.BlockingQue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2]/div[3]/ol[1]/li[1]/code[3]</text:p>
          </table:table-cell>
          <table:table-cell table:number-columns-repeated="2" office:value-type="string">
            <text:p>Queue</text:p>
          </table:table-cell>
          <table:table-cell office:value-type="string">
            <text:p>java.util.Que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2]/div[3]/ol[1]/li[1]/code[9]</text:p>
          </table:table-cell>
          <table:table-cell table:number-columns-repeated="2" office:value-type="string">
            <text:p>Queue</text:p>
          </table:table-cell>
          <table:table-cell office:value-type="string">
            <text:p>java.util.Que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2]/div[3]/ol[1]/li[2]/code[3]</text:p>
          </table:table-cell>
          <table:table-cell table:number-columns-repeated="2" office:value-type="string">
            <text:p>Queue</text:p>
          </table:table-cell>
          <table:table-cell office:value-type="string">
            <text:p>java.util.Que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2]/div[3]/ol[1]/li[2]/ul/li[4]/code[1]</text:p>
          </table:table-cell>
          <table:table-cell table:number-columns-repeated="2" office:value-type="string">
            <text:p>Queue</text:p>
          </table:table-cell>
          <table:table-cell office:value-type="string">
            <text:p>java.util.Que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2]/div[5]/p[4]/code[2]</text:p>
          </table:table-cell>
          <table:table-cell table:number-columns-repeated="2" office:value-type="string">
            <text:p>get</text:p>
          </table:table-cell>
          <table:table-cell office:value-type="string">
            <text:p>java.util.Map.ge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2]/div[5]/p[4]/code[3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ListIterator.se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2]/div[5]/p[4]/code[4]</text:p>
          </table:table-cell>
          <table:table-cell table:number-columns-repeated="2" office:value-type="string">
            <text:p>size</text:p>
          </table:table-cell>
          <table:table-cell office:value-type="string">
            <text:p>java.util.Map.siz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2]/div[5]/ul[1]/li[2]/code[2]</text:p>
          </table:table-cell>
          <table:table-cell table:number-columns-repeated="2" office:value-type="string">
            <text:p>get</text:p>
          </table:table-cell>
          <table:table-cell office:value-type="string">
            <text:p>java.util.Map.ge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2]/div[5]/ul[2]/li[1]/code[5]</text:p>
          </table:table-cell>
          <table:table-cell table:number-columns-repeated="2" office:value-type="string">
            <text:p>size</text:p>
          </table:table-cell>
          <table:table-cell office:value-type="string">
            <text:p>java.util.Map.siz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2]/div[5]/ul[2]/li[3]/code[3]</text:p>
          </table:table-cell>
          <table:table-cell table:number-columns-repeated="2" office:value-type="string">
            <text:p>get</text:p>
          </table:table-cell>
          <table:table-cell office:value-type="string">
            <text:p>java.util.Map.ge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2]/div[5]/ul[2]/li[3]/code[4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ListIterator.se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2]/div[5]/ul[2]/li[3]/code[5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Map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2]/div[5]/ul[2]/li[3]/code[7]</text:p>
          </table:table-cell>
          <table:table-cell table:number-columns-repeated="2" office:value-type="string">
            <text:p>size</text:p>
          </table:table-cell>
          <table:table-cell office:value-type="string">
            <text:p>java.util.Map.siz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2]/div[5]/ul[2]/li[4]/code[3]</text:p>
          </table:table-cell>
          <table:table-cell table:number-columns-repeated="2" office:value-type="string">
            <text:p>size</text:p>
          </table:table-cell>
          <table:table-cell office:value-type="string">
            <text:p>java.util.Map.siz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2]/div[5]/ul[2]/li[5]/code[1]</text:p>
          </table:table-cell>
          <table:table-cell table:number-columns-repeated="2" office:value-type="string">
            <text:p>offer</text:p>
          </table:table-cell>
          <table:table-cell office:value-type="string">
            <text:p>java.util.Queue.offer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2]/div[5]/ul[2]/li[5]/code[2]</text:p>
          </table:table-cell>
          <table:table-cell table:number-columns-repeated="2" office:value-type="string">
            <text:p>peek</text:p>
          </table:table-cell>
          <table:table-cell office:value-type="string">
            <text:p>java.util.Queue.peek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2]/div[5]/ul[2]/li[5]/code[3]</text:p>
          </table:table-cell>
          <table:table-cell table:number-columns-repeated="2" office:value-type="string">
            <text:p>poll</text:p>
          </table:table-cell>
          <table:table-cell office:value-type="string">
            <text:p>java.util.Queue.po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2]/div[5]/ul[2]/li[5]/code[4]</text:p>
          </table:table-cell>
          <table:table-cell table:number-columns-repeated="2" office:value-type="string">
            <text:p>size</text:p>
          </table:table-cell>
          <table:table-cell office:value-type="string">
            <text:p>java.util.Map.siz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2]/div[5]/ul[2]/li[5]/code[6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ListIterator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2]/div[5]/ul[2]/li[6]/code[2]</text:p>
          </table:table-cell>
          <table:table-cell table:number-columns-repeated="2" office:value-type="string">
            <text:p>entrySet</text:p>
          </table:table-cell>
          <table:table-cell office:value-type="string">
            <text:p>java.util.Map.entrySe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2]/div[5]/ul[2]/li[6]/code[5]</text:p>
          </table:table-cell>
          <table:table-cell table:number-columns-repeated="2" office:value-type="string">
            <text:p>put</text:p>
          </table:table-cell>
          <table:table-cell office:value-type="string">
            <text:p>java.util.Map.pu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3]/div[5]/p[3]/code[3]</text:p>
          </table:table-cell>
          <table:table-cell table:number-columns-repeated="2" office:value-type="string">
            <text:p>Queue</text:p>
          </table:table-cell>
          <table:table-cell office:value-type="string">
            <text:p>java.util.Que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3]/div[5]/p[6]/code[3]</text:p>
          </table:table-cell>
          <table:table-cell table:number-columns-repeated="2" office:value-type="string">
            <text:p>Queue</text:p>
          </table:table-cell>
          <table:table-cell office:value-type="string">
            <text:p>java.util.Que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3]/div[5]/table/tr[4]/td[1]/code</text:p>
          </table:table-cell>
          <table:table-cell table:number-columns-repeated="2" office:value-type="string">
            <text:p>Queue</text:p>
          </table:table-cell>
          <table:table-cell office:value-type="string">
            <text:p>java.util.Que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3]/div[5]/ul[1]/li[4]/code[1]</text:p>
          </table:table-cell>
          <table:table-cell table:number-columns-repeated="2" office:value-type="string">
            <text:p>Queue</text:p>
          </table:table-cell>
          <table:table-cell office:value-type="string">
            <text:p>java.util.Que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3]/div[5]/ul[1]/li[4]/code[3]</text:p>
          </table:table-cell>
          <table:table-cell table:number-columns-repeated="2" office:value-type="string">
            <text:p>Queue</text:p>
          </table:table-cell>
          <table:table-cell office:value-type="string">
            <text:p>java.util.Que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3]/div[5]/ul[1]/li[4]/p/code[1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Map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3]/div[5]/ul[1]/li[4]/p/code[3]</text:p>
          </table:table-cell>
          <table:table-cell table:number-columns-repeated="2" office:value-type="string">
            <text:p>Queue</text:p>
          </table:table-cell>
          <table:table-cell office:value-type="string">
            <text:p>java.util.Que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ol[1]/li[1]/code[3]</text:p>
          </table:table-cell>
          <table:table-cell table:number-columns-repeated="2" office:value-type="string">
            <text:p>Queue</text:p>
          </table:table-cell>
          <table:table-cell office:value-type="string">
            <text:p>java.util.Que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ol[1]/li[2]/code[3]</text:p>
          </table:table-cell>
          <table:table-cell table:number-columns-repeated="2" office:value-type="string">
            <text:p>Queue</text:p>
          </table:table-cell>
          <table:table-cell office:value-type="string">
            <text:p>java.util.Que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1]/a/code</text:p>
          </table:table-cell>
          <table:table-cell table:number-columns-repeated="2" office:value-type="string">
            <text:p>Queue</text:p>
          </table:table-cell>
          <table:table-cell office:value-type="string">
            <text:p>java.util.Que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1]/code</text:p>
          </table:table-cell>
          <table:table-cell table:number-columns-repeated="2" office:value-type="string">
            <text:p>Queue</text:p>
          </table:table-cell>
          <table:table-cell office:value-type="string">
            <text:p>java.util.Que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1]/code[2]</text:p>
          </table:table-cell>
          <table:table-cell table:number-columns-repeated="2" office:value-type="string">
            <text:p>Queue</text:p>
          </table:table-cell>
          <table:table-cell office:value-type="string">
            <text:p>java.util.Que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10]/code[1]</text:p>
          </table:table-cell>
          <table:table-cell table:number-columns-repeated="2" office:value-type="string">
            <text:p>Queue</text:p>
          </table:table-cell>
          <table:table-cell office:value-type="string">
            <text:p>java.util.Que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10]/code[2]</text:p>
          </table:table-cell>
          <table:table-cell table:number-columns-repeated="2" office:value-type="string">
            <text:p>Queue</text:p>
          </table:table-cell>
          <table:table-cell office:value-type="string">
            <text:p>java.util.Que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13]/code[1]</text:p>
          </table:table-cell>
          <table:table-cell table:number-columns-repeated="2" office:value-type="string">
            <text:p>clear</text:p>
          </table:table-cell>
          <table:table-cell office:value-type="string">
            <text:p>java.util.Map.clear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19]/code[3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Map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2]/code[1]</text:p>
          </table:table-cell>
          <table:table-cell table:number-columns-repeated="2" office:value-type="string">
            <text:p>Queue</text:p>
          </table:table-cell>
          <table:table-cell office:value-type="string">
            <text:p>java.util.Que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2]/code[2]</text:p>
          </table:table-cell>
          <table:table-cell table:number-columns-repeated="2" office:value-type="string">
            <text:p>Queue</text:p>
          </table:table-cell>
          <table:table-cell office:value-type="string">
            <text:p>java.util.Que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2]/code[3]</text:p>
          </table:table-cell>
          <table:table-cell table:number-columns-repeated="2" office:value-type="string">
            <text:p>add</text:p>
          </table:table-cell>
          <table:table-cell office:value-type="string">
            <text:p>java.util.Queue.add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2]/code[4]</text:p>
          </table:table-cell>
          <table:table-cell table:number-columns-repeated="2" office:value-type="string">
            <text:p>poll</text:p>
          </table:table-cell>
          <table:table-cell office:value-type="string">
            <text:p>java.util.Queue.po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21]/code[2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Map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21]/code[5]</text:p>
          </table:table-cell>
          <table:table-cell table:number-columns-repeated="2" office:value-type="string">
            <text:p>clear</text:p>
          </table:table-cell>
          <table:table-cell office:value-type="string">
            <text:p>java.util.Map.clear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23]/code[5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ListIterator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25]/code[7]</text:p>
          </table:table-cell>
          <table:table-cell table:number-columns-repeated="2" office:value-type="string">
            <text:p>next</text:p>
          </table:table-cell>
          <table:table-cell office:value-type="string">
            <text:p>java.util.ListIterator.nex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28]/code[2]</text:p>
          </table:table-cell>
          <table:table-cell table:number-columns-repeated="2" office:value-type="string">
            <text:p>next</text:p>
          </table:table-cell>
          <table:table-cell office:value-type="string">
            <text:p>java.util.ListIterator.nex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3]/code[2]</text:p>
          </table:table-cell>
          <table:table-cell table:number-columns-repeated="2" office:value-type="string">
            <text:p>poll</text:p>
          </table:table-cell>
          <table:table-cell office:value-type="string">
            <text:p>java.util.Queue.po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3]/code[3]</text:p>
          </table:table-cell>
          <table:table-cell table:number-columns-repeated="2" office:value-type="string">
            <text:p>Queue</text:p>
          </table:table-cell>
          <table:table-cell office:value-type="string">
            <text:p>java.util.Que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31]/code[11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ListIterator.se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31]/code[14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ListIterator.se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31]/code[2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ListIterator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31]/code[6]</text:p>
          </table:table-cell>
          <table:table-cell table:number-columns-repeated="2" office:value-type="string">
            <text:p>next</text:p>
          </table:table-cell>
          <table:table-cell office:value-type="string">
            <text:p>java.util.ListIterator.nex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31]/code[9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ListIterator.se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4]/code[1]</text:p>
          </table:table-cell>
          <table:table-cell table:number-columns-repeated="2" office:value-type="string">
            <text:p>Queue</text:p>
          </table:table-cell>
          <table:table-cell office:value-type="string">
            <text:p>java.util.Que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4]/code[11]</text:p>
          </table:table-cell>
          <table:table-cell table:number-columns-repeated="2" office:value-type="string">
            <text:p>containsValue</text:p>
          </table:table-cell>
          <table:table-cell office:value-type="string">
            <text:p>java.util.Map.containsValu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4]/code[12]</text:p>
          </table:table-cell>
          <table:table-cell table:number-columns-repeated="2" office:value-type="string">
            <text:p>Queue</text:p>
          </table:table-cell>
          <table:table-cell office:value-type="string">
            <text:p>java.util.Que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4]/code[13]</text:p>
          </table:table-cell>
          <table:table-cell table:number-columns-repeated="2" office:value-type="string">
            <text:p>containsKey</text:p>
          </table:table-cell>
          <table:table-cell office:value-type="string">
            <text:p>java.util.Map.containsKey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4]/code[2]</text:p>
          </table:table-cell>
          <table:table-cell table:number-columns-repeated="2" office:value-type="string">
            <text:p>Queue</text:p>
          </table:table-cell>
          <table:table-cell office:value-type="string">
            <text:p>java.util.Que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4]/code[3]</text:p>
          </table:table-cell>
          <table:table-cell table:number-columns-repeated="2" office:value-type="string">
            <text:p>peek</text:p>
          </table:table-cell>
          <table:table-cell office:value-type="string">
            <text:p>java.util.Queue.peek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4]/code[4]</text:p>
          </table:table-cell>
          <table:table-cell table:number-columns-repeated="2" office:value-type="string">
            <text:p>element</text:p>
          </table:table-cell>
          <table:table-cell office:value-type="string">
            <text:p>java.util.Queue.elemen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5]/code[1]</text:p>
          </table:table-cell>
          <table:table-cell table:number-columns-repeated="2" office:value-type="string">
            <text:p>add</text:p>
          </table:table-cell>
          <table:table-cell office:value-type="string">
            <text:p>java.util.Queue.add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5]/code[2]</text:p>
          </table:table-cell>
          <table:table-cell table:number-columns-repeated="2" office:value-type="string">
            <text:p>Queue</text:p>
          </table:table-cell>
          <table:table-cell office:value-type="string">
            <text:p>java.util.Que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5]/code[3]</text:p>
          </table:table-cell>
          <table:table-cell table:number-columns-repeated="2" office:value-type="string">
            <text:p>get</text:p>
          </table:table-cell>
          <table:table-cell office:value-type="string">
            <text:p>java.util.Map.ge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5]/code[4]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PriorityQueue.iterator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5]/code[5]</text:p>
          </table:table-cell>
          <table:table-cell table:number-columns-repeated="2" office:value-type="string">
            <text:p>offer</text:p>
          </table:table-cell>
          <table:table-cell office:value-type="string">
            <text:p>java.util.Queue.offer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5]/code[6]</text:p>
          </table:table-cell>
          <table:table-cell office:value-type="string">
            <text:p>pq.toArray()</text:p>
          </table:table-cell>
          <table:table-cell office:value-type="string">
            <text:p>toArray</text:p>
          </table:table-cell>
          <table:table-cell office:value-type="string">
            <text:p>java.util.PriorityQueue.toArray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5]/code[7]</text:p>
          </table:table-cell>
          <table:table-cell table:number-columns-repeated="2" office:value-type="string">
            <text:p>isEmpty</text:p>
          </table:table-cell>
          <table:table-cell office:value-type="string">
            <text:p>java.util.Map.isEmpty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6]/code</text:p>
          </table:table-cell>
          <table:table-cell table:number-columns-repeated="2" office:value-type="string">
            <text:p>put</text:p>
          </table:table-cell>
          <table:table-cell office:value-type="string">
            <text:p>java.util.Map.pu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6]/code[1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Queue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6]/code[2]</text:p>
          </table:table-cell>
          <table:table-cell table:number-columns-repeated="2" office:value-type="string">
            <text:p>poll</text:p>
          </table:table-cell>
          <table:table-cell office:value-type="string">
            <text:p>java.util.Queue.po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6]/code[3]</text:p>
          </table:table-cell>
          <table:table-cell table:number-columns-repeated="2" office:value-type="string">
            <text:p>Queue</text:p>
          </table:table-cell>
          <table:table-cell office:value-type="string">
            <text:p>java.util.Que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6]/code[4]</text:p>
          </table:table-cell>
          <table:table-cell table:number-columns-repeated="2" office:value-type="string">
            <text:p>poll</text:p>
          </table:table-cell>
          <table:table-cell office:value-type="string">
            <text:p>java.util.Queue.po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6]/code[5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Queue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6]/code[7]</text:p>
          </table:table-cell>
          <table:table-cell table:number-columns-repeated="2" office:value-type="string">
            <text:p>poll</text:p>
          </table:table-cell>
          <table:table-cell office:value-type="string">
            <text:p>java.util.Queue.po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7]/code[1]</text:p>
          </table:table-cell>
          <table:table-cell table:number-columns-repeated="2" office:value-type="string">
            <text:p>element</text:p>
          </table:table-cell>
          <table:table-cell office:value-type="string">
            <text:p>java.util.Queue.elemen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7]/code[2]</text:p>
          </table:table-cell>
          <table:table-cell table:number-columns-repeated="2" office:value-type="string">
            <text:p>peek</text:p>
          </table:table-cell>
          <table:table-cell office:value-type="string">
            <text:p>java.util.Queue.peek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7]/code[4]</text:p>
          </table:table-cell>
          <table:table-cell table:number-columns-repeated="2" office:value-type="string">
            <text:p>poll</text:p>
          </table:table-cell>
          <table:table-cell office:value-type="string">
            <text:p>java.util.Queue.po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7]/code[5]</text:p>
          </table:table-cell>
          <table:table-cell table:number-columns-repeated="2" office:value-type="string">
            <text:p>element</text:p>
          </table:table-cell>
          <table:table-cell office:value-type="string">
            <text:p>java.util.Queue.elemen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7]/code[7]</text:p>
          </table:table-cell>
          <table:table-cell table:number-columns-repeated="2" office:value-type="string">
            <text:p>peek</text:p>
          </table:table-cell>
          <table:table-cell office:value-type="string">
            <text:p>java.util.Queue.peek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8]/code[1]</text:p>
          </table:table-cell>
          <table:table-cell table:number-columns-repeated="2" office:value-type="string">
            <text:p>Queue</text:p>
          </table:table-cell>
          <table:table-cell office:value-type="string">
            <text:p>java.util.Que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8]/code[3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Map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8]/code[4]</text:p>
          </table:table-cell>
          <table:table-cell table:number-columns-repeated="2" office:value-type="string">
            <text:p>Queue</text:p>
          </table:table-cell>
          <table:table-cell office:value-type="string">
            <text:p>java.util.Que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8]/code[7]</text:p>
          </table:table-cell>
          <table:table-cell table:number-columns-repeated="2" office:value-type="string">
            <text:p>poll</text:p>
          </table:table-cell>
          <table:table-cell office:value-type="string">
            <text:p>java.util.Queue.po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p[8]/code[8]</text:p>
          </table:table-cell>
          <table:table-cell table:number-columns-repeated="2" office:value-type="string">
            <text:p>peek</text:p>
          </table:table-cell>
          <table:table-cell office:value-type="string">
            <text:p>java.util.Queue.peek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table/tr[2]/td[2]/code</text:p>
          </table:table-cell>
          <table:table-cell office:value-type="string">
            <text:p>add(e)</text:p>
          </table:table-cell>
          <table:table-cell office:value-type="string">
            <text:p>add</text:p>
          </table:table-cell>
          <table:table-cell office:value-type="string">
            <text:p>java.util.Queue.add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table/tr[2]/td[3]/code</text:p>
          </table:table-cell>
          <table:table-cell office:value-type="string">
            <text:p>offer(e)</text:p>
          </table:table-cell>
          <table:table-cell office:value-type="string">
            <text:p>offer</text:p>
          </table:table-cell>
          <table:table-cell office:value-type="string">
            <text:p>java.util.Queue.offer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table/tr[3]/td[3]/code</text:p>
          </table:table-cell>
          <table:table-cell office:value-type="string">
            <text:p>poll()</text:p>
          </table:table-cell>
          <table:table-cell office:value-type="string">
            <text:p>poll</text:p>
          </table:table-cell>
          <table:table-cell office:value-type="string">
            <text:p>java.util.Queue.po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table/tr[4]/td[2]/code</text:p>
          </table:table-cell>
          <table:table-cell office:value-type="string">
            <text:p>element()</text:p>
          </table:table-cell>
          <table:table-cell office:value-type="string">
            <text:p>element</text:p>
          </table:table-cell>
          <table:table-cell office:value-type="string">
            <text:p>java.util.Queue.elemen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table/tr[4]/td[3]/code</text:p>
          </table:table-cell>
          <table:table-cell office:value-type="string">
            <text:p>peek()</text:p>
          </table:table-cell>
          <table:table-cell office:value-type="string">
            <text:p>peek</text:p>
          </table:table-cell>
          <table:table-cell office:value-type="string">
            <text:p>java.util.Queue.peek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ul/li[1]/code[3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Map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ul/li[1]/code[6]</text:p>
          </table:table-cell>
          <table:table-cell table:number-columns-repeated="2" office:value-type="string">
            <text:p>Queue</text:p>
          </table:table-cell>
          <table:table-cell office:value-type="string">
            <text:p>java.util.Que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ul/li[4]/code[1]</text:p>
          </table:table-cell>
          <table:table-cell table:number-columns-repeated="2" office:value-type="string">
            <text:p>Queue</text:p>
          </table:table-cell>
          <table:table-cell office:value-type="string">
            <text:p>java.util.Que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ul/li[4]/p/code[1]</text:p>
          </table:table-cell>
          <table:table-cell table:number-columns-repeated="2" office:value-type="string">
            <text:p>Queue</text:p>
          </table:table-cell>
          <table:table-cell office:value-type="string">
            <text:p>java.util.Que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queue.html</text:p>
          </table:table-cell>
          <table:table-cell office:value-type="string">
            <text:p>/html/body/div[4]/div[3]/ul/li[4]/p/code[2]</text:p>
          </table:table-cell>
          <table:table-cell table:number-columns-repeated="2" office:value-type="string">
            <text:p>Queue</text:p>
          </table:table-cell>
          <table:table-cell office:value-type="string">
            <text:p>java.util.Que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3]/a[1]/code</text:p>
          </table:table-cell>
          <table:table-cell table:number-columns-repeated="2" office:value-type="string">
            <text:p>HashSet</text:p>
          </table:table-cell>
          <table:table-cell office:value-type="string">
            <text:p>java.util.HashSe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3]/a[2]/code</text:p>
          </table:table-cell>
          <table:table-cell table:number-columns-repeated="2" office:value-type="string">
            <text:p>TreeSet</text:p>
          </table:table-cell>
          <table:table-cell office:value-type="string">
            <text:p>java.util.TreeSe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12]/code[3]</text:p>
          </table:table-cell>
          <table:table-cell table:number-columns-repeated="2" office:value-type="string">
            <text:p>HashSet</text:p>
          </table:table-cell>
          <table:table-cell office:value-type="string">
            <text:p>java.util.HashSe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h2[3]</text:p>
          </table:table-cell>
          <table:table-cell table:number-columns-repeated="2" office:value-type="string">
            <text:p>Array</text:p>
          </table:table-cell>
          <table:table-cell office:value-type="string">
            <text:p>java.sql.Array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1]/a[1]/code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1]/code[6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1]/code[7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7]/code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8]/code[2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12]/code[4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17]/code[1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17]/code[3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3]/code[5]</text:p>
          </table:table-cell>
          <table:table-cell table:number-columns-repeated="2" office:value-type="string">
            <text:p>HashSet</text:p>
          </table:table-cell>
          <table:table-cell office:value-type="string">
            <text:p>java.util.HashSe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14]/code[5]</text:p>
          </table:table-cell>
          <table:table-cell table:number-columns-repeated="2" office:value-type="string">
            <text:p>HashSet</text:p>
          </table:table-cell>
          <table:table-cell office:value-type="string">
            <text:p>java.util.HashSe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14]/code[6]</text:p>
          </table:table-cell>
          <table:table-cell table:number-columns-repeated="2" office:value-type="string">
            <text:p>TreeSet</text:p>
          </table:table-cell>
          <table:table-cell office:value-type="string">
            <text:p>java.util.TreeSe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2]/h1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1]/code[1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1]/code[2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4]/code[2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4]/code[4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8]/code[5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8]/code[10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12]/code[1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14]/code[1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17]/code[4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21]/code[1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3]/code[2]</text:p>
          </table:table-cell>
          <table:table-cell table:number-columns-repeated="2" office:value-type="string">
            <text:p>HashSet</text:p>
          </table:table-cell>
          <table:table-cell office:value-type="string">
            <text:p>java.util.HashSe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3]/code[3]</text:p>
          </table:table-cell>
          <table:table-cell table:number-columns-repeated="2" office:value-type="string">
            <text:p>TreeSet</text:p>
          </table:table-cell>
          <table:table-cell office:value-type="string">
            <text:p>java.util.TreeSe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3]/code[7]</text:p>
          </table:table-cell>
          <table:table-cell table:number-columns-repeated="2" office:value-type="string">
            <text:p>HashSet</text:p>
          </table:table-cell>
          <table:table-cell office:value-type="string">
            <text:p>java.util.HashSe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14]/code[2]</text:p>
          </table:table-cell>
          <table:table-cell table:number-columns-repeated="2" office:value-type="string">
            <text:p>HashSet</text:p>
          </table:table-cell>
          <table:table-cell office:value-type="string">
            <text:p>java.util.HashSe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2]/code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8]/code[7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12]/code[2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14]/code[4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15]/code[1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17]/code[2]</text:p>
          </table:table-cell>
          <table:table-cell table:number-columns-repeated="2" office:value-type="string">
            <text:p>HashSet</text:p>
          </table:table-cell>
          <table:table-cell office:value-type="string">
            <text:p>java.util.HashSe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1]/a[2]/code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1]/code[3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3]/code[1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4]/code[1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5]/code[1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14]/code[3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21]/code[2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3]/code[4]</text:p>
          </table:table-cell>
          <table:table-cell table:number-columns-repeated="2" office:value-type="string">
            <text:p>LinkedHashSet</text:p>
          </table:table-cell>
          <table:table-cell office:value-type="string">
            <text:p>java.util.LinkedHashSe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3]/a[3]/code</text:p>
          </table:table-cell>
          <table:table-cell table:number-columns-repeated="2" office:value-type="string">
            <text:p>LinkedHashSet</text:p>
          </table:table-cell>
          <table:table-cell office:value-type="string">
            <text:p>java.util.LinkedHashSe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3]/code[6]</text:p>
          </table:table-cell>
          <table:table-cell table:number-columns-repeated="2" office:value-type="string">
            <text:p>LinkedHashSet</text:p>
          </table:table-cell>
          <table:table-cell office:value-type="string">
            <text:p>java.util.LinkedHashSe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2]/div[5]/ul[2]/li[1]/code[4]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Set.iterator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2]/div[5]/ul[2]/li[3]/code[6]</text:p>
          </table:table-cell>
          <table:table-cell table:number-columns-repeated="2" office:value-type="string">
            <text:p>add</text:p>
          </table:table-cell>
          <table:table-cell office:value-type="string">
            <text:p>java.util.Set.add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2]/div[5]/ul[2]/li[3]/code[9]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Set.iterator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2]/div[5]/ul[2]/li[5]/code[5]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Set.iterator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11]/code[3]</text:p>
          </table:table-cell>
          <table:table-cell table:number-columns-repeated="2" office:value-type="string">
            <text:p>add</text:p>
          </table:table-cell>
          <table:table-cell office:value-type="string">
            <text:p>java.util.Set.add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11]/code[7]</text:p>
          </table:table-cell>
          <table:table-cell table:number-columns-repeated="2" office:value-type="string">
            <text:p>add</text:p>
          </table:table-cell>
          <table:table-cell office:value-type="string">
            <text:p>java.util.Set.add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11]/code[9]</text:p>
          </table:table-cell>
          <table:table-cell table:number-columns-repeated="2" office:value-type="string">
            <text:p>contains</text:p>
          </table:table-cell>
          <table:table-cell office:value-type="string">
            <text:p>java.util.Set.contains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12]/code[4]</text:p>
          </table:table-cell>
          <table:table-cell table:number-columns-repeated="2" office:value-type="string">
            <text:p>add</text:p>
          </table:table-cell>
          <table:table-cell office:value-type="string">
            <text:p>java.util.Set.add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12]/code[5]</text:p>
          </table:table-cell>
          <table:table-cell table:number-columns-repeated="2" office:value-type="string">
            <text:p>addAll</text:p>
          </table:table-cell>
          <table:table-cell office:value-type="string">
            <text:p>java.util.Set.add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15]/code[1]</text:p>
          </table:table-cell>
          <table:table-cell table:number-columns-repeated="2" office:value-type="string">
            <text:p>addAll</text:p>
          </table:table-cell>
          <table:table-cell office:value-type="string">
            <text:p>java.util.Set.add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16]/code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Set.iterator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21]/code[5]</text:p>
          </table:table-cell>
          <table:table-cell table:number-columns-repeated="2" office:value-type="string">
            <text:p>clear</text:p>
          </table:table-cell>
          <table:table-cell office:value-type="string">
            <text:p>java.util.Set.clear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23]/code[2]</text:p>
          </table:table-cell>
          <table:table-cell table:number-columns-repeated="2" office:value-type="string">
            <text:p>containsAll</text:p>
          </table:table-cell>
          <table:table-cell office:value-type="string">
            <text:p>java.util.Set.contains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3]/code[1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Queue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4]/code[3]</text:p>
          </table:table-cell>
          <table:table-cell table:number-columns-repeated="2" office:value-type="string">
            <text:p>isEmpty</text:p>
          </table:table-cell>
          <table:table-cell office:value-type="string">
            <text:p>java.util.Set.isEmpty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4]/code[4]</text:p>
          </table:table-cell>
          <table:table-cell table:number-columns-repeated="2" office:value-type="string">
            <text:p>contains</text:p>
          </table:table-cell>
          <table:table-cell office:value-type="string">
            <text:p>java.util.Set.contains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4]/code[5]</text:p>
          </table:table-cell>
          <table:table-cell table:number-columns-repeated="2" office:value-type="string">
            <text:p>add</text:p>
          </table:table-cell>
          <table:table-cell office:value-type="string">
            <text:p>java.util.Set.add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4]/code[7]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Set.iterator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5]/code[1]</text:p>
          </table:table-cell>
          <table:table-cell table:number-columns-repeated="2" office:value-type="string">
            <text:p>add</text:p>
          </table:table-cell>
          <table:table-cell office:value-type="string">
            <text:p>java.util.Set.add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5]/code[7]</text:p>
          </table:table-cell>
          <table:table-cell table:number-columns-repeated="2" office:value-type="string">
            <text:p>isEmpty</text:p>
          </table:table-cell>
          <table:table-cell office:value-type="string">
            <text:p>java.util.Set.isEmpty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6]/code[3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Queue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7]/code[1]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Set.iterator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7]/code[3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Queue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8]/code[3]</text:p>
          </table:table-cell>
          <table:table-cell table:number-columns-repeated="2" office:value-type="string">
            <text:p>isEmpty</text:p>
          </table:table-cell>
          <table:table-cell office:value-type="string">
            <text:p>java.util.Set.isEmpty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8]/code[4]</text:p>
          </table:table-cell>
          <table:table-cell table:number-columns-repeated="2" office:value-type="string">
            <text:p>add</text:p>
          </table:table-cell>
          <table:table-cell office:value-type="string">
            <text:p>java.util.Set.add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8]/code[7]</text:p>
          </table:table-cell>
          <table:table-cell table:number-columns-repeated="2" office:value-type="string">
            <text:p>subList</text:p>
          </table:table-cell>
          <table:table-cell office:value-type="string">
            <text:p>java.util.RandomAccessSubList.subLis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p[8]/code[8]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Set.iterator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table/tr[3]/td[2]/code</text:p>
          </table:table-cell>
          <table:table-cell office:value-type="string">
            <text:p>remove()</text:p>
          </table:table-cell>
          <table:table-cell office:value-type="string">
            <text:p>remove</text:p>
          </table:table-cell>
          <table:table-cell office:value-type="string">
            <text:p>java.util.Queue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ul[2]/li[1]/code[1]</text:p>
          </table:table-cell>
          <table:table-cell table:number-columns-repeated="2" office:value-type="string">
            <text:p>containsAll</text:p>
          </table:table-cell>
          <table:table-cell office:value-type="string">
            <text:p>java.util.Set.contains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ul[2]/li[2]/code[1]</text:p>
          </table:table-cell>
          <table:table-cell table:number-columns-repeated="2" office:value-type="string">
            <text:p>addAll</text:p>
          </table:table-cell>
          <table:table-cell office:value-type="string">
            <text:p>java.util.Set.add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ul[2]/li[5]/code[1]</text:p>
          </table:table-cell>
          <table:table-cell table:number-columns-repeated="2" office:value-type="string">
            <text:p>clear</text:p>
          </table:table-cell>
          <table:table-cell office:value-type="string">
            <text:p>java.util.Set.clear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ul/li[1]/code[1]</text:p>
          </table:table-cell>
          <table:table-cell office:value-type="string">
            <text:p>s1.containsAll(s2)</text:p>
          </table:table-cell>
          <table:table-cell office:value-type="string">
            <text:p>containsAll</text:p>
          </table:table-cell>
          <table:table-cell office:value-type="string">
            <text:p>java.util.Set.contains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ul/li[1]/code[2]</text:p>
          </table:table-cell>
          <table:table-cell table:number-columns-repeated="2" office:value-type="string">
            <text:p>add</text:p>
          </table:table-cell>
          <table:table-cell office:value-type="string">
            <text:p>java.util.Set.add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et.html</text:p>
          </table:table-cell>
          <table:table-cell office:value-type="string">
            <text:p>/html/body/div[4]/div[3]/ul/li[2]/code[1]</text:p>
          </table:table-cell>
          <table:table-cell office:value-type="string">
            <text:p>s1.addAll(s2)</text:p>
          </table:table-cell>
          <table:table-cell office:value-type="string">
            <text:p>addAll</text:p>
          </table:table-cell>
          <table:table-cell office:value-type="string">
            <text:p>java.util.Set.add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7]/code[2]</text:p>
          </table:table-cell>
          <table:table-cell table:number-columns-repeated="2" office:value-type="string">
            <text:p>SortedSet</text:p>
          </table:table-cell>
          <table:table-cell office:value-type="string">
            <text:p>java.util.Sorted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1]/code[3]</text:p>
          </table:table-cell>
          <table:table-cell table:number-columns-repeated="2" office:value-type="string">
            <text:p>Comparator</text:p>
          </table:table-cell>
          <table:table-cell office:value-type="string">
            <text:p>java.util.Compa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1]/code[5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ul[2]/li[1]/code[3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5]/code[1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h2[3]</text:p>
          </table:table-cell>
          <table:table-cell table:number-columns-repeated="2" office:value-type="string">
            <text:p>SortedSet</text:p>
          </table:table-cell>
          <table:table-cell office:value-type="string">
            <text:p>java.util.Sorted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ul[2]/li[2]/code[1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6]/code[3]</text:p>
          </table:table-cell>
          <table:table-cell table:number-columns-repeated="2" office:value-type="string">
            <text:p>Comparator</text:p>
          </table:table-cell>
          <table:table-cell office:value-type="string">
            <text:p>java.util.Compa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6]/code[5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2]/a/code</text:p>
          </table:table-cell>
          <table:table-cell table:number-columns-repeated="2" office:value-type="string">
            <text:p>SortedSet</text:p>
          </table:table-cell>
          <table:table-cell office:value-type="string">
            <text:p>java.util.Sorted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1]/a[2]/code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1]/code[1]</text:p>
          </table:table-cell>
          <table:table-cell table:number-columns-repeated="2" office:value-type="string">
            <text:p>Comparator</text:p>
          </table:table-cell>
          <table:table-cell office:value-type="string">
            <text:p>java.util.Compa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2]/code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5]/code[2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7]/code[1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ul[1]/li[3]/code[1]</text:p>
          </table:table-cell>
          <table:table-cell office:value-type="string">
            <text:p>Comparator access</text:p>
          </table:table-cell>
          <table:table-cell office:value-type="string">
            <text:p>Comparator</text:p>
          </table:table-cell>
          <table:table-cell office:value-type="string">
            <text:p>java.util.Compa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ul[1]/li[3]/code[2]</text:p>
          </table:table-cell>
          <table:table-cell table:number-columns-repeated="2" office:value-type="string">
            <text:p>Comparator</text:p>
          </table:table-cell>
          <table:table-cell office:value-type="string">
            <text:p>java.util.Compa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3]/code[2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4]/code[2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5]/code[5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6]/code[2]</text:p>
          </table:table-cell>
          <table:table-cell table:number-columns-repeated="2" office:value-type="string">
            <text:p>Comparator</text:p>
          </table:table-cell>
          <table:table-cell office:value-type="string">
            <text:p>java.util.Compa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1]/code[4]</text:p>
          </table:table-cell>
          <table:table-cell table:number-columns-repeated="2" office:value-type="string">
            <text:p>SortedMap</text:p>
          </table:table-cell>
          <table:table-cell office:value-type="string">
            <text:p>java.util.Sorted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3]/code[1]</text:p>
          </table:table-cell>
          <table:table-cell table:number-columns-repeated="2" office:value-type="string">
            <text:p>SortedMap</text:p>
          </table:table-cell>
          <table:table-cell office:value-type="string">
            <text:p>java.util.Sorted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5]/code[8]</text:p>
          </table:table-cell>
          <table:table-cell table:number-columns-repeated="2" office:value-type="string">
            <text:p>SortedMap</text:p>
          </table:table-cell>
          <table:table-cell office:value-type="string">
            <text:p>java.util.Sorted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2]/h1</text:p>
          </table:table-cell>
          <table:table-cell table:number-columns-repeated="2" office:value-type="string">
            <text:p>SortedMap</text:p>
          </table:table-cell>
          <table:table-cell office:value-type="string">
            <text:p>java.util.Sorted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1]/a[1]/code</text:p>
          </table:table-cell>
          <table:table-cell table:number-columns-repeated="2" office:value-type="string">
            <text:p>SortedMap</text:p>
          </table:table-cell>
          <table:table-cell office:value-type="string">
            <text:p>java.util.Sorted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1]/code[2]</text:p>
          </table:table-cell>
          <table:table-cell table:number-columns-repeated="2" office:value-type="string">
            <text:p>SortedMap</text:p>
          </table:table-cell>
          <table:table-cell office:value-type="string">
            <text:p>java.util.Sorted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5]/code[3]</text:p>
          </table:table-cell>
          <table:table-cell table:number-columns-repeated="2" office:value-type="string">
            <text:p>SortedMap</text:p>
          </table:table-cell>
          <table:table-cell office:value-type="string">
            <text:p>java.util.Sorted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6]/code[1]</text:p>
          </table:table-cell>
          <table:table-cell table:number-columns-repeated="2" office:value-type="string">
            <text:p>SortedMap</text:p>
          </table:table-cell>
          <table:table-cell office:value-type="string">
            <text:p>java.util.Sorted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ul[2]/li[1]/code[2]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Collection.iterator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4]/code[3]</text:p>
          </table:table-cell>
          <table:table-cell table:number-columns-repeated="2" office:value-type="string">
            <text:p>SortedMap</text:p>
          </table:table-cell>
          <table:table-cell office:value-type="string">
            <text:p>java.util.Sorted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5]/code[6]</text:p>
          </table:table-cell>
          <table:table-cell table:number-columns-repeated="2" office:value-type="string">
            <text:p>SortedMap</text:p>
          </table:table-cell>
          <table:table-cell office:value-type="string">
            <text:p>java.util.Sorted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5]/code[10]</text:p>
          </table:table-cell>
          <table:table-cell table:number-columns-repeated="2" office:value-type="string">
            <text:p>SortedMap</text:p>
          </table:table-cell>
          <table:table-cell office:value-type="string">
            <text:p>java.util.Sorted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5]/code[11]</text:p>
          </table:table-cell>
          <table:table-cell table:number-columns-repeated="2" office:value-type="string">
            <text:p>SortedMap</text:p>
          </table:table-cell>
          <table:table-cell office:value-type="string">
            <text:p>java.util.Sorted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7]/code[3]</text:p>
          </table:table-cell>
          <table:table-cell table:number-columns-repeated="2" office:value-type="string">
            <text:p>SortedMap</text:p>
          </table:table-cell>
          <table:table-cell office:value-type="string">
            <text:p>java.util.Sorted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5]/code[12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jar.Attributes.map</text:p>
          </table:table-cell>
          <table:table-cell office:value-type="string">
            <text:p>fiel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5]/code[7]</text:p>
          </table:table-cell>
          <table:table-cell table:number-columns-repeated="2" office:value-type="string">
            <text:p>TreeMap</text:p>
          </table:table-cell>
          <table:table-cell office:value-type="string">
            <text:p>java.util.TreeMap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5]/code[4]</text:p>
          </table:table-cell>
          <table:table-cell table:number-columns-repeated="2" office:value-type="string">
            <text:p>TreeMap</text:p>
          </table:table-cell>
          <table:table-cell office:value-type="string">
            <text:p>java.util.TreeMap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5]/code[9]</text:p>
          </table:table-cell>
          <table:table-cell table:number-columns-repeated="2" office:value-type="string">
            <text:p>TreeMap</text:p>
          </table:table-cell>
          <table:table-cell office:value-type="string">
            <text:p>java.util.TreeMap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2]/div[5]/ul[2]/li[3]/code[5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Set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2]/div[5]/ul[2]/li[5]/code[6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Set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11]/code[5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Set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map.html</text:p>
          </table:table-cell>
          <table:table-cell office:value-type="string">
            <text:p>/html/body/div[4]/div[3]/p[11]/code[8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Set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]/a[1]/code</text:p>
          </table:table-cell>
          <table:table-cell table:number-columns-repeated="2" office:value-type="string">
            <text:p>SortedSet</text:p>
          </table:table-cell>
          <table:table-cell office:value-type="string">
            <text:p>java.util.Sorted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]/code[2]</text:p>
          </table:table-cell>
          <table:table-cell table:number-columns-repeated="2" office:value-type="string">
            <text:p>SortedSet</text:p>
          </table:table-cell>
          <table:table-cell office:value-type="string">
            <text:p>java.util.Sorted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]/code[4]</text:p>
          </table:table-cell>
          <table:table-cell table:number-columns-repeated="2" office:value-type="string">
            <text:p>SortedSet</text:p>
          </table:table-cell>
          <table:table-cell office:value-type="string">
            <text:p>java.util.Sorted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3]/code[1]</text:p>
          </table:table-cell>
          <table:table-cell table:number-columns-repeated="2" office:value-type="string">
            <text:p>SortedSet</text:p>
          </table:table-cell>
          <table:table-cell office:value-type="string">
            <text:p>java.util.Sorted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5]/code[3]</text:p>
          </table:table-cell>
          <table:table-cell table:number-columns-repeated="2" office:value-type="string">
            <text:p>SortedSet</text:p>
          </table:table-cell>
          <table:table-cell office:value-type="string">
            <text:p>java.util.Sorted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5]/code[5]</text:p>
          </table:table-cell>
          <table:table-cell table:number-columns-repeated="2" office:value-type="string">
            <text:p>SortedSet</text:p>
          </table:table-cell>
          <table:table-cell office:value-type="string">
            <text:p>java.util.Sorted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5]/code[9]</text:p>
          </table:table-cell>
          <table:table-cell table:number-columns-repeated="2" office:value-type="string">
            <text:p>TreeSet</text:p>
          </table:table-cell>
          <table:table-cell office:value-type="string">
            <text:p>java.util.TreeSe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6]/code[1]</text:p>
          </table:table-cell>
          <table:table-cell table:number-columns-repeated="2" office:value-type="string">
            <text:p>SortedSet</text:p>
          </table:table-cell>
          <table:table-cell office:value-type="string">
            <text:p>java.util.Sorted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5]/code[7]</text:p>
          </table:table-cell>
          <table:table-cell table:number-columns-repeated="2" office:value-type="string">
            <text:p>SortedSet</text:p>
          </table:table-cell>
          <table:table-cell office:value-type="string">
            <text:p>java.util.Sorted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6]/code[5]</text:p>
          </table:table-cell>
          <table:table-cell table:number-columns-repeated="2" office:value-type="string">
            <text:p>SortedSet</text:p>
          </table:table-cell>
          <table:table-cell office:value-type="string">
            <text:p>java.util.Sorted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2]/h1</text:p>
          </table:table-cell>
          <table:table-cell table:number-columns-repeated="2" office:value-type="string">
            <text:p>SortedSet</text:p>
          </table:table-cell>
          <table:table-cell office:value-type="string">
            <text:p>java.util.Sorted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]/code[3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5]/code[2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6]/code[3]</text:p>
          </table:table-cell>
          <table:table-cell table:number-columns-repeated="2" office:value-type="string">
            <text:p>Comparator</text:p>
          </table:table-cell>
          <table:table-cell office:value-type="string">
            <text:p>java.util.Compa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5]/code[5]</text:p>
          </table:table-cell>
          <table:table-cell table:number-columns-repeated="2" office:value-type="string">
            <text:p>Object</text:p>
          </table:table-cell>
          <table:table-cell office:value-type="string">
            <text:p>java.lang.Objec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6]/code[3]</text:p>
          </table:table-cell>
          <table:table-cell table:number-columns-repeated="2" office:value-type="string">
            <text:p>last</text:p>
          </table:table-cell>
          <table:table-cell office:value-type="string">
            <text:p>java.util.SortedSet.las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2]/code</text:p>
          </table:table-cell>
          <table:table-cell table:number-columns-repeated="2" office:value-type="string">
            <text:p>SortedSet</text:p>
          </table:table-cell>
          <table:table-cell office:value-type="string">
            <text:p>java.util.Sorted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4]/code[2]</text:p>
          </table:table-cell>
          <table:table-cell table:number-columns-repeated="2" office:value-type="string">
            <text:p>SortedSet</text:p>
          </table:table-cell>
          <table:table-cell office:value-type="string">
            <text:p>java.util.Sorted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5]/code[4]</text:p>
          </table:table-cell>
          <table:table-cell table:number-columns-repeated="2" office:value-type="string">
            <text:p>TreeSet</text:p>
          </table:table-cell>
          <table:table-cell office:value-type="string">
            <text:p>java.util.TreeSe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5]/code[7]</text:p>
          </table:table-cell>
          <table:table-cell table:number-columns-repeated="2" office:value-type="string">
            <text:p>TreeSet</text:p>
          </table:table-cell>
          <table:table-cell office:value-type="string">
            <text:p>java.util.TreeSe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9]/code[5]</text:p>
          </table:table-cell>
          <table:table-cell table:number-columns-repeated="2" office:value-type="string">
            <text:p>SortedSet</text:p>
          </table:table-cell>
          <table:table-cell office:value-type="string">
            <text:p>java.util.Sorted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6]/code[1]</text:p>
          </table:table-cell>
          <table:table-cell table:number-columns-repeated="2" office:value-type="string">
            <text:p>SortedSet</text:p>
          </table:table-cell>
          <table:table-cell office:value-type="string">
            <text:p>java.util.Sorted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9]/code[1]</text:p>
          </table:table-cell>
          <table:table-cell table:number-columns-repeated="2" office:value-type="string">
            <text:p>SortedSet</text:p>
          </table:table-cell>
          <table:table-cell office:value-type="string">
            <text:p>java.util.Sorted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9]/code[5]</text:p>
          </table:table-cell>
          <table:table-cell table:number-columns-repeated="2" office:value-type="string">
            <text:p>SortedSet</text:p>
          </table:table-cell>
          <table:table-cell office:value-type="string">
            <text:p>java.util.Sorted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]/code[1]</text:p>
          </table:table-cell>
          <table:table-cell table:number-columns-repeated="2" office:value-type="string">
            <text:p>Comparator</text:p>
          </table:table-cell>
          <table:table-cell office:value-type="string">
            <text:p>java.util.Compa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ul[1]/li[3]/code[1]</text:p>
          </table:table-cell>
          <table:table-cell office:value-type="string">
            <text:p>Comparator access</text:p>
          </table:table-cell>
          <table:table-cell office:value-type="string">
            <text:p>Comparator</text:p>
          </table:table-cell>
          <table:table-cell office:value-type="string">
            <text:p>java.util.Compa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ul[1]/li[3]/code[2]</text:p>
          </table:table-cell>
          <table:table-cell table:number-columns-repeated="2" office:value-type="string">
            <text:p>Comparator</text:p>
          </table:table-cell>
          <table:table-cell office:value-type="string">
            <text:p>java.util.Compa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6]/code[2]</text:p>
          </table:table-cell>
          <table:table-cell table:number-columns-repeated="2" office:value-type="string">
            <text:p>Comparator</text:p>
          </table:table-cell>
          <table:table-cell office:value-type="string">
            <text:p>java.util.Compa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8]/code[4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2]/code[5]</text:p>
          </table:table-cell>
          <table:table-cell table:number-columns-repeated="2" office:value-type="string">
            <text:p>String</text:p>
          </table:table-cell>
          <table:table-cell office:value-type="string">
            <text:p>java.lang.String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6]/code[7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5]/code[1]</text:p>
          </table:table-cell>
          <table:table-cell table:number-columns-repeated="2" office:value-type="string">
            <text:p>SortedSet</text:p>
          </table:table-cell>
          <table:table-cell office:value-type="string">
            <text:p>java.util.Sorted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6]/code[6]</text:p>
          </table:table-cell>
          <table:table-cell table:number-columns-repeated="2" office:value-type="string">
            <text:p>SortedSet</text:p>
          </table:table-cell>
          <table:table-cell office:value-type="string">
            <text:p>java.util.Sorted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]/a[2]/code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3]/code[2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9]/code[3]</text:p>
          </table:table-cell>
          <table:table-cell table:number-columns-repeated="2" office:value-type="string">
            <text:p>Comparator</text:p>
          </table:table-cell>
          <table:table-cell office:value-type="string">
            <text:p>java.util.Compa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5]/code[6]</text:p>
          </table:table-cell>
          <table:table-cell table:number-columns-repeated="2" office:value-type="string">
            <text:p>TreeSet</text:p>
          </table:table-cell>
          <table:table-cell office:value-type="string">
            <text:p>java.util.TreeSet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5]/code[8]</text:p>
          </table:table-cell>
          <table:table-cell table:number-columns-repeated="2" office:value-type="string">
            <text:p>SortedSet</text:p>
          </table:table-cell>
          <table:table-cell office:value-type="string">
            <text:p>java.util.Sorted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5]/code[6]</text:p>
          </table:table-cell>
          <table:table-cell table:number-columns-repeated="2" office:value-type="string">
            <text:p>SortedSet</text:p>
          </table:table-cell>
          <table:table-cell office:value-type="string">
            <text:p>java.util.Sorted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5]/code[8]</text:p>
          </table:table-cell>
          <table:table-cell table:number-columns-repeated="2" office:value-type="string">
            <text:p>SortedSet</text:p>
          </table:table-cell>
          <table:table-cell office:value-type="string">
            <text:p>java.util.Sorted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5]/code[1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8]/code[5]</text:p>
          </table:table-cell>
          <table:table-cell table:number-columns-repeated="2" office:value-type="string">
            <text:p>Comparator</text:p>
          </table:table-cell>
          <table:table-cell office:value-type="string">
            <text:p>java.util.Compa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8]/code[6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6]/code[4]</text:p>
          </table:table-cell>
          <table:table-cell table:number-columns-repeated="2" office:value-type="string">
            <text:p>last</text:p>
          </table:table-cell>
          <table:table-cell office:value-type="string">
            <text:p>java.util.SortedSet.las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2]/code[1]</text:p>
          </table:table-cell>
          <table:table-cell table:number-columns-repeated="2" office:value-type="string">
            <text:p>subSet</text:p>
          </table:table-cell>
          <table:table-cell office:value-type="string">
            <text:p>java.util.SortedSet.subSe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9]/code[2]</text:p>
          </table:table-cell>
          <table:table-cell table:number-columns-repeated="2" office:value-type="string">
            <text:p>comparator</text:p>
          </table:table-cell>
          <table:table-cell office:value-type="string">
            <text:p>java.util.SortedSet.comparator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8]/code[2]</text:p>
          </table:table-cell>
          <table:table-cell table:number-columns-repeated="2" office:value-type="string">
            <text:p>subSet</text:p>
          </table:table-cell>
          <table:table-cell office:value-type="string">
            <text:p>java.util.SortedSet.subSe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5]/code[3]</text:p>
          </table:table-cell>
          <table:table-cell table:number-columns-repeated="2" office:value-type="string">
            <text:p>headSet</text:p>
          </table:table-cell>
          <table:table-cell office:value-type="string">
            <text:p>java.util.SortedSet.headSe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2]/code[6]</text:p>
          </table:table-cell>
          <table:table-cell office:value-type="string">
            <text:p>s + "\0"</text:p>
          </table:table-cell>
          <table:table-cell office:value-type="string">
            <text:p>s</text:p>
          </table:table-cell>
          <table:table-cell office:value-type="string">
            <text:p>java.util.Collections.CheckedMap.CheckedEntrySet.s</text:p>
          </table:table-cell>
          <table:table-cell office:value-type="string">
            <text:p>fiel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ul[2]/li[1]/code[2]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Set.iterator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6]/code[2]</text:p>
          </table:table-cell>
          <table:table-cell table:number-columns-repeated="2" office:value-type="string">
            <text:p>first</text:p>
          </table:table-cell>
          <table:table-cell office:value-type="string">
            <text:p>java.util.SortedSet.firs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4]/code[3]</text:p>
          </table:table-cell>
          <table:table-cell office:value-type="string">
            <text:p>successor(lowEndpoint)</text:p>
          </table:table-cell>
          <table:table-cell office:value-type="string">
            <text:p>successor</text:p>
          </table:table-cell>
          <table:table-cell office:value-type="string">
            <text:p>java.util.TreeMap.successor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6]/code[8]</text:p>
          </table:table-cell>
          <table:table-cell table:number-columns-repeated="2" office:value-type="string">
            <text:p>tailSet</text:p>
          </table:table-cell>
          <table:table-cell office:value-type="string">
            <text:p>java.util.SortedSet.tailSe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2]/code[3]</text:p>
          </table:table-cell>
          <table:table-cell office:value-type="string">
            <text:p>successor(highEndpoint)</text:p>
          </table:table-cell>
          <table:table-cell office:value-type="string">
            <text:p>successor</text:p>
          </table:table-cell>
          <table:table-cell office:value-type="string">
            <text:p>java.util.TreeMap.successor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5]/code[4]</text:p>
          </table:table-cell>
          <table:table-cell table:number-columns-repeated="2" office:value-type="string">
            <text:p>tailSet</text:p>
          </table:table-cell>
          <table:table-cell office:value-type="string">
            <text:p>java.util.SortedSet.tailSet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2]/div[3]/ol[1]/li[2]/ul/li[1]/code[3]</text:p>
          </table:table-cell>
          <table:table-cell office:value-type="string">
            <text:p>size()</text:p>
          </table:table-cell>
          <table:table-cell office:value-type="string">
            <text:p>size</text:p>
          </table:table-cell>
          <table:table-cell office:value-type="string">
            <text:p>java.util.Set.siz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2]/div[5]/p[4]/code[4]</text:p>
          </table:table-cell>
          <table:table-cell table:number-columns-repeated="2" office:value-type="string">
            <text:p>size</text:p>
          </table:table-cell>
          <table:table-cell office:value-type="string">
            <text:p>java.util.Set.siz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2]/div[5]/p[5]/code[1]</text:p>
          </table:table-cell>
          <table:table-cell table:number-columns-repeated="2" office:value-type="string">
            <text:p>toArray</text:p>
          </table:table-cell>
          <table:table-cell office:value-type="string">
            <text:p>java.util.Set.toArray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2]/div[5]/ul[2]/li[1]/code[5]</text:p>
          </table:table-cell>
          <table:table-cell table:number-columns-repeated="2" office:value-type="string">
            <text:p>size</text:p>
          </table:table-cell>
          <table:table-cell office:value-type="string">
            <text:p>java.util.Set.siz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2]/div[5]/ul[2]/li[3]/code[7]</text:p>
          </table:table-cell>
          <table:table-cell table:number-columns-repeated="2" office:value-type="string">
            <text:p>size</text:p>
          </table:table-cell>
          <table:table-cell office:value-type="string">
            <text:p>java.util.Set.siz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2]/div[5]/ul[2]/li[4]/code[3]</text:p>
          </table:table-cell>
          <table:table-cell table:number-columns-repeated="2" office:value-type="string">
            <text:p>size</text:p>
          </table:table-cell>
          <table:table-cell office:value-type="string">
            <text:p>java.util.Set.siz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2]/div[5]/ul[2]/li[5]/code[2]</text:p>
          </table:table-cell>
          <table:table-cell table:number-columns-repeated="2" office:value-type="string">
            <text:p>peek</text:p>
          </table:table-cell>
          <table:table-cell office:value-type="string">
            <text:p>java.util.Stack.peek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2]/div[5]/ul[2]/li[5]/code[4]</text:p>
          </table:table-cell>
          <table:table-cell table:number-columns-repeated="2" office:value-type="string">
            <text:p>size</text:p>
          </table:table-cell>
          <table:table-cell office:value-type="string">
            <text:p>java.util.Set.siz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3]/div[5]/ul[1]/li[4]/p/code[1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Set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2]/code[3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Set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5]/code[2]</text:p>
          </table:table-cell>
          <table:table-cell table:number-columns-repeated="2" office:value-type="string">
            <text:p>removeAll</text:p>
          </table:table-cell>
          <table:table-cell office:value-type="string">
            <text:p>java.util.Set.remove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5]/code[3]</text:p>
          </table:table-cell>
          <table:table-cell table:number-columns-repeated="2" office:value-type="string">
            <text:p>retainAll</text:p>
          </table:table-cell>
          <table:table-cell office:value-type="string">
            <text:p>java.util.Set.retain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19]/code[3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Set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21]/code[2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Set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21]/code[3]</text:p>
          </table:table-cell>
          <table:table-cell table:number-columns-repeated="2" office:value-type="string">
            <text:p>removeAll</text:p>
          </table:table-cell>
          <table:table-cell office:value-type="string">
            <text:p>java.util.Set.remove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21]/code[4]</text:p>
          </table:table-cell>
          <table:table-cell table:number-columns-repeated="2" office:value-type="string">
            <text:p>retainAll</text:p>
          </table:table-cell>
          <table:table-cell office:value-type="string">
            <text:p>java.util.Set.retain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23]/code[3]</text:p>
          </table:table-cell>
          <table:table-cell table:number-columns-repeated="2" office:value-type="string">
            <text:p>removeAll</text:p>
          </table:table-cell>
          <table:table-cell office:value-type="string">
            <text:p>java.util.Set.remove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23]/code[4]</text:p>
          </table:table-cell>
          <table:table-cell table:number-columns-repeated="2" office:value-type="string">
            <text:p>retainAll</text:p>
          </table:table-cell>
          <table:table-cell office:value-type="string">
            <text:p>java.util.Set.retain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4]/code[2]</text:p>
          </table:table-cell>
          <table:table-cell table:number-columns-repeated="2" office:value-type="string">
            <text:p>size</text:p>
          </table:table-cell>
          <table:table-cell office:value-type="string">
            <text:p>java.util.Set.siz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4]/code[6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Set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5]/code[5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Set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5]/code[6]</text:p>
          </table:table-cell>
          <table:table-cell table:number-columns-repeated="2" office:value-type="string">
            <text:p>size</text:p>
          </table:table-cell>
          <table:table-cell office:value-type="string">
            <text:p>java.util.Set.siz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8]/code[1]</text:p>
          </table:table-cell>
          <table:table-cell table:number-columns-repeated="2" office:value-type="string">
            <text:p>size</text:p>
          </table:table-cell>
          <table:table-cell office:value-type="string">
            <text:p>java.util.Set.siz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p[8]/code[6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Set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ul[2]/li[2]/code</text:p>
          </table:table-cell>
          <table:table-cell table:number-columns-repeated="2" office:value-type="string">
            <text:p>toArray</text:p>
          </table:table-cell>
          <table:table-cell office:value-type="string">
            <text:p>java.util.Set.toArray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ul[2]/li[3]/code[1]</text:p>
          </table:table-cell>
          <table:table-cell table:number-columns-repeated="2" office:value-type="string">
            <text:p>removeAll</text:p>
          </table:table-cell>
          <table:table-cell office:value-type="string">
            <text:p>java.util.Set.remove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ul[2]/li[4]/code[1]</text:p>
          </table:table-cell>
          <table:table-cell table:number-columns-repeated="2" office:value-type="string">
            <text:p>retainAll</text:p>
          </table:table-cell>
          <table:table-cell office:value-type="string">
            <text:p>java.util.Set.retain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ul/li[1]/code[3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Set.remove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ul/li[3]/code[1]</text:p>
          </table:table-cell>
          <table:table-cell office:value-type="string">
            <text:p>s1.retainAll(s2)</text:p>
          </table:table-cell>
          <table:table-cell office:value-type="string">
            <text:p>retainAll</text:p>
          </table:table-cell>
          <table:table-cell office:value-type="string">
            <text:p>java.util.Set.retain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orted-set.html</text:p>
          </table:table-cell>
          <table:table-cell office:value-type="string">
            <text:p>/html/body/div[4]/div[3]/ul/li[4]/code[1]</text:p>
          </table:table-cell>
          <table:table-cell office:value-type="string">
            <text:p>s1.removeAll(s2)</text:p>
          </table:table-cell>
          <table:table-cell office:value-type="string">
            <text:p>removeAll</text:p>
          </table:table-cell>
          <table:table-cell office:value-type="string">
            <text:p>java.util.Set.removeAll</text:p>
          </table:table-cell>
          <table:table-cell office:value-type="string">
            <text:p>method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ummary.html</text:p>
          </table:table-cell>
          <table:table-cell office:value-type="string">
            <text:p>/html/body/div[4]/div[3]/ul/li[1]/code[4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ummary.html</text:p>
          </table:table-cell>
          <table:table-cell office:value-type="string">
            <text:p>/html/body/div[4]/div[3]/ul/li[2]/p/code[1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ummary.html</text:p>
          </table:table-cell>
          <table:table-cell office:value-type="string">
            <text:p>/html/body/div[4]/div[3]/ul/li[6]/p/code[1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ummary.html</text:p>
          </table:table-cell>
          <table:table-cell office:value-type="string">
            <text:p>/html/body/div[4]/div[3]/ul/li[6]/p/code[2]</text:p>
          </table:table-cell>
          <table:table-cell table:number-columns-repeated="2" office:value-type="string">
            <text:p>Hashtable</text:p>
          </table:table-cell>
          <table:table-cell office:value-type="string">
            <text:p>java.util.Hashtable</text:p>
          </table:table-cell>
          <table:table-cell office:value-type="string">
            <text:p>class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ummary.html</text:p>
          </table:table-cell>
          <table:table-cell office:value-type="string">
            <text:p>/html/body/div[4]/div[3]/ul/li[2]/p/code[3]</text:p>
          </table:table-cell>
          <table:table-cell table:number-columns-repeated="2" office:value-type="string">
            <text:p>SortedSet</text:p>
          </table:table-cell>
          <table:table-cell office:value-type="string">
            <text:p>java.util.Sorted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ummary.html</text:p>
          </table:table-cell>
          <table:table-cell office:value-type="string">
            <text:p>/html/body/div[4]/div[3]/ul/li[1]/code[1]</text:p>
          </table:table-cell>
          <table:table-cell table:number-columns-repeated="2" office:value-type="string">
            <text:p>Collection</text:p>
          </table:table-cell>
          <table:table-cell office:value-type="string">
            <text:p>java.util.Collection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ummary.html</text:p>
          </table:table-cell>
          <table:table-cell office:value-type="string">
            <text:p>/html/body/div[4]/div[3]/ul/li[2]/p/code[2]</text:p>
          </table:table-cell>
          <table:table-cell table:number-columns-repeated="2" office:value-type="string">
            <text:p>Set</text:p>
          </table:table-cell>
          <table:table-cell office:value-type="string">
            <text:p>java.util.Set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ummary.html</text:p>
          </table:table-cell>
          <table:table-cell office:value-type="string">
            <text:p>/html/body/div[4]/div[3]/ul/li[7]/p/code[1]</text:p>
          </table:table-cell>
          <table:table-cell table:number-columns-repeated="2" office:value-type="string">
            <text:p>Map</text:p>
          </table:table-cell>
          <table:table-cell office:value-type="string">
            <text:p>java.util.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ummary.html</text:p>
          </table:table-cell>
          <table:table-cell office:value-type="string">
            <text:p>/html/body/div[4]/div[3]/ul/li[7]/p/code[3]</text:p>
          </table:table-cell>
          <table:table-cell table:number-columns-repeated="2" office:value-type="string">
            <text:p>Comparator</text:p>
          </table:table-cell>
          <table:table-cell office:value-type="string">
            <text:p>java.util.Comparator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ummary.html</text:p>
          </table:table-cell>
          <table:table-cell office:value-type="string">
            <text:p>/html/body/div[4]/div[3]/ul/li[7]/p/code[2]</text:p>
          </table:table-cell>
          <table:table-cell table:number-columns-repeated="2" office:value-type="string">
            <text:p>SortedMap</text:p>
          </table:table-cell>
          <table:table-cell office:value-type="string">
            <text:p>java.util.SortedMap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ummary.html</text:p>
          </table:table-cell>
          <table:table-cell office:value-type="string">
            <text:p>/html/body/div[4]/div[3]/ul/li[5]/p/code[1]</text:p>
          </table:table-cell>
          <table:table-cell table:number-columns-repeated="2" office:value-type="string">
            <text:p>Deque</text:p>
          </table:table-cell>
          <table:table-cell office:value-type="string">
            <text:p>java.util.Deq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ummary.html</text:p>
          </table:table-cell>
          <table:table-cell office:value-type="string">
            <text:p>/html/body/div[4]/div[3]/ul/li[5]/p/code[2]</text:p>
          </table:table-cell>
          <table:table-cell table:number-columns-repeated="2" office:value-type="string">
            <text:p>Deque</text:p>
          </table:table-cell>
          <table:table-cell office:value-type="string">
            <text:p>java.util.Deque</text:p>
          </table:table-cell>
          <table:table-cell office:value-type="string">
            <text:p>class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interfaces/summary.html</text:p>
          </table:table-cell>
          <table:table-cell office:value-type="string">
            <text:p>/html/body/div[2]/div[3]/ol[1]/li[2]/ul/li[1]/code[3]</text:p>
          </table:table-cell>
          <table:table-cell office:value-type="string">
            <text:p>size()</text:p>
          </table:table-cell>
          <table:table-cell office:value-type="string">
            <text:p>size</text:p>
          </table:table-cell>
          <table:table-cell office:value-type="string">
            <text:p>java.util.TreeSet.size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ummary.html</text:p>
          </table:table-cell>
          <table:table-cell office:value-type="string">
            <text:p>/html/body/div[4]/div[3]/p[16]/code[4]</text:p>
          </table:table-cell>
          <table:table-cell table:number-columns-repeated="2" office:value-type="string">
            <text:p>add</text:p>
          </table:table-cell>
          <table:table-cell office:value-type="string">
            <text:p>java.util.Vector.add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ummary.html</text:p>
          </table:table-cell>
          <table:table-cell office:value-type="string">
            <text:p>/html/body/div[4]/div[3]/p[17]/code[1]</text:p>
          </table:table-cell>
          <table:table-cell table:number-columns-repeated="2" office:value-type="string">
            <text:p>addAll</text:p>
          </table:table-cell>
          <table:table-cell office:value-type="string">
            <text:p>java.util.Vector.addAll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ummary.html</text:p>
          </table:table-cell>
          <table:table-cell office:value-type="string">
            <text:p>/html/body/div[4]/div[3]/p[17]/code[5]</text:p>
          </table:table-cell>
          <table:table-cell table:number-columns-repeated="2" office:value-type="string">
            <text:p>addAll</text:p>
          </table:table-cell>
          <table:table-cell office:value-type="string">
            <text:p>java.util.Vector.addAll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ummary.html</text:p>
          </table:table-cell>
          <table:table-cell office:value-type="string">
            <text:p>/html/body/div[4]/div[3]/p[21]/code[5]</text:p>
          </table:table-cell>
          <table:table-cell table:number-columns-repeated="2" office:value-type="string">
            <text:p>add</text:p>
          </table:table-cell>
          <table:table-cell office:value-type="string">
            <text:p>java.util.Vector.add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ummary.html</text:p>
          </table:table-cell>
          <table:table-cell office:value-type="string">
            <text:p>/html/body/div[4]/div[3]/p[5]/code[2]</text:p>
          </table:table-cell>
          <table:table-cell table:number-columns-repeated="2" office:value-type="string">
            <text:p>put</text:p>
          </table:table-cell>
          <table:table-cell office:value-type="string">
            <text:p>java.util.TreeMap.pu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ummary.html</text:p>
          </table:table-cell>
          <table:table-cell office:value-type="string">
            <text:p>/html/body/div[4]/div[3]/p[5]/code[3]</text:p>
          </table:table-cell>
          <table:table-cell table:number-columns-repeated="2" office:value-type="string">
            <text:p>get</text:p>
          </table:table-cell>
          <table:table-cell office:value-type="string">
            <text:p>java.util.TreeMap.ge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ummary.html</text:p>
          </table:table-cell>
          <table:table-cell office:value-type="string">
            <text:p>/html/body/div[4]/div[3]/p[5]/code[4]</text:p>
          </table:table-cell>
          <table:table-cell table:number-columns-repeated="2" office:value-type="string">
            <text:p>containsKey</text:p>
          </table:table-cell>
          <table:table-cell office:value-type="string">
            <text:p>java.util.TreeMap.containsKey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ummary.html</text:p>
          </table:table-cell>
          <table:table-cell office:value-type="string">
            <text:p>/html/body/div[4]/div[3]/p[5]/code[5]</text:p>
          </table:table-cell>
          <table:table-cell table:number-columns-repeated="2" office:value-type="string">
            <text:p>containsValue</text:p>
          </table:table-cell>
          <table:table-cell office:value-type="string">
            <text:p>java.util.TreeMap.containsValue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ummary.html</text:p>
          </table:table-cell>
          <table:table-cell office:value-type="string">
            <text:p>/html/body/div[4]/div[3]/p[5]/code[6]</text:p>
          </table:table-cell>
          <table:table-cell table:number-columns-repeated="2" office:value-type="string">
            <text:p>size</text:p>
          </table:table-cell>
          <table:table-cell office:value-type="string">
            <text:p>java.util.TreeMap.size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ummary.html</text:p>
          </table:table-cell>
          <table:table-cell office:value-type="string">
            <text:p>/html/body/div[4]/div[3]/p[6]/code</text:p>
          </table:table-cell>
          <table:table-cell table:number-columns-repeated="2" office:value-type="string">
            <text:p>put</text:p>
          </table:table-cell>
          <table:table-cell office:value-type="string">
            <text:p>java.util.TreeMap.pu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ummary.html</text:p>
          </table:table-cell>
          <table:table-cell office:value-type="string">
            <text:p>/html/body/div[4]/div[3]/p[7]/code[3]</text:p>
          </table:table-cell>
          <table:table-cell table:number-columns-repeated="2" office:value-type="string">
            <text:p>add</text:p>
          </table:table-cell>
          <table:table-cell office:value-type="string">
            <text:p>java.util.Vector.add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ummary.html</text:p>
          </table:table-cell>
          <table:table-cell office:value-type="string">
            <text:p>/html/body/div[4]/div[3]/p[8]/code[1]</text:p>
          </table:table-cell>
          <table:table-cell table:number-columns-repeated="2" office:value-type="string">
            <text:p>size</text:p>
          </table:table-cell>
          <table:table-cell office:value-type="string">
            <text:p>java.util.TreeSet.size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ummary.html</text:p>
          </table:table-cell>
          <table:table-cell office:value-type="string">
            <text:p>/html/body/div[4]/div[3]/p[8]/code[3]</text:p>
          </table:table-cell>
          <table:table-cell table:number-columns-repeated="2" office:value-type="string">
            <text:p>subList</text:p>
          </table:table-cell>
          <table:table-cell office:value-type="string">
            <text:p>java.util.SubList.subLis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ummary.html</text:p>
          </table:table-cell>
          <table:table-cell office:value-type="string">
            <text:p>/html/body/div[4]/div[3]/p[8]/code[3]</text:p>
          </table:table-cell>
          <table:table-cell table:number-columns-repeated="2" office:value-type="string">
            <text:p>isEmpty</text:p>
          </table:table-cell>
          <table:table-cell office:value-type="string">
            <text:p>java.util.TreeSet.isEmpty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ummary.html</text:p>
          </table:table-cell>
          <table:table-cell office:value-type="string">
            <text:p>/html/body/div[4]/div[3]/p[8]/code[4]</text:p>
          </table:table-cell>
          <table:table-cell table:number-columns-repeated="2" office:value-type="string">
            <text:p>add</text:p>
          </table:table-cell>
          <table:table-cell office:value-type="string">
            <text:p>java.util.TreeSet.add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ummary.html</text:p>
          </table:table-cell>
          <table:table-cell office:value-type="string">
            <text:p>/html/body/div[4]/div[3]/p[8]/code[6]</text:p>
          </table:table-cell>
          <table:table-cell table:number-columns-repeated="2" office:value-type="string">
            <text:p>remove</text:p>
          </table:table-cell>
          <table:table-cell office:value-type="string">
            <text:p>java.util.TreeSet.remove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ummary.html</text:p>
          </table:table-cell>
          <table:table-cell office:value-type="string">
            <text:p>/html/body/div[4]/div[3]/p[8]/code[7]</text:p>
          </table:table-cell>
          <table:table-cell table:number-columns-repeated="2" office:value-type="string">
            <text:p>subList</text:p>
          </table:table-cell>
          <table:table-cell office:value-type="string">
            <text:p>java.util.SubList.subList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interfaces/summary.html</text:p>
          </table:table-cell>
          <table:table-cell office:value-type="string">
            <text:p>/html/body/div[4]/div[3]/p[8]/code[8]</text:p>
          </table:table-cell>
          <table:table-cell table:number-columns-repeated="2" office:value-type="string">
            <text:p>iterator</text:p>
          </table:table-cell>
          <table:table-cell office:value-type="string">
            <text:p>java.util.TreeSet.iterator</text:p>
          </table:table-cell>
          <table:table-cell office:value-type="string">
            <text:p>method</text:p>
          </table:table-cell>
          <table:table-cell office:value-type="string">
            <text:p>f</text:p>
          </table:table-cell>
          <table:table-cell/>
        </table:table-row>
        <table:table-row table:style-name="ro2">
          <table:table-cell/>
          <table:table-cell office:value-type="string">
            <text:p>List Implementations</text:p>
          </table:table-cell>
          <table:table-cell office:value-type="string">
            <text:p>General-Purpose List Implementations</text:p>
          </table:table-cell>
          <table:table-cell office:value-type="string">
            <text:p>&lt;h2&gt;General-Purpose </text:p>
            <text:p><text:s/>&lt;clt fqn="java.util.List" api="List" kind="class"&gt;</text:p>
            <text:p><text:s text:c="3"/>List </text:p>
            <text:p><text:s/>&lt;/clt&gt;Implementations&lt;/h2&gt; </text:p>
            <text:p>&lt;p&gt;There are two general-purpose &lt;a class="APILink" target="_blank" href="http://docs.oracle.com/javase/7/docs/api/java/util/List.html"&gt;&lt;code&gt;List&lt;/code&gt;&lt;/a&gt; implementations ? &lt;a class="APILink" target="_blank" href="http://docs.oracle.com/javase/7/docs/api/java/util/ArrayList.html"&gt;&lt;code&gt; </text:p>
            <text:p><text:s text:c="3"/>&lt;clt fqn="java.util.ArrayList" api="ArrayList" kind="class"&gt;</text:p>
            <text:p><text:s text:c="5"/>ArrayList </text:p>
            <text:p><text:s text:c="3"/>&lt;/clt&gt;&lt;/code&gt;&lt;/a&gt; and &lt;a class="APILink" target="_blank" href="http://docs.oracle.com/javase/7/docs/api/java/util/LinkedList.html"&gt;&lt;code&gt; </text:p>
            <text:p><text:s text:c="3"/>&lt;clt fqn="java.util.LinkedList" api="LinkedList" kind="class"&gt;</text:p>
            <text:p><text:s text:c="5"/>LinkedList </text:p>
            <text:p><text:s text:c="3"/>&lt;/clt&gt;&lt;/code&gt;&lt;/a&gt;. Most of the time, you'll probably use &lt;code&gt; </text:p>
            <text:p><text:s text:c="2"/>&lt;clt fqn="java.util.ArrayList" api="ArrayList" kind="class"&gt;</text:p>
            <text:p><text:s text:c="4"/>ArrayList </text:p>
            <text:p><text:s text:c="2"/>&lt;/clt&gt;&lt;/code&gt;, which offers constant-time positional access and is just plain fast. It does not have to allocate a node object for each element in the &lt;code&gt;List&lt;/code&gt;, and it can take advantage of &lt;code&gt; </text:p>
            <text:p><text:s text:c="2"/>&lt;clt fqn="java.sql.Date" api="Date" kind="class"&gt;</text:p>
            <text:p><text:s text:c="4"/>System.arraycopy </text:p>
            <text:p><text:s text:c="2"/>&lt;/clt&gt;&lt;/code&gt; when it has to move multiple elements at the same time. Think of &lt;code&gt; </text:p>
            <text:p><text:s text:c="2"/>&lt;clt fqn="java.util.ArrayList" api="ArrayList" kind="class"&gt;</text:p>
            <text:p><text:s text:c="4"/>ArrayList </text:p>
            <text:p><text:s text:c="2"/>&lt;/clt&gt;&lt;/code&gt; as &lt;code&gt; </text:p>
            <text:p><text:s text:c="2"/>&lt;clt fqn="java.sql.Date" api="Date" kind="class"&gt;</text:p>
            <text:p><text:s text:c="4"/>Vector </text:p>
            <text:p><text:s text:c="2"/>&lt;/clt&gt;&lt;/code&gt; without the synchronization overhead.&lt;/p&gt; </text:p>
            <text:p>&lt;p&gt;If you frequently add elements to the beginning of the &lt;code&gt;List&lt;/code&gt; or iterate over the &lt;code&gt;List&lt;/code&gt; to delete elements from its interior, you should consider using &lt;code&gt; </text:p>
            <text:p><text:s text:c="2"/>&lt;clt fqn="java.util.LinkedList" api="LinkedList" kind="class"&gt;</text:p>
            <text:p><text:s text:c="4"/>LinkedList </text:p>
            <text:p><text:s text:c="2"/>&lt;/clt&gt;&lt;/code&gt;. These operations require constant-time in a &lt;code&gt; </text:p>
            <text:p><text:s text:c="2"/>&lt;clt fqn="java.util.LinkedList" api="LinkedList" kind="class"&gt;</text:p>
            <text:p><text:s text:c="4"/>LinkedList </text:p>
            <text:p><text:s text:c="2"/>&lt;/clt&gt;&lt;/code&gt; and linear-time in an &lt;code&gt; </text:p>
            <text:p><text:s text:c="2"/>&lt;clt fqn="java.util.ArrayList" api="ArrayList" kind="class"&gt;</text:p>
            <text:p><text:s text:c="4"/>ArrayList </text:p>
            <text:p><text:s text:c="2"/>&lt;/clt&gt;&lt;/code&gt;. But you pay a big price in performance. Positional access requires linear-time in a &lt;code&gt; </text:p>
            <text:p><text:s text:c="2"/>&lt;clt fqn="java.util.LinkedList" api="LinkedList" kind="class"&gt;</text:p>
            <text:p><text:s text:c="4"/>LinkedList </text:p>
            <text:p><text:s text:c="2"/>&lt;/clt&gt;&lt;/code&gt; and constant-time in an &lt;code&gt; </text:p>
            <text:p><text:s text:c="2"/>&lt;clt fqn="java.util.ArrayList" api="ArrayList" kind="class"&gt;</text:p>
            <text:p><text:s text:c="4"/>ArrayList </text:p>
            <text:p><text:s text:c="2"/>&lt;/clt&gt;&lt;/code&gt;. Furthermore, the constant factor for &lt;code&gt; </text:p>
            <text:p><text:s text:c="2"/>&lt;clt fqn="java.util.LinkedList" api="LinkedList" kind="class"&gt;</text:p>
            <text:p><text:s text:c="4"/>LinkedList </text:p>
            <text:p><text:s text:c="2"/>&lt;/clt&gt;&lt;/code&gt; is much worse. If you think you want to use a &lt;code&gt; </text:p>
            <text:p><text:s text:c="2"/>&lt;clt fqn="java.util.LinkedList" api="LinkedList" kind="class"&gt;</text:p>
            <text:p><text:s text:c="4"/>LinkedList </text:p>
            <text:p><text:s text:c="2"/>&lt;/clt&gt;&lt;/code&gt;, measure the performance of your application with both &lt;code&gt; </text:p>
            <text:p><text:s text:c="2"/>&lt;clt fqn="java.util.LinkedList" api="LinkedList" kind="class"&gt;</text:p>
            <text:p><text:s text:c="4"/>LinkedList </text:p>
            <text:p><text:s text:c="2"/>&lt;/clt&gt;&lt;/code&gt; and &lt;code&gt; </text:p>
            <text:p><text:s text:c="2"/>&lt;clt fqn="java.util.ArrayList" api="ArrayList" kind="class"&gt;</text:p>
            <text:p><text:s text:c="4"/>ArrayList </text:p>
            <text:p><text:s text:c="2"/>&lt;/clt&gt;&lt;/code&gt; before making your choice; &lt;code&gt; </text:p>
            <text:p><text:s text:c="2"/>&lt;clt fqn="java.util.ArrayList" api="ArrayList" kind="class"&gt;</text:p>
            <text:p><text:s text:c="4"/>ArrayList </text:p>
            <text:p><text:s text:c="2"/>&lt;/clt&gt;&lt;/code&gt; is usually faster.&lt;/p&gt;</text:p>
          </table:table-cell>
          <table:table-cell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table:style-name="ce1" office:value-type="boolean" office:boolean-value="false">
            <text:p>FALSE</text:p>
          </table:table-cell>
        </table:table-row>
        <table:table-row table:style-name="ro2">
          <table:table-cell/>
          <table:table-cell office:value-type="string">
            <text:p>List Implementations</text:p>
          </table:table-cell>
          <table:table-cell office:value-type="string">
            <text:p>General-Purpose List Implementations</text:p>
          </table:table-cell>
          <table:table-cell office:value-type="string">
            <text:p>&lt;h2&gt;General-Purpose </text:p>
            <text:p><text:s/>&lt;clt fqn="java.util.List" api="List" kind="class"&gt;</text:p>
            <text:p><text:s text:c="3"/>List </text:p>
            <text:p><text:s/>&lt;/clt&gt;Implementations&lt;/h2&gt; </text:p>
            <text:p>&lt;p&gt;There are two general-purpose &lt;a class="APILink" target="_blank" href="http://docs.oracle.com/javase/7/docs/api/java/util/List.html"&gt;&lt;code&gt;List&lt;/code&gt;&lt;/a&gt; implementations ? &lt;a class="APILink" target="_blank" href="http://docs.oracle.com/javase/7/docs/api/java/util/ArrayList.html"&gt;&lt;code&gt; </text:p>
            <text:p><text:s text:c="3"/>&lt;clt fqn="java.util.ArrayList" api="ArrayList" kind="class"&gt;</text:p>
            <text:p><text:s text:c="5"/>ArrayList </text:p>
            <text:p><text:s text:c="3"/>&lt;/clt&gt;&lt;/code&gt;&lt;/a&gt; and &lt;a class="APILink" target="_blank" href="http://docs.oracle.com/javase/7/docs/api/java/util/LinkedList.html"&gt;&lt;code&gt; </text:p>
            <text:p><text:s text:c="3"/>&lt;clt fqn="java.util.LinkedList" api="LinkedList" kind="class"&gt;</text:p>
            <text:p><text:s text:c="5"/>LinkedList </text:p>
            <text:p><text:s text:c="3"/>&lt;/clt&gt;&lt;/code&gt;&lt;/a&gt;. Most of the time, you'll probably use &lt;code&gt; </text:p>
            <text:p><text:s text:c="2"/>&lt;clt fqn="java.util.ArrayList" api="ArrayList" kind="class"&gt;</text:p>
            <text:p><text:s text:c="4"/>ArrayList </text:p>
            <text:p><text:s text:c="2"/>&lt;/clt&gt;&lt;/code&gt;, which offers constant-time positional access and is just plain fast. It does not have to allocate a node object for each element in the &lt;code&gt;List&lt;/code&gt;, and it can take advantage of &lt;code&gt; </text:p>
            <text:p><text:s text:c="2"/>&lt;clt fqn="java.sql.Date" api="Date" kind="class"&gt;</text:p>
            <text:p><text:s text:c="4"/>System.arraycopy </text:p>
            <text:p><text:s text:c="2"/>&lt;/clt&gt;&lt;/code&gt; when it has to move multiple elements at the same time. Think of &lt;code&gt; </text:p>
            <text:p><text:s text:c="2"/>&lt;clt fqn="java.util.ArrayList" api="ArrayList" kind="class"&gt;</text:p>
            <text:p><text:s text:c="4"/>ArrayList </text:p>
            <text:p><text:s text:c="2"/>&lt;/clt&gt;&lt;/code&gt; as &lt;code&gt; </text:p>
            <text:p><text:s text:c="2"/>&lt;clt fqn="java.sql.Date" api="Date" kind="class"&gt;</text:p>
            <text:p><text:s text:c="4"/>Vector </text:p>
            <text:p><text:s text:c="2"/>&lt;/clt&gt;&lt;/code&gt; without the synchronization overhead.&lt;/p&gt; </text:p>
            <text:p>&lt;p&gt;If you frequently add elements to the beginning of the &lt;code&gt;List&lt;/code&gt; or iterate over the &lt;code&gt;List&lt;/code&gt; to delete elements from its interior, you should consider using &lt;code&gt; </text:p>
            <text:p><text:s text:c="2"/>&lt;clt fqn="java.util.LinkedList" api="LinkedList" kind="class"&gt;</text:p>
            <text:p><text:s text:c="4"/>LinkedList </text:p>
            <text:p><text:s text:c="2"/>&lt;/clt&gt;&lt;/code&gt;. These operations require constant-time in a &lt;code&gt; </text:p>
            <text:p><text:s text:c="2"/>&lt;clt fqn="java.util.LinkedList" api="LinkedList" kind="class"&gt;</text:p>
            <text:p><text:s text:c="4"/>LinkedList </text:p>
            <text:p><text:s text:c="2"/>&lt;/clt&gt;&lt;/code&gt; and linear-time in an &lt;code&gt; </text:p>
            <text:p><text:s text:c="2"/>&lt;clt fqn="java.util.ArrayList" api="ArrayList" kind="class"&gt;</text:p>
            <text:p><text:s text:c="4"/>ArrayList </text:p>
            <text:p><text:s text:c="2"/>&lt;/clt&gt;&lt;/code&gt;. But you pay a big price in performance. Positional access requires linear-time in a &lt;code&gt; </text:p>
            <text:p><text:s text:c="2"/>&lt;clt fqn="java.util.LinkedList" api="LinkedList" kind="class"&gt;</text:p>
            <text:p><text:s text:c="4"/>LinkedList </text:p>
            <text:p><text:s text:c="2"/>&lt;/clt&gt;&lt;/code&gt; and constant-time in an &lt;code&gt; </text:p>
            <text:p><text:s text:c="2"/>&lt;clt fqn="java.util.ArrayList" api="ArrayList" kind="class"&gt;</text:p>
            <text:p><text:s text:c="4"/>ArrayList </text:p>
            <text:p><text:s text:c="2"/>&lt;/clt&gt;&lt;/code&gt;. Furthermore, the constant factor for &lt;code&gt; </text:p>
            <text:p><text:s text:c="2"/>&lt;clt fqn="java.util.LinkedList" api="LinkedList" kind="class"&gt;</text:p>
            <text:p><text:s text:c="4"/>LinkedList </text:p>
            <text:p><text:s text:c="2"/>&lt;/clt&gt;&lt;/code&gt; is much worse. If you think you want to use a &lt;code&gt; </text:p>
            <text:p><text:s text:c="2"/>&lt;clt fqn="java.util.LinkedList" api="LinkedList" kind="class"&gt;</text:p>
            <text:p><text:s text:c="4"/>LinkedList </text:p>
            <text:p><text:s text:c="2"/>&lt;/clt&gt;&lt;/code&gt;, measure the performance of your application with both &lt;code&gt; </text:p>
            <text:p><text:s text:c="2"/>&lt;clt fqn="java.util.LinkedList" api="LinkedList" kind="class"&gt;</text:p>
            <text:p><text:s text:c="4"/>LinkedList </text:p>
            <text:p><text:s text:c="2"/>&lt;/clt&gt;&lt;/code&gt; and &lt;code&gt; </text:p>
            <text:p><text:s text:c="2"/>&lt;clt fqn="java.util.ArrayList" api="ArrayList" kind="class"&gt;</text:p>
            <text:p><text:s text:c="4"/>ArrayList </text:p>
            <text:p><text:s text:c="2"/>&lt;/clt&gt;&lt;/code&gt; before making your choice; &lt;code&gt; </text:p>
            <text:p><text:s text:c="2"/>&lt;clt fqn="java.util.ArrayList" api="ArrayList" kind="class"&gt;</text:p>
            <text:p><text:s text:c="4"/>ArrayList </text:p>
            <text:p><text:s text:c="2"/>&lt;/clt&gt;&lt;/code&gt; is usually faster.&lt;/p&gt;</text:p>
          </table:table-cell>
          <table:table-cell office:value-type="string">
            <text:p>ArrayList</text:p>
          </table:table-cell>
          <table:table-cell office:value-type="string">
            <text:p>java.util.ArrayList</text:p>
          </table:table-cell>
          <table:table-cell office:value-type="string">
            <text:p>class</text:p>
          </table:table-cell>
          <table:table-cell table:style-name="ce1" office:value-type="boolean" office:boolean-value="false">
            <text:p>FALSE</text:p>
          </table:table-cell>
        </table:table-row>
        <table:table-row table:style-name="ro2">
          <table:table-cell/>
          <table:table-cell office:value-type="string">
            <text:p>List Implementations</text:p>
          </table:table-cell>
          <table:table-cell office:value-type="string">
            <text:p>General-Purpose List Implementations</text:p>
          </table:table-cell>
          <table:table-cell office:value-type="string">
            <text:p>&lt;h2&gt;General-Purpose </text:p>
            <text:p><text:s/>&lt;clt fqn="java.util.List" api="List" kind="class"&gt;</text:p>
            <text:p><text:s text:c="3"/>List </text:p>
            <text:p><text:s/>&lt;/clt&gt;Implementations&lt;/h2&gt; </text:p>
            <text:p>&lt;p&gt;There are two general-purpose &lt;a class="APILink" target="_blank" href="http://docs.oracle.com/javase/7/docs/api/java/util/List.html"&gt;&lt;code&gt;List&lt;/code&gt;&lt;/a&gt; implementations ? &lt;a class="APILink" target="_blank" href="http://docs.oracle.com/javase/7/docs/api/java/util/ArrayList.html"&gt;&lt;code&gt; </text:p>
            <text:p><text:s text:c="3"/>&lt;clt fqn="java.util.ArrayList" api="ArrayList" kind="class"&gt;</text:p>
            <text:p><text:s text:c="5"/>ArrayList </text:p>
            <text:p><text:s text:c="3"/>&lt;/clt&gt;&lt;/code&gt;&lt;/a&gt; and &lt;a class="APILink" target="_blank" href="http://docs.oracle.com/javase/7/docs/api/java/util/LinkedList.html"&gt;&lt;code&gt; </text:p>
            <text:p><text:s text:c="3"/>&lt;clt fqn="java.util.LinkedList" api="LinkedList" kind="class"&gt;</text:p>
            <text:p><text:s text:c="5"/>LinkedList </text:p>
            <text:p><text:s text:c="3"/>&lt;/clt&gt;&lt;/code&gt;&lt;/a&gt;. Most of the time, you'll probably use &lt;code&gt; </text:p>
            <text:p><text:s text:c="2"/>&lt;clt fqn="java.util.ArrayList" api="ArrayList" kind="class"&gt;</text:p>
            <text:p><text:s text:c="4"/>ArrayList </text:p>
            <text:p><text:s text:c="2"/>&lt;/clt&gt;&lt;/code&gt;, which offers constant-time positional access and is just plain fast. It does not have to allocate a node object for each element in the &lt;code&gt;List&lt;/code&gt;, and it can take advantage of &lt;code&gt; </text:p>
            <text:p><text:s text:c="2"/>&lt;clt fqn="java.sql.Date" api="Date" kind="class"&gt;</text:p>
            <text:p><text:s text:c="4"/>System.arraycopy </text:p>
            <text:p><text:s text:c="2"/>&lt;/clt&gt;&lt;/code&gt; when it has to move multiple elements at the same time. Think of &lt;code&gt; </text:p>
            <text:p><text:s text:c="2"/>&lt;clt fqn="java.util.ArrayList" api="ArrayList" kind="class"&gt;</text:p>
            <text:p><text:s text:c="4"/>ArrayList </text:p>
            <text:p><text:s text:c="2"/>&lt;/clt&gt;&lt;/code&gt; as &lt;code&gt; </text:p>
            <text:p><text:s text:c="2"/>&lt;clt fqn="java.sql.Date" api="Date" kind="class"&gt;</text:p>
            <text:p><text:s text:c="4"/>Vector </text:p>
            <text:p><text:s text:c="2"/>&lt;/clt&gt;&lt;/code&gt; without the synchronization overhead.&lt;/p&gt; </text:p>
            <text:p>&lt;p&gt;If you frequently add elements to the beginning of the &lt;code&gt;List&lt;/code&gt; or iterate over the &lt;code&gt;List&lt;/code&gt; to delete elements from its interior, you should consider using &lt;code&gt; </text:p>
            <text:p><text:s text:c="2"/>&lt;clt fqn="java.util.LinkedList" api="LinkedList" kind="class"&gt;</text:p>
            <text:p><text:s text:c="4"/>LinkedList </text:p>
            <text:p><text:s text:c="2"/>&lt;/clt&gt;&lt;/code&gt;. These operations require constant-time in a &lt;code&gt; </text:p>
            <text:p><text:s text:c="2"/>&lt;clt fqn="java.util.LinkedList" api="LinkedList" kind="class"&gt;</text:p>
            <text:p><text:s text:c="4"/>LinkedList </text:p>
            <text:p><text:s text:c="2"/>&lt;/clt&gt;&lt;/code&gt; and linear-time in an &lt;code&gt; </text:p>
            <text:p><text:s text:c="2"/>&lt;clt fqn="java.util.ArrayList" api="ArrayList" kind="class"&gt;</text:p>
            <text:p><text:s text:c="4"/>ArrayList </text:p>
            <text:p><text:s text:c="2"/>&lt;/clt&gt;&lt;/code&gt;. But you pay a big price in performance. Positional access requires linear-time in a &lt;code&gt; </text:p>
            <text:p><text:s text:c="2"/>&lt;clt fqn="java.util.LinkedList" api="LinkedList" kind="class"&gt;</text:p>
            <text:p><text:s text:c="4"/>LinkedList </text:p>
            <text:p><text:s text:c="2"/>&lt;/clt&gt;&lt;/code&gt; and constant-time in an &lt;code&gt; </text:p>
            <text:p><text:s text:c="2"/>&lt;clt fqn="java.util.ArrayList" api="ArrayList" kind="class"&gt;</text:p>
            <text:p><text:s text:c="4"/>ArrayList </text:p>
            <text:p><text:s text:c="2"/>&lt;/clt&gt;&lt;/code&gt;. Furthermore, the constant factor for &lt;code&gt; </text:p>
            <text:p><text:s text:c="2"/>&lt;clt fqn="java.util.LinkedList" api="LinkedList" kind="class"&gt;</text:p>
            <text:p><text:s text:c="4"/>LinkedList </text:p>
            <text:p><text:s text:c="2"/>&lt;/clt&gt;&lt;/code&gt; is much worse. If you think you want to use a &lt;code&gt; </text:p>
            <text:p><text:s text:c="2"/>&lt;clt fqn="java.util.LinkedList" api="LinkedList" kind="class"&gt;</text:p>
            <text:p><text:s text:c="4"/>LinkedList </text:p>
            <text:p><text:s text:c="2"/>&lt;/clt&gt;&lt;/code&gt;, measure the performance of your application with both &lt;code&gt; </text:p>
            <text:p><text:s text:c="2"/>&lt;clt fqn="java.util.LinkedList" api="LinkedList" kind="class"&gt;</text:p>
            <text:p><text:s text:c="4"/>LinkedList </text:p>
            <text:p><text:s text:c="2"/>&lt;/clt&gt;&lt;/code&gt; and &lt;code&gt; </text:p>
            <text:p><text:s text:c="2"/>&lt;clt fqn="java.util.ArrayList" api="ArrayList" kind="class"&gt;</text:p>
            <text:p><text:s text:c="4"/>ArrayList </text:p>
            <text:p><text:s text:c="2"/>&lt;/clt&gt;&lt;/code&gt; before making your choice; &lt;code&gt; </text:p>
            <text:p><text:s text:c="2"/>&lt;clt fqn="java.util.ArrayList" api="ArrayList" kind="class"&gt;</text:p>
            <text:p><text:s text:c="4"/>ArrayList </text:p>
            <text:p><text:s text:c="2"/>&lt;/clt&gt;&lt;/code&gt; is usually faster.&lt;/p&gt;</text:p>
          </table:table-cell>
          <table:table-cell office:value-type="string">
            <text:p>LinkedList</text:p>
          </table:table-cell>
          <table:table-cell office:value-type="string">
            <text:p>java.util.LinkedList</text:p>
          </table:table-cell>
          <table:table-cell office:value-type="string">
            <text:p>class</text:p>
          </table:table-cell>
          <table:table-cell table:style-name="ce1" office:value-type="boolean" office:boolean-value="false">
            <text:p>FALSE</text:p>
          </table:table-cell>
        </table:table-row>
        <table:table-row table:style-name="ro2">
          <table:table-cell/>
          <table:table-cell office:value-type="string">
            <text:p>List Implementations</text:p>
          </table:table-cell>
          <table:table-cell office:value-type="string">
            <text:p>General-Purpose List Implementations</text:p>
          </table:table-cell>
          <table:table-cell office:value-type="string">
            <text:p>&lt;h2&gt;General-Purpose </text:p>
            <text:p><text:s/>&lt;clt fqn="java.util.List" api="List" kind="class"&gt;</text:p>
            <text:p><text:s text:c="3"/>List </text:p>
            <text:p><text:s/>&lt;/clt&gt;Implementations&lt;/h2&gt; </text:p>
            <text:p>&lt;p&gt;There are two general-purpose &lt;a class="APILink" target="_blank" href="http://docs.oracle.com/javase/7/docs/api/java/util/List.html"&gt;&lt;code&gt;List&lt;/code&gt;&lt;/a&gt; implementations ? &lt;a class="APILink" target="_blank" href="http://docs.oracle.com/javase/7/docs/api/java/util/ArrayList.html"&gt;&lt;code&gt; </text:p>
            <text:p><text:s text:c="3"/>&lt;clt fqn="java.util.ArrayList" api="ArrayList" kind="class"&gt;</text:p>
            <text:p><text:s text:c="5"/>ArrayList </text:p>
            <text:p><text:s text:c="3"/>&lt;/clt&gt;&lt;/code&gt;&lt;/a&gt; and &lt;a class="APILink" target="_blank" href="http://docs.oracle.com/javase/7/docs/api/java/util/LinkedList.html"&gt;&lt;code&gt; </text:p>
            <text:p><text:s text:c="3"/>&lt;clt fqn="java.util.LinkedList" api="LinkedList" kind="class"&gt;</text:p>
            <text:p><text:s text:c="5"/>LinkedList </text:p>
            <text:p><text:s text:c="3"/>&lt;/clt&gt;&lt;/code&gt;&lt;/a&gt;. Most of the time, you'll probably use &lt;code&gt; </text:p>
            <text:p><text:s text:c="2"/>&lt;clt fqn="java.util.ArrayList" api="ArrayList" kind="class"&gt;</text:p>
            <text:p><text:s text:c="4"/>ArrayList </text:p>
            <text:p><text:s text:c="2"/>&lt;/clt&gt;&lt;/code&gt;, which offers constant-time positional access and is just plain fast. It does not have to allocate a node object for each element in the &lt;code&gt;List&lt;/code&gt;, and it can take advantage of &lt;code&gt; </text:p>
            <text:p><text:s text:c="2"/>&lt;clt fqn="java.sql.Date" api="Date" kind="class"&gt;</text:p>
            <text:p><text:s text:c="4"/>System.arraycopy </text:p>
            <text:p><text:s text:c="2"/>&lt;/clt&gt;&lt;/code&gt; when it has to move multiple elements at the same time. Think of &lt;code&gt; </text:p>
            <text:p><text:s text:c="2"/>&lt;clt fqn="java.util.ArrayList" api="ArrayList" kind="class"&gt;</text:p>
            <text:p><text:s text:c="4"/>ArrayList </text:p>
            <text:p><text:s text:c="2"/>&lt;/clt&gt;&lt;/code&gt; as &lt;code&gt; </text:p>
            <text:p><text:s text:c="2"/>&lt;clt fqn="java.sql.Date" api="Date" kind="class"&gt;</text:p>
            <text:p><text:s text:c="4"/>Vector </text:p>
            <text:p><text:s text:c="2"/>&lt;/clt&gt;&lt;/code&gt; without the synchronization overhead.&lt;/p&gt; </text:p>
            <text:p>&lt;p&gt;If you frequently add elements to the beginning of the &lt;code&gt;List&lt;/code&gt; or iterate over the &lt;code&gt;List&lt;/code&gt; to delete elements from its interior, you should consider using &lt;code&gt; </text:p>
            <text:p><text:s text:c="2"/>&lt;clt fqn="java.util.LinkedList" api="LinkedList" kind="class"&gt;</text:p>
            <text:p><text:s text:c="4"/>LinkedList </text:p>
            <text:p><text:s text:c="2"/>&lt;/clt&gt;&lt;/code&gt;. These operations require constant-time in a &lt;code&gt; </text:p>
            <text:p><text:s text:c="2"/>&lt;clt fqn="java.util.LinkedList" api="LinkedList" kind="class"&gt;</text:p>
            <text:p><text:s text:c="4"/>LinkedList </text:p>
            <text:p><text:s text:c="2"/>&lt;/clt&gt;&lt;/code&gt; and linear-time in an &lt;code&gt; </text:p>
            <text:p><text:s text:c="2"/>&lt;clt fqn="java.util.ArrayList" api="ArrayList" kind="class"&gt;</text:p>
            <text:p><text:s text:c="4"/>ArrayList </text:p>
            <text:p><text:s text:c="2"/>&lt;/clt&gt;&lt;/code&gt;. But you pay a big price in performance. Positional access requires linear-time in a &lt;code&gt; </text:p>
            <text:p><text:s text:c="2"/>&lt;clt fqn="java.util.LinkedList" api="LinkedList" kind="class"&gt;</text:p>
            <text:p><text:s text:c="4"/>LinkedList </text:p>
            <text:p><text:s text:c="2"/>&lt;/clt&gt;&lt;/code&gt; and constant-time in an &lt;code&gt; </text:p>
            <text:p><text:s text:c="2"/>&lt;clt fqn="java.util.ArrayList" api="ArrayList" kind="class"&gt;</text:p>
            <text:p><text:s text:c="4"/>ArrayList </text:p>
            <text:p><text:s text:c="2"/>&lt;/clt&gt;&lt;/code&gt;. Furthermore, the constant factor for &lt;code&gt; </text:p>
            <text:p><text:s text:c="2"/>&lt;clt fqn="java.util.LinkedList" api="LinkedList" kind="class"&gt;</text:p>
            <text:p><text:s text:c="4"/>LinkedList </text:p>
            <text:p><text:s text:c="2"/>&lt;/clt&gt;&lt;/code&gt; is much worse. If you think you want to use a &lt;code&gt; </text:p>
            <text:p><text:s text:c="2"/>&lt;clt fqn="java.util.LinkedList" api="LinkedList" kind="class"&gt;</text:p>
            <text:p><text:s text:c="4"/>LinkedList </text:p>
            <text:p><text:s text:c="2"/>&lt;/clt&gt;&lt;/code&gt;, measure the performance of your application with both &lt;code&gt; </text:p>
            <text:p><text:s text:c="2"/>&lt;clt fqn="java.util.LinkedList" api="LinkedList" kind="class"&gt;</text:p>
            <text:p><text:s text:c="4"/>LinkedList </text:p>
            <text:p><text:s text:c="2"/>&lt;/clt&gt;&lt;/code&gt; and &lt;code&gt; </text:p>
            <text:p><text:s text:c="2"/>&lt;clt fqn="java.util.ArrayList" api="ArrayList" kind="class"&gt;</text:p>
            <text:p><text:s text:c="4"/>ArrayList </text:p>
            <text:p><text:s text:c="2"/>&lt;/clt&gt;&lt;/code&gt; before making your choice; &lt;code&gt; </text:p>
            <text:p><text:s text:c="2"/>&lt;clt fqn="java.util.ArrayList" api="ArrayList" kind="class"&gt;</text:p>
            <text:p><text:s text:c="4"/>ArrayList </text:p>
            <text:p><text:s text:c="2"/>&lt;/clt&gt;&lt;/code&gt; is usually faster.&lt;/p&gt;</text:p>
          </table:table-cell>
          <table:table-cell office:value-type="string">
            <text:p>Date</text:p>
          </table:table-cell>
          <table:table-cell office:value-type="string">
            <text:p>java.sql.Date</text:p>
          </table:table-cell>
          <table:table-cell office:value-type="string">
            <text:p>class</text:p>
          </table:table-cell>
          <table:table-cell table:style-name="ce1" office:value-type="boolean" office:boolean-value="false">
            <text:p>FALSE</text:p>
          </table:table-cell>
        </table:table-row>
        <table:table-row table:style-name="ro2">
          <table:table-cell/>
          <table:table-cell office:value-type="string">
            <text:p>List Implementations</text:p>
          </table:table-cell>
          <table:table-cell office:value-type="string">
            <text:p>General-Purpose List Implementations - part 2</text:p>
          </table:table-cell>
          <table:table-cell office:value-type="string">
            <text:p>&lt;h3&gt;General-Purpose List Implementations - part 2&lt;/h3&gt;</text:p>
            <text:p>&lt;p&gt;&lt;code&gt; </text:p>
            <text:p><text:s text:c="2"/>&lt;clt fqn="java.util.ArrayList" api="ArrayList" kind="class"&gt;</text:p>
            <text:p><text:s text:c="4"/>ArrayList </text:p>
            <text:p><text:s text:c="2"/>&lt;/clt&gt;&lt;/code&gt; has one tuning parameter ? the &lt;em&gt;initial capacity&lt;/em&gt;, which refers to the number of elements the &lt;code&gt; </text:p>
            <text:p><text:s text:c="2"/>&lt;clt fqn="java.util.ArrayList" api="ArrayList" kind="class"&gt;</text:p>
            <text:p><text:s text:c="4"/>ArrayList </text:p>
            <text:p><text:s text:c="2"/>&lt;/clt&gt;&lt;/code&gt; can hold before it has to grow. &lt;code&gt; </text:p>
            <text:p><text:s text:c="2"/>&lt;clt fqn="java.util.LinkedList" api="LinkedList" kind="class"&gt;</text:p>
            <text:p><text:s text:c="4"/>LinkedList </text:p>
            <text:p><text:s text:c="2"/>&lt;/clt&gt;&lt;/code&gt; has no tuning parameters and seven optional operations, one of which is &lt;code&gt;clone&lt;/code&gt;. The other six are &lt;code&gt; </text:p>
            <text:p><text:s text:c="2"/>&lt;clt fqn="java.util.LinkedList.addFirst" api="LinkedList" kind="method"&gt;</text:p>
            <text:p><text:s text:c="3"/>LinkedList.addFirst</text:p>
            <text:p><text:s text:c="2"/>&lt;/clt&gt;&lt;/code&gt;, &lt;code&gt; </text:p>
            <text:p><text:s text:c="2"/>&lt;clt fqn="java.util.LinkedList.getFirst" api="LinkedList" kind="method"&gt;</text:p>
            <text:p><text:s text:c="3"/>LinkedList.getFirst</text:p>
            <text:p><text:s text:c="2"/>&lt;/clt&gt;&lt;/code&gt;, &lt;code&gt; </text:p>
            <text:p><text:s text:c="2"/>&lt;clt fqn="java.util.LinkedList.removeFirst" api="LinkedList" kind="method"&gt;</text:p>
            <text:p><text:s text:c="3"/>LinkedList.removeFirst</text:p>
            <text:p><text:s text:c="2"/>&lt;/clt&gt;&lt;/code&gt;, &lt;code&gt; </text:p>
            <text:p><text:s text:c="2"/>&lt;clt fqn="java.util.LinkedList.addLast" api="LinkedList" kind="method"&gt;</text:p>
            <text:p><text:s text:c="3"/>LinkedList.addLast</text:p>
            <text:p><text:s text:c="2"/>&lt;/clt&gt;&lt;/code&gt;, &lt;code&gt; </text:p>
            <text:p><text:s text:c="2"/>&lt;clt fqn="java.util.LinkedList.getLast" api="LinkedList" kind="method"&gt;</text:p>
            <text:p><text:s text:c="3"/>LinkedList.getLast</text:p>
            <text:p><text:s text:c="2"/>&lt;/clt&gt;&lt;/code&gt;, and &lt;code&gt; </text:p>
            <text:p><text:s text:c="2"/>&lt;clt fqn="java.util.LinkedList.removeLast" api="LinkedList" kind="method"&gt;</text:p>
            <text:p><text:s text:c="3"/>LinkedList.removeLast</text:p>
            <text:p><text:s text:c="2"/>&lt;/clt&gt;&lt;/code&gt;. &lt;code&gt; </text:p>
            <text:p><text:s text:c="2"/>&lt;clt fqn="java.util.LinkedList" api="LinkedList" kind="class"&gt;</text:p>
            <text:p><text:s text:c="4"/>LinkedList </text:p>
            <text:p><text:s text:c="2"/>&lt;/clt&gt;&lt;/code&gt; also implements the &lt;code&gt;Queue&lt;/code&gt; interface.&lt;/p&gt;</text:p>
          </table:table-cell>
          <table:table-cell office:value-type="string">
            <text:p>ArrayList</text:p>
          </table:table-cell>
          <table:table-cell office:value-type="string">
            <text:p>java.util.ArrayList</text:p>
          </table:table-cell>
          <table:table-cell office:value-type="string">
            <text:p>class</text:p>
          </table:table-cell>
          <table:table-cell table:style-name="ce1" office:value-type="boolean" office:boolean-value="false">
            <text:p>FALSE</text:p>
          </table:table-cell>
        </table:table-row>
        <table:table-row table:style-name="ro2">
          <table:table-cell/>
          <table:table-cell office:value-type="string">
            <text:p>List Implementations</text:p>
          </table:table-cell>
          <table:table-cell office:value-type="string">
            <text:p>General-Purpose List Implementations - part 2</text:p>
          </table:table-cell>
          <table:table-cell office:value-type="string">
            <text:p>&lt;h3&gt;General-Purpose List Implementations - part 2&lt;/h3&gt;</text:p>
            <text:p>&lt;p&gt;&lt;code&gt; </text:p>
            <text:p><text:s text:c="2"/>&lt;clt fqn="java.util.ArrayList" api="ArrayList" kind="class"&gt;</text:p>
            <text:p><text:s text:c="4"/>ArrayList </text:p>
            <text:p><text:s text:c="2"/>&lt;/clt&gt;&lt;/code&gt; has one tuning parameter ? the &lt;em&gt;initial capacity&lt;/em&gt;, which refers to the number of elements the &lt;code&gt; </text:p>
            <text:p><text:s text:c="2"/>&lt;clt fqn="java.util.ArrayList" api="ArrayList" kind="class"&gt;</text:p>
            <text:p><text:s text:c="4"/>ArrayList </text:p>
            <text:p><text:s text:c="2"/>&lt;/clt&gt;&lt;/code&gt; can hold before it has to grow. &lt;code&gt; </text:p>
            <text:p><text:s text:c="2"/>&lt;clt fqn="java.util.LinkedList" api="LinkedList" kind="class"&gt;</text:p>
            <text:p><text:s text:c="4"/>LinkedList </text:p>
            <text:p><text:s text:c="2"/>&lt;/clt&gt;&lt;/code&gt; has no tuning parameters and seven optional operations, one of which is &lt;code&gt;clone&lt;/code&gt;. The other six are &lt;code&gt; </text:p>
            <text:p><text:s text:c="2"/>&lt;clt fqn="java.util.LinkedList.addFirst" api="LinkedList" kind="method"&gt;</text:p>
            <text:p><text:s text:c="3"/>LinkedList.addFirst</text:p>
            <text:p><text:s text:c="2"/>&lt;/clt&gt;&lt;/code&gt;, &lt;code&gt; </text:p>
            <text:p><text:s text:c="2"/>&lt;clt fqn="java.util.LinkedList.getFirst" api="LinkedList" kind="method"&gt;</text:p>
            <text:p><text:s text:c="3"/>LinkedList.getFirst</text:p>
            <text:p><text:s text:c="2"/>&lt;/clt&gt;&lt;/code&gt;, &lt;code&gt; </text:p>
            <text:p><text:s text:c="2"/>&lt;clt fqn="java.util.LinkedList.removeFirst" api="LinkedList" kind="method"&gt;</text:p>
            <text:p><text:s text:c="3"/>LinkedList.removeFirst</text:p>
            <text:p><text:s text:c="2"/>&lt;/clt&gt;&lt;/code&gt;, &lt;code&gt; </text:p>
            <text:p><text:s text:c="2"/>&lt;clt fqn="java.util.LinkedList.addLast" api="LinkedList" kind="method"&gt;</text:p>
            <text:p><text:s text:c="3"/>LinkedList.addLast</text:p>
            <text:p><text:s text:c="2"/>&lt;/clt&gt;&lt;/code&gt;, &lt;code&gt; </text:p>
            <text:p><text:s text:c="2"/>&lt;clt fqn="java.util.LinkedList.getLast" api="LinkedList" kind="method"&gt;</text:p>
            <text:p><text:s text:c="3"/>LinkedList.getLast</text:p>
            <text:p><text:s text:c="2"/>&lt;/clt&gt;&lt;/code&gt;, and &lt;code&gt; </text:p>
            <text:p><text:s text:c="2"/>&lt;clt fqn="java.util.LinkedList.removeLast" api="LinkedList" kind="method"&gt;</text:p>
            <text:p><text:s text:c="3"/>LinkedList.removeLast</text:p>
            <text:p><text:s text:c="2"/>&lt;/clt&gt;&lt;/code&gt;. &lt;code&gt; </text:p>
            <text:p><text:s text:c="2"/>&lt;clt fqn="java.util.LinkedList" api="LinkedList" kind="class"&gt;</text:p>
            <text:p><text:s text:c="4"/>LinkedList </text:p>
            <text:p><text:s text:c="2"/>&lt;/clt&gt;&lt;/code&gt; also implements the &lt;code&gt;Queue&lt;/code&gt; interface.&lt;/p&gt;</text:p>
          </table:table-cell>
          <table:table-cell office:value-type="string">
            <text:p>LinkedList</text:p>
          </table:table-cell>
          <table:table-cell office:value-type="string">
            <text:p>java.util.LinkedList</text:p>
          </table:table-cell>
          <table:table-cell office:value-type="string">
            <text:p>class</text:p>
          </table:table-cell>
          <table:table-cell table:style-name="ce1" office:value-type="boolean" office:boolean-value="false">
            <text:p>FALSE</text:p>
          </table:table-cell>
        </table:table-row>
        <table:table-row table:style-name="ro2">
          <table:table-cell/>
          <table:table-cell office:value-type="string">
            <text:p>List Implementations</text:p>
          </table:table-cell>
          <table:table-cell office:value-type="string">
            <text:p>Special-Purpose List Implementations</text:p>
          </table:table-cell>
          <table:table-cell office:value-type="string">
            <text:p>&lt;h2&gt;Special-Purpose </text:p>
            <text:p><text:s/>&lt;clt fqn="java.util.List" api="List" kind="class"&gt;</text:p>
            <text:p><text:s text:c="3"/>List </text:p>
            <text:p><text:s/>&lt;/clt&gt;Implementations&lt;/h2&gt; </text:p>
            <text:p>&lt;p&gt; &lt;a class="APILink" target="_blank" href="http://docs.oracle.com/javase/7/docs/api/java/util/concurrent/CopyOnWriteArrayList.html"&gt;&lt;code&gt; </text:p>
            <text:p><text:s text:c="3"/>&lt;clt fqn="java.util.concurrent.CopyOnWriteArrayList" api="CopyOnWriteArrayList" kind="class"&gt;</text:p>
            <text:p><text:s text:c="5"/>CopyOnWriteArrayList </text:p>
            <text:p><text:s text:c="3"/>&lt;/clt&gt;&lt;/code&gt;&lt;/a&gt; is a &lt;code&gt;List&lt;/code&gt; implementation backed up by a copy-on-write array. This implementation is similar in nature to &lt;code&gt; </text:p>
            <text:p><text:s text:c="2"/>&lt;clt fqn="java.util.concurrent.CopyOnWriteArraySet" api="CopyOnWriteArraySet" kind="class"&gt;</text:p>
            <text:p><text:s text:c="4"/>CopyOnWriteArraySet </text:p>
            <text:p><text:s text:c="2"/>&lt;/clt&gt;&lt;/code&gt;. No synchronization is necessary, even during iteration, and iterators are guaranteed never to throw &lt;code&gt; </text:p>
            <text:p><text:s text:c="2"/>&lt;clt fqn="java.util.ConcurrentModificationException" api="ConcurrentModificationException" kind="class"&gt;</text:p>
            <text:p><text:s text:c="4"/>ConcurrentModificationException </text:p>
            <text:p><text:s text:c="2"/>&lt;/clt&gt;&lt;/code&gt;. This implementation is well suited to maintaining event-handler lists, in which change is infrequent, and traversal is frequent and potentially time-consuming.&lt;/p&gt; </text:p>
            <text:p>&lt;p&gt;If you need synchronization, a &lt;code&gt; </text:p>
            <text:p><text:s text:c="2"/>&lt;clt fqn="java.lang.Comparable.compareTo" api="Comparable" kind="method"&gt;</text:p>
            <text:p><text:s text:c="3"/>Vector</text:p>
            <text:p><text:s text:c="2"/>&lt;/clt&gt;&lt;/code&gt; will be slightly faster than an &lt;code&gt; </text:p>
            <text:p><text:s text:c="2"/>&lt;clt fqn="java.util.ArrayList" api="ArrayList" kind="class"&gt;</text:p>
            <text:p><text:s text:c="4"/>ArrayList </text:p>
            <text:p><text:s text:c="2"/>&lt;/clt&gt;&lt;/code&gt; synchronized with &lt;code&gt; </text:p>
            <text:p><text:s text:c="2"/>&lt;clt fqn="java.util.Collections" api="Collections" kind="class"&gt;</text:p>
            <text:p><text:s text:c="4"/>Collections.synchronizedList </text:p>
            <text:p><text:s text:c="2"/>&lt;/clt&gt;&lt;/code&gt;. But &lt;code&gt; </text:p>
            <text:p><text:s text:c="2"/>&lt;clt fqn="java.util.Vector" api="Vector" kind="class"&gt;</text:p>
            <text:p><text:s text:c="4"/>Vector </text:p>
            <text:p><text:s text:c="2"/>&lt;/clt&gt;&lt;/code&gt; has loads of legacy operations, so be careful to always manipulate the &lt;code&gt; </text:p>
            <text:p><text:s text:c="2"/>&lt;clt fqn="java.util.Vector" api="Vector" kind="class"&gt;</text:p>
            <text:p><text:s text:c="4"/>Vector </text:p>
            <text:p><text:s text:c="2"/>&lt;/clt&gt;&lt;/code&gt; with the &lt;code&gt;List&lt;/code&gt; interface or else you won't be able to replace the implementation at a later time.&lt;/p&gt; </text:p>
            <text:p>&lt;p&gt;If your &lt;code&gt;List&lt;/code&gt; is fixed in size ? that is, you'll never use &lt;code&gt;remove&lt;/code&gt;, &lt;code&gt;add&lt;/code&gt;, or any of the bulk operations other than &lt;code&gt;containsAll&lt;/code&gt; ? you have a third option that's definitely worth considering. See &lt;code&gt; </text:p>
            <text:p><text:s text:c="2"/>&lt;clt fqn="java.util.Arrays.asList" api="Arrays" kind="method"&gt;</text:p>
            <text:p><text:s text:c="3"/>Arrays.Arrays.asList</text:p>
            <text:p><text:s text:c="2"/>&lt;/clt&gt;&lt;/code&gt; in the &lt;a class="TutorialLink" target="_top" href="convenience.html"&gt;Convenience Implementations&lt;/a&gt; section for more information.&lt;/p&gt;</text:p>
          </table:table-cell>
          <table:table-cell office:value-type="string">
            <text:p>List</text:p>
          </table:table-cell>
          <table:table-cell office:value-type="string">
            <text:p>java.util.List</text:p>
          </table:table-cell>
          <table:table-cell office:value-type="string">
            <text:p>class</text:p>
          </table:table-cell>
          <table:table-cell table:style-name="ce1" office:value-type="boolean" office:boolean-value="false">
            <text:p>FALSE</text:p>
          </table:table-cell>
        </table:table-row>
        <table:table-row table:style-name="ro2">
          <table:table-cell/>
          <table:table-cell office:value-type="string">
            <text:p>List Implementations</text:p>
          </table:table-cell>
          <table:table-cell office:value-type="string">
            <text:p>Special-Purpose List Implementations</text:p>
          </table:table-cell>
          <table:table-cell office:value-type="string">
            <text:p>&lt;h2&gt;Special-Purpose </text:p>
            <text:p><text:s/>&lt;clt fqn="java.util.List" api="List" kind="class"&gt;</text:p>
            <text:p><text:s text:c="3"/>List </text:p>
            <text:p><text:s/>&lt;/clt&gt;Implementations&lt;/h2&gt; </text:p>
            <text:p>&lt;p&gt; &lt;a class="APILink" target="_blank" href="http://docs.oracle.com/javase/7/docs/api/java/util/concurrent/CopyOnWriteArrayList.html"&gt;&lt;code&gt; </text:p>
            <text:p><text:s text:c="3"/>&lt;clt fqn="java.util.concurrent.CopyOnWriteArrayList" api="CopyOnWriteArrayList" kind="class"&gt;</text:p>
            <text:p><text:s text:c="5"/>CopyOnWriteArrayList </text:p>
            <text:p><text:s text:c="3"/>&lt;/clt&gt;&lt;/code&gt;&lt;/a&gt; is a &lt;code&gt;List&lt;/code&gt; implementation backed up by a copy-on-write array. This implementation is similar in nature to &lt;code&gt; </text:p>
            <text:p><text:s text:c="2"/>&lt;clt fqn="java.util.concurrent.CopyOnWriteArraySet" api="CopyOnWriteArraySet" kind="class"&gt;</text:p>
            <text:p><text:s text:c="4"/>CopyOnWriteArraySet </text:p>
            <text:p><text:s text:c="2"/>&lt;/clt&gt;&lt;/code&gt;. No synchronization is necessary, even during iteration, and iterators are guaranteed never to throw &lt;code&gt; </text:p>
            <text:p><text:s text:c="2"/>&lt;clt fqn="java.util.ConcurrentModificationException" api="ConcurrentModificationException" kind="class"&gt;</text:p>
            <text:p><text:s text:c="4"/>ConcurrentModificationException </text:p>
            <text:p><text:s text:c="2"/>&lt;/clt&gt;&lt;/code&gt;. This implementation is well suited to maintaining event-handler lists, in which change is infrequent, and traversal is frequent and potentially time-consuming.&lt;/p&gt; </text:p>
            <text:p>&lt;p&gt;If you need synchronization, a &lt;code&gt; </text:p>
            <text:p><text:s text:c="2"/>&lt;clt fqn="java.lang.Comparable.compareTo" api="Comparable" kind="method"&gt;</text:p>
            <text:p><text:s text:c="3"/>Vector</text:p>
            <text:p><text:s text:c="2"/>&lt;/clt&gt;&lt;/code&gt; will be slightly faster than an &lt;code&gt; </text:p>
            <text:p><text:s text:c="2"/>&lt;clt fqn="java.util.ArrayList" api="ArrayList" kind="class"&gt;</text:p>
            <text:p><text:s text:c="4"/>ArrayList </text:p>
            <text:p><text:s text:c="2"/>&lt;/clt&gt;&lt;/code&gt; synchronized with &lt;code&gt; </text:p>
            <text:p><text:s text:c="2"/>&lt;clt fqn="java.util.Collections" api="Collections" kind="class"&gt;</text:p>
            <text:p><text:s text:c="4"/>Collections.synchronizedList </text:p>
            <text:p><text:s text:c="2"/>&lt;/clt&gt;&lt;/code&gt;. But &lt;code&gt; </text:p>
            <text:p><text:s text:c="2"/>&lt;clt fqn="java.util.Vector" api="Vector" kind="class"&gt;</text:p>
            <text:p><text:s text:c="4"/>Vector </text:p>
            <text:p><text:s text:c="2"/>&lt;/clt&gt;&lt;/code&gt; has loads of legacy operations, so be careful to always manipulate the &lt;code&gt; </text:p>
            <text:p><text:s text:c="2"/>&lt;clt fqn="java.util.Vector" api="Vector" kind="class"&gt;</text:p>
            <text:p><text:s text:c="4"/>Vector </text:p>
            <text:p><text:s text:c="2"/>&lt;/clt&gt;&lt;/code&gt; with the &lt;code&gt;List&lt;/code&gt; interface or else you won't be able to replace the implementation at a later time.&lt;/p&gt; </text:p>
            <text:p>&lt;p&gt;If your &lt;code&gt;List&lt;/code&gt; is fixed in size ? that is, you'll never use &lt;code&gt;remove&lt;/code&gt;, &lt;code&gt;add&lt;/code&gt;, or any of the bulk operations other than &lt;code&gt;containsAll&lt;/code&gt; ? you have a third option that's definitely worth considering. See &lt;code&gt; </text:p>
            <text:p><text:s text:c="2"/>&lt;clt fqn="java.util.Arrays.asList" api="Arrays" kind="method"&gt;</text:p>
            <text:p><text:s text:c="3"/>Arrays.Arrays.asList</text:p>
            <text:p><text:s text:c="2"/>&lt;/clt&gt;&lt;/code&gt; in the &lt;a class="TutorialLink" target="_top" href="convenience.html"&gt;Convenience Implementations&lt;/a&gt; section for more information.&lt;/p&gt;</text:p>
          </table:table-cell>
          <table:table-cell office:value-type="string">
            <text:p>CopyOnWriteArrayList</text:p>
          </table:table-cell>
          <table:table-cell office:value-type="string">
            <text:p>java.util.concurrent.CopyOnWriteArrayList</text:p>
          </table:table-cell>
          <table:table-cell office:value-type="string">
            <text:p>class</text:p>
          </table:table-cell>
          <table:table-cell table:style-name="ce1" office:value-type="boolean" office:boolean-value="false">
            <text:p>FALSE</text:p>
          </table:table-cell>
        </table:table-row>
        <table:table-row table:style-name="ro2">
          <table:table-cell/>
          <table:table-cell office:value-type="string">
            <text:p>List Implementations</text:p>
          </table:table-cell>
          <table:table-cell office:value-type="string">
            <text:p>Special-Purpose List Implementations</text:p>
          </table:table-cell>
          <table:table-cell office:value-type="string">
            <text:p>&lt;h2&gt;Special-Purpose </text:p>
            <text:p><text:s/>&lt;clt fqn="java.util.List" api="List" kind="class"&gt;</text:p>
            <text:p><text:s text:c="3"/>List </text:p>
            <text:p><text:s/>&lt;/clt&gt;Implementations&lt;/h2&gt; </text:p>
            <text:p>&lt;p&gt; &lt;a class="APILink" target="_blank" href="http://docs.oracle.com/javase/7/docs/api/java/util/concurrent/CopyOnWriteArrayList.html"&gt;&lt;code&gt; </text:p>
            <text:p><text:s text:c="3"/>&lt;clt fqn="java.util.concurrent.CopyOnWriteArrayList" api="CopyOnWriteArrayList" kind="class"&gt;</text:p>
            <text:p><text:s text:c="5"/>CopyOnWriteArrayList </text:p>
            <text:p><text:s text:c="3"/>&lt;/clt&gt;&lt;/code&gt;&lt;/a&gt; is a &lt;code&gt;List&lt;/code&gt; implementation backed up by a copy-on-write array. This implementation is similar in nature to &lt;code&gt; </text:p>
            <text:p><text:s text:c="2"/>&lt;clt fqn="java.util.concurrent.CopyOnWriteArraySet" api="CopyOnWriteArraySet" kind="class"&gt;</text:p>
            <text:p><text:s text:c="4"/>CopyOnWriteArraySet </text:p>
            <text:p><text:s text:c="2"/>&lt;/clt&gt;&lt;/code&gt;. No synchronization is necessary, even during iteration, and iterators are guaranteed never to throw &lt;code&gt; </text:p>
            <text:p><text:s text:c="2"/>&lt;clt fqn="java.util.ConcurrentModificationException" api="ConcurrentModificationException" kind="class"&gt;</text:p>
            <text:p><text:s text:c="4"/>ConcurrentModificationException </text:p>
            <text:p><text:s text:c="2"/>&lt;/clt&gt;&lt;/code&gt;. This implementation is well suited to maintaining event-handler lists, in which change is infrequent, and traversal is frequent and potentially time-consuming.&lt;/p&gt; </text:p>
            <text:p>&lt;p&gt;If you need synchronization, a &lt;code&gt; </text:p>
            <text:p><text:s text:c="2"/>&lt;clt fqn="java.lang.Comparable.compareTo" api="Comparable" kind="method"&gt;</text:p>
            <text:p><text:s text:c="3"/>Vector</text:p>
            <text:p><text:s text:c="2"/>&lt;/clt&gt;&lt;/code&gt; will be slightly faster than an &lt;code&gt; </text:p>
            <text:p><text:s text:c="2"/>&lt;clt fqn="java.util.ArrayList" api="ArrayList" kind="class"&gt;</text:p>
            <text:p><text:s text:c="4"/>ArrayList </text:p>
            <text:p><text:s text:c="2"/>&lt;/clt&gt;&lt;/code&gt; synchronized with &lt;code&gt; </text:p>
            <text:p><text:s text:c="2"/>&lt;clt fqn="java.util.Collections" api="Collections" kind="class"&gt;</text:p>
            <text:p><text:s text:c="4"/>Collections.synchronizedList </text:p>
            <text:p><text:s text:c="2"/>&lt;/clt&gt;&lt;/code&gt;. But &lt;code&gt; </text:p>
            <text:p><text:s text:c="2"/>&lt;clt fqn="java.util.Vector" api="Vector" kind="class"&gt;</text:p>
            <text:p><text:s text:c="4"/>Vector </text:p>
            <text:p><text:s text:c="2"/>&lt;/clt&gt;&lt;/code&gt; has loads of legacy operations, so be careful to always manipulate the &lt;code&gt; </text:p>
            <text:p><text:s text:c="2"/>&lt;clt fqn="java.util.Vector" api="Vector" kind="class"&gt;</text:p>
            <text:p><text:s text:c="4"/>Vector </text:p>
            <text:p><text:s text:c="2"/>&lt;/clt&gt;&lt;/code&gt; with the &lt;code&gt;List&lt;/code&gt; interface or else you won't be able to replace the implementation at a later time.&lt;/p&gt; </text:p>
            <text:p>&lt;p&gt;If your &lt;code&gt;List&lt;/code&gt; is fixed in size ? that is, you'll never use &lt;code&gt;remove&lt;/code&gt;, &lt;code&gt;add&lt;/code&gt;, or any of the bulk operations other than &lt;code&gt;containsAll&lt;/code&gt; ? you have a third option that's definitely worth considering. See &lt;code&gt; </text:p>
            <text:p><text:s text:c="2"/>&lt;clt fqn="java.util.Arrays.asList" api="Arrays" kind="method"&gt;</text:p>
            <text:p><text:s text:c="3"/>Arrays.Arrays.asList</text:p>
            <text:p><text:s text:c="2"/>&lt;/clt&gt;&lt;/code&gt; in the &lt;a class="TutorialLink" target="_top" href="convenience.html"&gt;Convenience Implementations&lt;/a&gt; section for more information.&lt;/p&gt;</text:p>
          </table:table-cell>
          <table:table-cell office:value-type="string">
            <text:p>CopyOnWriteArraySet</text:p>
          </table:table-cell>
          <table:table-cell office:value-type="string">
            <text:p>java.util.concurrent.CopyOnWriteArraySet</text:p>
          </table:table-cell>
          <table:table-cell office:value-type="string">
            <text:p>class</text:p>
          </table:table-cell>
          <table:table-cell table:style-name="ce1" office:value-type="boolean" office:boolean-value="false">
            <text:p>FALSE</text:p>
          </table:table-cell>
        </table:table-row>
        <table:table-row table:style-name="ro2">
          <table:table-cell/>
          <table:table-cell office:value-type="string">
            <text:p>List Implementations</text:p>
          </table:table-cell>
          <table:table-cell office:value-type="string">
            <text:p>Special-Purpose List Implementations</text:p>
          </table:table-cell>
          <table:table-cell office:value-type="string">
            <text:p>&lt;h2&gt;Special-Purpose </text:p>
            <text:p><text:s/>&lt;clt fqn="java.util.List" api="List" kind="class"&gt;</text:p>
            <text:p><text:s text:c="3"/>List </text:p>
            <text:p><text:s/>&lt;/clt&gt;Implementations&lt;/h2&gt; </text:p>
            <text:p>&lt;p&gt; &lt;a class="APILink" target="_blank" href="http://docs.oracle.com/javase/7/docs/api/java/util/concurrent/CopyOnWriteArrayList.html"&gt;&lt;code&gt; </text:p>
            <text:p><text:s text:c="3"/>&lt;clt fqn="java.util.concurrent.CopyOnWriteArrayList" api="CopyOnWriteArrayList" kind="class"&gt;</text:p>
            <text:p><text:s text:c="5"/>CopyOnWriteArrayList </text:p>
            <text:p><text:s text:c="3"/>&lt;/clt&gt;&lt;/code&gt;&lt;/a&gt; is a &lt;code&gt;List&lt;/code&gt; implementation backed up by a copy-on-write array. This implementation is similar in nature to &lt;code&gt; </text:p>
            <text:p><text:s text:c="2"/>&lt;clt fqn="java.util.concurrent.CopyOnWriteArraySet" api="CopyOnWriteArraySet" kind="class"&gt;</text:p>
            <text:p><text:s text:c="4"/>CopyOnWriteArraySet </text:p>
            <text:p><text:s text:c="2"/>&lt;/clt&gt;&lt;/code&gt;. No synchronization is necessary, even during iteration, and iterators are guaranteed never to throw &lt;code&gt; </text:p>
            <text:p><text:s text:c="2"/>&lt;clt fqn="java.util.ConcurrentModificationException" api="ConcurrentModificationException" kind="class"&gt;</text:p>
            <text:p><text:s text:c="4"/>ConcurrentModificationException </text:p>
            <text:p><text:s text:c="2"/>&lt;/clt&gt;&lt;/code&gt;. This implementation is well suited to maintaining event-handler lists, in which change is infrequent, and traversal is frequent and potentially time-consuming.&lt;/p&gt; </text:p>
            <text:p>&lt;p&gt;If you need synchronization, a &lt;code&gt; </text:p>
            <text:p><text:s text:c="2"/>&lt;clt fqn="java.lang.Comparable.compareTo" api="Comparable" kind="method"&gt;</text:p>
            <text:p><text:s text:c="3"/>Vector</text:p>
            <text:p><text:s text:c="2"/>&lt;/clt&gt;&lt;/code&gt; will be slightly faster than an &lt;code&gt; </text:p>
            <text:p><text:s text:c="2"/>&lt;clt fqn="java.util.ArrayList" api="ArrayList" kind="class"&gt;</text:p>
            <text:p><text:s text:c="4"/>ArrayList </text:p>
            <text:p><text:s text:c="2"/>&lt;/clt&gt;&lt;/code&gt; synchronized with &lt;code&gt; </text:p>
            <text:p><text:s text:c="2"/>&lt;clt fqn="java.util.Collections" api="Collections" kind="class"&gt;</text:p>
            <text:p><text:s text:c="4"/>Collections.synchronizedList </text:p>
            <text:p><text:s text:c="2"/>&lt;/clt&gt;&lt;/code&gt;. But &lt;code&gt; </text:p>
            <text:p><text:s text:c="2"/>&lt;clt fqn="java.util.Vector" api="Vector" kind="class"&gt;</text:p>
            <text:p><text:s text:c="4"/>Vector </text:p>
            <text:p><text:s text:c="2"/>&lt;/clt&gt;&lt;/code&gt; has loads of legacy operations, so be careful to always manipulate the &lt;code&gt; </text:p>
            <text:p><text:s text:c="2"/>&lt;clt fqn="java.util.Vector" api="Vector" kind="class"&gt;</text:p>
            <text:p><text:s text:c="4"/>Vector </text:p>
            <text:p><text:s text:c="2"/>&lt;/clt&gt;&lt;/code&gt; with the &lt;code&gt;List&lt;/code&gt; interface or else you won't be able to replace the implementation at a later time.&lt;/p&gt; </text:p>
            <text:p>&lt;p&gt;If your &lt;code&gt;List&lt;/code&gt; is fixed in size ? that is, you'll never use &lt;code&gt;remove&lt;/code&gt;, &lt;code&gt;add&lt;/code&gt;, or any of the bulk operations other than &lt;code&gt;containsAll&lt;/code&gt; ? you have a third option that's definitely worth considering. See &lt;code&gt; </text:p>
            <text:p><text:s text:c="2"/>&lt;clt fqn="java.util.Arrays.asList" api="Arrays" kind="method"&gt;</text:p>
            <text:p><text:s text:c="3"/>Arrays.Arrays.asList</text:p>
            <text:p><text:s text:c="2"/>&lt;/clt&gt;&lt;/code&gt; in the &lt;a class="TutorialLink" target="_top" href="convenience.html"&gt;Convenience Implementations&lt;/a&gt; section for more information.&lt;/p&gt;</text:p>
          </table:table-cell>
          <table:table-cell office:value-type="string">
            <text:p>ConcurrentModificationException</text:p>
          </table:table-cell>
          <table:table-cell office:value-type="string">
            <text:p>java.util.ConcurrentModificationException</text:p>
          </table:table-cell>
          <table:table-cell office:value-type="string">
            <text:p>class</text:p>
          </table:table-cell>
          <table:table-cell table:style-name="ce1" office:value-type="boolean" office:boolean-value="false">
            <text:p>FALSE</text:p>
          </table:table-cell>
        </table:table-row>
        <table:table-row table:style-name="ro2">
          <table:table-cell/>
          <table:table-cell office:value-type="string">
            <text:p>List Implementations</text:p>
          </table:table-cell>
          <table:table-cell office:value-type="string">
            <text:p>Special-Purpose List Implementations</text:p>
          </table:table-cell>
          <table:table-cell office:value-type="string">
            <text:p>&lt;h2&gt;Special-Purpose </text:p>
            <text:p><text:s/>&lt;clt fqn="java.util.List" api="List" kind="class"&gt;</text:p>
            <text:p><text:s text:c="3"/>List </text:p>
            <text:p><text:s/>&lt;/clt&gt;Implementations&lt;/h2&gt; </text:p>
            <text:p>&lt;p&gt; &lt;a class="APILink" target="_blank" href="http://docs.oracle.com/javase/7/docs/api/java/util/concurrent/CopyOnWriteArrayList.html"&gt;&lt;code&gt; </text:p>
            <text:p><text:s text:c="3"/>&lt;clt fqn="java.util.concurrent.CopyOnWriteArrayList" api="CopyOnWriteArrayList" kind="class"&gt;</text:p>
            <text:p><text:s text:c="5"/>CopyOnWriteArrayList </text:p>
            <text:p><text:s text:c="3"/>&lt;/clt&gt;&lt;/code&gt;&lt;/a&gt; is a &lt;code&gt;List&lt;/code&gt; implementation backed up by a copy-on-write array. This implementation is similar in nature to &lt;code&gt; </text:p>
            <text:p><text:s text:c="2"/>&lt;clt fqn="java.util.concurrent.CopyOnWriteArraySet" api="CopyOnWriteArraySet" kind="class"&gt;</text:p>
            <text:p><text:s text:c="4"/>CopyOnWriteArraySet </text:p>
            <text:p><text:s text:c="2"/>&lt;/clt&gt;&lt;/code&gt;. No synchronization is necessary, even during iteration, and iterators are guaranteed never to throw &lt;code&gt; </text:p>
            <text:p><text:s text:c="2"/>&lt;clt fqn="java.util.ConcurrentModificationException" api="ConcurrentModificationException" kind="class"&gt;</text:p>
            <text:p><text:s text:c="4"/>ConcurrentModificationException </text:p>
            <text:p><text:s text:c="2"/>&lt;/clt&gt;&lt;/code&gt;. This implementation is well suited to maintaining event-handler lists, in which change is infrequent, and traversal is frequent and potentially time-consuming.&lt;/p&gt; </text:p>
            <text:p>&lt;p&gt;If you need synchronization, a &lt;code&gt; </text:p>
            <text:p><text:s text:c="2"/>&lt;clt fqn="java.lang.Comparable.compareTo" api="Comparable" kind="method"&gt;</text:p>
            <text:p><text:s text:c="3"/>Vector</text:p>
            <text:p><text:s text:c="2"/>&lt;/clt&gt;&lt;/code&gt; will be slightly faster than an &lt;code&gt; </text:p>
            <text:p><text:s text:c="2"/>&lt;clt fqn="java.util.ArrayList" api="ArrayList" kind="class"&gt;</text:p>
            <text:p><text:s text:c="4"/>ArrayList </text:p>
            <text:p><text:s text:c="2"/>&lt;/clt&gt;&lt;/code&gt; synchronized with &lt;code&gt; </text:p>
            <text:p><text:s text:c="2"/>&lt;clt fqn="java.util.Collections" api="Collections" kind="class"&gt;</text:p>
            <text:p><text:s text:c="4"/>Collections.synchronizedList </text:p>
            <text:p><text:s text:c="2"/>&lt;/clt&gt;&lt;/code&gt;. But &lt;code&gt; </text:p>
            <text:p><text:s text:c="2"/>&lt;clt fqn="java.util.Vector" api="Vector" kind="class"&gt;</text:p>
            <text:p><text:s text:c="4"/>Vector </text:p>
            <text:p><text:s text:c="2"/>&lt;/clt&gt;&lt;/code&gt; has loads of legacy operations, so be careful to always manipulate the &lt;code&gt; </text:p>
            <text:p><text:s text:c="2"/>&lt;clt fqn="java.util.Vector" api="Vector" kind="class"&gt;</text:p>
            <text:p><text:s text:c="4"/>Vector </text:p>
            <text:p><text:s text:c="2"/>&lt;/clt&gt;&lt;/code&gt; with the &lt;code&gt;List&lt;/code&gt; interface or else you won't be able to replace the implementation at a later time.&lt;/p&gt; </text:p>
            <text:p>&lt;p&gt;If your &lt;code&gt;List&lt;/code&gt; is fixed in size ? that is, you'll never use &lt;code&gt;remove&lt;/code&gt;, &lt;code&gt;add&lt;/code&gt;, or any of the bulk operations other than &lt;code&gt;containsAll&lt;/code&gt; ? you have a third option that's definitely worth considering. See &lt;code&gt; </text:p>
            <text:p><text:s text:c="2"/>&lt;clt fqn="java.util.Arrays.asList" api="Arrays" kind="method"&gt;</text:p>
            <text:p><text:s text:c="3"/>Arrays.Arrays.asList</text:p>
            <text:p><text:s text:c="2"/>&lt;/clt&gt;&lt;/code&gt; in the &lt;a class="TutorialLink" target="_top" href="convenience.html"&gt;Convenience Implementations&lt;/a&gt; section for more information.&lt;/p&gt;</text:p>
          </table:table-cell>
          <table:table-cell office:value-type="string">
            <text:p>Comparable</text:p>
          </table:table-cell>
          <table:table-cell office:value-type="string">
            <text:p>java.lang.Comparable.compareTo</text:p>
          </table:table-cell>
          <table:table-cell office:value-type="string">
            <text:p>class</text:p>
          </table:table-cell>
          <table:table-cell table:style-name="ce1" office:value-type="boolean" office:boolean-value="false">
            <text:p>FALSE</text:p>
          </table:table-cell>
        </table:table-row>
        <table:table-row table:style-name="ro2">
          <table:table-cell/>
          <table:table-cell office:value-type="string">
            <text:p>List Implementations</text:p>
          </table:table-cell>
          <table:table-cell office:value-type="string">
            <text:p>Special-Purpose List Implementations</text:p>
          </table:table-cell>
          <table:table-cell office:value-type="string">
            <text:p>&lt;h2&gt;Special-Purpose </text:p>
            <text:p><text:s/>&lt;clt fqn="java.util.List" api="List" kind="class"&gt;</text:p>
            <text:p><text:s text:c="3"/>List </text:p>
            <text:p><text:s/>&lt;/clt&gt;Implementations&lt;/h2&gt; </text:p>
            <text:p>&lt;p&gt; &lt;a class="APILink" target="_blank" href="http://docs.oracle.com/javase/7/docs/api/java/util/concurrent/CopyOnWriteArrayList.html"&gt;&lt;code&gt; </text:p>
            <text:p><text:s text:c="3"/>&lt;clt fqn="java.util.concurrent.CopyOnWriteArrayList" api="CopyOnWriteArrayList" kind="class"&gt;</text:p>
            <text:p><text:s text:c="5"/>CopyOnWriteArrayList </text:p>
            <text:p><text:s text:c="3"/>&lt;/clt&gt;&lt;/code&gt;&lt;/a&gt; is a &lt;code&gt;List&lt;/code&gt; implementation backed up by a copy-on-write array. This implementation is similar in nature to &lt;code&gt; </text:p>
            <text:p><text:s text:c="2"/>&lt;clt fqn="java.util.concurrent.CopyOnWriteArraySet" api="CopyOnWriteArraySet" kind="class"&gt;</text:p>
            <text:p><text:s text:c="4"/>CopyOnWriteArraySet </text:p>
            <text:p><text:s text:c="2"/>&lt;/clt&gt;&lt;/code&gt;. No synchronization is necessary, even during iteration, and iterators are guaranteed never to throw &lt;code&gt; </text:p>
            <text:p><text:s text:c="2"/>&lt;clt fqn="java.util.ConcurrentModificationException" api="ConcurrentModificationException" kind="class"&gt;</text:p>
            <text:p><text:s text:c="4"/>ConcurrentModificationException </text:p>
            <text:p><text:s text:c="2"/>&lt;/clt&gt;&lt;/code&gt;. This implementation is well suited to maintaining event-handler lists, in which change is infrequent, and traversal is frequent and potentially time-consuming.&lt;/p&gt; </text:p>
            <text:p>&lt;p&gt;If you need synchronization, a &lt;code&gt; </text:p>
            <text:p><text:s text:c="2"/>&lt;clt fqn="java.lang.Comparable.compareTo" api="Comparable" kind="method"&gt;</text:p>
            <text:p><text:s text:c="3"/>Vector</text:p>
            <text:p><text:s text:c="2"/>&lt;/clt&gt;&lt;/code&gt; will be slightly faster than an &lt;code&gt; </text:p>
            <text:p><text:s text:c="2"/>&lt;clt fqn="java.util.ArrayList" api="ArrayList" kind="class"&gt;</text:p>
            <text:p><text:s text:c="4"/>ArrayList </text:p>
            <text:p><text:s text:c="2"/>&lt;/clt&gt;&lt;/code&gt; synchronized with &lt;code&gt; </text:p>
            <text:p><text:s text:c="2"/>&lt;clt fqn="java.util.Collections" api="Collections" kind="class"&gt;</text:p>
            <text:p><text:s text:c="4"/>Collections.synchronizedList </text:p>
            <text:p><text:s text:c="2"/>&lt;/clt&gt;&lt;/code&gt;. But &lt;code&gt; </text:p>
            <text:p><text:s text:c="2"/>&lt;clt fqn="java.util.Vector" api="Vector" kind="class"&gt;</text:p>
            <text:p><text:s text:c="4"/>Vector </text:p>
            <text:p><text:s text:c="2"/>&lt;/clt&gt;&lt;/code&gt; has loads of legacy operations, so be careful to always manipulate the &lt;code&gt; </text:p>
            <text:p><text:s text:c="2"/>&lt;clt fqn="java.util.Vector" api="Vector" kind="class"&gt;</text:p>
            <text:p><text:s text:c="4"/>Vector </text:p>
            <text:p><text:s text:c="2"/>&lt;/clt&gt;&lt;/code&gt; with the &lt;code&gt;List&lt;/code&gt; interface or else you won't be able to replace the implementation at a later time.&lt;/p&gt; </text:p>
            <text:p>&lt;p&gt;If your &lt;code&gt;List&lt;/code&gt; is fixed in size ? that is, you'll never use &lt;code&gt;remove&lt;/code&gt;, &lt;code&gt;add&lt;/code&gt;, or any of the bulk operations other than &lt;code&gt;containsAll&lt;/code&gt; ? you have a third option that's definitely worth considering. See &lt;code&gt; </text:p>
            <text:p><text:s text:c="2"/>&lt;clt fqn="java.util.Arrays.asList" api="Arrays" kind="method"&gt;</text:p>
            <text:p><text:s text:c="3"/>Arrays.Arrays.asList</text:p>
            <text:p><text:s text:c="2"/>&lt;/clt&gt;&lt;/code&gt; in the &lt;a class="TutorialLink" target="_top" href="convenience.html"&gt;Convenience Implementations&lt;/a&gt; section for more information.&lt;/p&gt;</text:p>
          </table:table-cell>
          <table:table-cell office:value-type="string">
            <text:p>ArrayList</text:p>
          </table:table-cell>
          <table:table-cell office:value-type="string">
            <text:p>java.util.ArrayList</text:p>
          </table:table-cell>
          <table:table-cell office:value-type="string">
            <text:p>class</text:p>
          </table:table-cell>
          <table:table-cell table:style-name="ce1" office:value-type="boolean" office:boolean-value="false">
            <text:p>FALSE</text:p>
          </table:table-cell>
        </table:table-row>
        <table:table-row table:style-name="ro2">
          <table:table-cell/>
          <table:table-cell office:value-type="string">
            <text:p>List Implementations</text:p>
          </table:table-cell>
          <table:table-cell office:value-type="string">
            <text:p>Special-Purpose List Implementations</text:p>
          </table:table-cell>
          <table:table-cell office:value-type="string">
            <text:p>&lt;h2&gt;Special-Purpose </text:p>
            <text:p><text:s/>&lt;clt fqn="java.util.List" api="List" kind="class"&gt;</text:p>
            <text:p><text:s text:c="3"/>List </text:p>
            <text:p><text:s/>&lt;/clt&gt;Implementations&lt;/h2&gt; </text:p>
            <text:p>&lt;p&gt; &lt;a class="APILink" target="_blank" href="http://docs.oracle.com/javase/7/docs/api/java/util/concurrent/CopyOnWriteArrayList.html"&gt;&lt;code&gt; </text:p>
            <text:p><text:s text:c="3"/>&lt;clt fqn="java.util.concurrent.CopyOnWriteArrayList" api="CopyOnWriteArrayList" kind="class"&gt;</text:p>
            <text:p><text:s text:c="5"/>CopyOnWriteArrayList </text:p>
            <text:p><text:s text:c="3"/>&lt;/clt&gt;&lt;/code&gt;&lt;/a&gt; is a &lt;code&gt;List&lt;/code&gt; implementation backed up by a copy-on-write array. This implementation is similar in nature to &lt;code&gt; </text:p>
            <text:p><text:s text:c="2"/>&lt;clt fqn="java.util.concurrent.CopyOnWriteArraySet" api="CopyOnWriteArraySet" kind="class"&gt;</text:p>
            <text:p><text:s text:c="4"/>CopyOnWriteArraySet </text:p>
            <text:p><text:s text:c="2"/>&lt;/clt&gt;&lt;/code&gt;. No synchronization is necessary, even during iteration, and iterators are guaranteed never to throw &lt;code&gt; </text:p>
            <text:p><text:s text:c="2"/>&lt;clt fqn="java.util.ConcurrentModificationException" api="ConcurrentModificationException" kind="class"&gt;</text:p>
            <text:p><text:s text:c="4"/>ConcurrentModificationException </text:p>
            <text:p><text:s text:c="2"/>&lt;/clt&gt;&lt;/code&gt;. This implementation is well suited to maintaining event-handler lists, in which change is infrequent, and traversal is frequent and potentially time-consuming.&lt;/p&gt; </text:p>
            <text:p>&lt;p&gt;If you need synchronization, a &lt;code&gt; </text:p>
            <text:p><text:s text:c="2"/>&lt;clt fqn="java.lang.Comparable.compareTo" api="Comparable" kind="method"&gt;</text:p>
            <text:p><text:s text:c="3"/>Vector</text:p>
            <text:p><text:s text:c="2"/>&lt;/clt&gt;&lt;/code&gt; will be slightly faster than an &lt;code&gt; </text:p>
            <text:p><text:s text:c="2"/>&lt;clt fqn="java.util.ArrayList" api="ArrayList" kind="class"&gt;</text:p>
            <text:p><text:s text:c="4"/>ArrayList </text:p>
            <text:p><text:s text:c="2"/>&lt;/clt&gt;&lt;/code&gt; synchronized with &lt;code&gt; </text:p>
            <text:p><text:s text:c="2"/>&lt;clt fqn="java.util.Collections" api="Collections" kind="class"&gt;</text:p>
            <text:p><text:s text:c="4"/>Collections.synchronizedList </text:p>
            <text:p><text:s text:c="2"/>&lt;/clt&gt;&lt;/code&gt;. But &lt;code&gt; </text:p>
            <text:p><text:s text:c="2"/>&lt;clt fqn="java.util.Vector" api="Vector" kind="class"&gt;</text:p>
            <text:p><text:s text:c="4"/>Vector </text:p>
            <text:p><text:s text:c="2"/>&lt;/clt&gt;&lt;/code&gt; has loads of legacy operations, so be careful to always manipulate the &lt;code&gt; </text:p>
            <text:p><text:s text:c="2"/>&lt;clt fqn="java.util.Vector" api="Vector" kind="class"&gt;</text:p>
            <text:p><text:s text:c="4"/>Vector </text:p>
            <text:p><text:s text:c="2"/>&lt;/clt&gt;&lt;/code&gt; with the &lt;code&gt;List&lt;/code&gt; interface or else you won't be able to replace the implementation at a later time.&lt;/p&gt; </text:p>
            <text:p>&lt;p&gt;If your &lt;code&gt;List&lt;/code&gt; is fixed in size ? that is, you'll never use &lt;code&gt;remove&lt;/code&gt;, &lt;code&gt;add&lt;/code&gt;, or any of the bulk operations other than &lt;code&gt;containsAll&lt;/code&gt; ? you have a third option that's definitely worth considering. See &lt;code&gt; </text:p>
            <text:p><text:s text:c="2"/>&lt;clt fqn="java.util.Arrays.asList" api="Arrays" kind="method"&gt;</text:p>
            <text:p><text:s text:c="3"/>Arrays.Arrays.asList</text:p>
            <text:p><text:s text:c="2"/>&lt;/clt&gt;&lt;/code&gt; in the &lt;a class="TutorialLink" target="_top" href="convenience.html"&gt;Convenience Implementations&lt;/a&gt; section for more information.&lt;/p&gt;</text:p>
          </table:table-cell>
          <table:table-cell office:value-type="string">
            <text:p>Collections</text:p>
          </table:table-cell>
          <table:table-cell office:value-type="string">
            <text:p>java.util.Collections</text:p>
          </table:table-cell>
          <table:table-cell office:value-type="string">
            <text:p>class</text:p>
          </table:table-cell>
          <table:table-cell table:style-name="ce1" office:value-type="boolean" office:boolean-value="false">
            <text:p>FALSE</text:p>
          </table:table-cell>
        </table:table-row>
        <table:table-row table:style-name="ro2">
          <table:table-cell/>
          <table:table-cell office:value-type="string">
            <text:p>List Implementations</text:p>
          </table:table-cell>
          <table:table-cell office:value-type="string">
            <text:p>Special-Purpose List Implementations</text:p>
          </table:table-cell>
          <table:table-cell office:value-type="string">
            <text:p>&lt;h2&gt;Special-Purpose </text:p>
            <text:p><text:s/>&lt;clt fqn="java.util.List" api="List" kind="class"&gt;</text:p>
            <text:p><text:s text:c="3"/>List </text:p>
            <text:p><text:s/>&lt;/clt&gt;Implementations&lt;/h2&gt; </text:p>
            <text:p>&lt;p&gt; &lt;a class="APILink" target="_blank" href="http://docs.oracle.com/javase/7/docs/api/java/util/concurrent/CopyOnWriteArrayList.html"&gt;&lt;code&gt; </text:p>
            <text:p><text:s text:c="3"/>&lt;clt fqn="java.util.concurrent.CopyOnWriteArrayList" api="CopyOnWriteArrayList" kind="class"&gt;</text:p>
            <text:p><text:s text:c="5"/>CopyOnWriteArrayList </text:p>
            <text:p><text:s text:c="3"/>&lt;/clt&gt;&lt;/code&gt;&lt;/a&gt; is a &lt;code&gt;List&lt;/code&gt; implementation backed up by a copy-on-write array. This implementation is similar in nature to &lt;code&gt; </text:p>
            <text:p><text:s text:c="2"/>&lt;clt fqn="java.util.concurrent.CopyOnWriteArraySet" api="CopyOnWriteArraySet" kind="class"&gt;</text:p>
            <text:p><text:s text:c="4"/>CopyOnWriteArraySet </text:p>
            <text:p><text:s text:c="2"/>&lt;/clt&gt;&lt;/code&gt;. No synchronization is necessary, even during iteration, and iterators are guaranteed never to throw &lt;code&gt; </text:p>
            <text:p><text:s text:c="2"/>&lt;clt fqn="java.util.ConcurrentModificationException" api="ConcurrentModificationException" kind="class"&gt;</text:p>
            <text:p><text:s text:c="4"/>ConcurrentModificationException </text:p>
            <text:p><text:s text:c="2"/>&lt;/clt&gt;&lt;/code&gt;. This implementation is well suited to maintaining event-handler lists, in which change is infrequent, and traversal is frequent and potentially time-consuming.&lt;/p&gt; </text:p>
            <text:p>&lt;p&gt;If you need synchronization, a &lt;code&gt; </text:p>
            <text:p><text:s text:c="2"/>&lt;clt fqn="java.lang.Comparable.compareTo" api="Comparable" kind="method"&gt;</text:p>
            <text:p><text:s text:c="3"/>Vector</text:p>
            <text:p><text:s text:c="2"/>&lt;/clt&gt;&lt;/code&gt; will be slightly faster than an &lt;code&gt; </text:p>
            <text:p><text:s text:c="2"/>&lt;clt fqn="java.util.ArrayList" api="ArrayList" kind="class"&gt;</text:p>
            <text:p><text:s text:c="4"/>ArrayList </text:p>
            <text:p><text:s text:c="2"/>&lt;/clt&gt;&lt;/code&gt; synchronized with &lt;code&gt; </text:p>
            <text:p><text:s text:c="2"/>&lt;clt fqn="java.util.Collections" api="Collections" kind="class"&gt;</text:p>
            <text:p><text:s text:c="4"/>Collections.synchronizedList </text:p>
            <text:p><text:s text:c="2"/>&lt;/clt&gt;&lt;/code&gt;. But &lt;code&gt; </text:p>
            <text:p><text:s text:c="2"/>&lt;clt fqn="java.util.Vector" api="Vector" kind="class"&gt;</text:p>
            <text:p><text:s text:c="4"/>Vector </text:p>
            <text:p><text:s text:c="2"/>&lt;/clt&gt;&lt;/code&gt; has loads of legacy operations, so be careful to always manipulate the &lt;code&gt; </text:p>
            <text:p><text:s text:c="2"/>&lt;clt fqn="java.util.Vector" api="Vector" kind="class"&gt;</text:p>
            <text:p><text:s text:c="4"/>Vector </text:p>
            <text:p><text:s text:c="2"/>&lt;/clt&gt;&lt;/code&gt; with the &lt;code&gt;List&lt;/code&gt; interface or else you won't be able to replace the implementation at a later time.&lt;/p&gt; </text:p>
            <text:p>&lt;p&gt;If your &lt;code&gt;List&lt;/code&gt; is fixed in size ? that is, you'll never use &lt;code&gt;remove&lt;/code&gt;, &lt;code&gt;add&lt;/code&gt;, or any of the bulk operations other than &lt;code&gt;containsAll&lt;/code&gt; ? you have a third option that's definitely worth considering. See &lt;code&gt; </text:p>
            <text:p><text:s text:c="2"/>&lt;clt fqn="java.util.Arrays.asList" api="Arrays" kind="method"&gt;</text:p>
            <text:p><text:s text:c="3"/>Arrays.Arrays.asList</text:p>
            <text:p><text:s text:c="2"/>&lt;/clt&gt;&lt;/code&gt; in the &lt;a class="TutorialLink" target="_top" href="convenience.html"&gt;Convenience Implementations&lt;/a&gt; section for more information.&lt;/p&gt;</text:p>
          </table:table-cell>
          <table:table-cell office:value-type="string">
            <text:p>Vector</text:p>
          </table:table-cell>
          <table:table-cell office:value-type="string">
            <text:p>java.util.Vector</text:p>
          </table:table-cell>
          <table:table-cell office:value-type="string">
            <text:p>class</text:p>
          </table:table-cell>
          <table:table-cell table:style-name="ce1" office:value-type="boolean" office:boolean-value="false">
            <text:p>FALSE</text:p>
          </table:table-cell>
        </table:table-row>
        <table:table-row table:style-name="ro2">
          <table:table-cell/>
          <table:table-cell office:value-type="string">
            <text:p>List Implementations</text:p>
          </table:table-cell>
          <table:table-cell office:value-type="string">
            <text:p>Special-Purpose List Implementations</text:p>
          </table:table-cell>
          <table:table-cell office:value-type="string">
            <text:p>&lt;h2&gt;Special-Purpose </text:p>
            <text:p><text:s/>&lt;clt fqn="java.util.List" api="List" kind="class"&gt;</text:p>
            <text:p><text:s text:c="3"/>List </text:p>
            <text:p><text:s/>&lt;/clt&gt;Implementations&lt;/h2&gt; </text:p>
            <text:p>&lt;p&gt; &lt;a class="APILink" target="_blank" href="http://docs.oracle.com/javase/7/docs/api/java/util/concurrent/CopyOnWriteArrayList.html"&gt;&lt;code&gt; </text:p>
            <text:p><text:s text:c="3"/>&lt;clt fqn="java.util.concurrent.CopyOnWriteArrayList" api="CopyOnWriteArrayList" kind="class"&gt;</text:p>
            <text:p><text:s text:c="5"/>CopyOnWriteArrayList </text:p>
            <text:p><text:s text:c="3"/>&lt;/clt&gt;&lt;/code&gt;&lt;/a&gt; is a &lt;code&gt;List&lt;/code&gt; implementation backed up by a copy-on-write array. This implementation is similar in nature to &lt;code&gt; </text:p>
            <text:p><text:s text:c="2"/>&lt;clt fqn="java.util.concurrent.CopyOnWriteArraySet" api="CopyOnWriteArraySet" kind="class"&gt;</text:p>
            <text:p><text:s text:c="4"/>CopyOnWriteArraySet </text:p>
            <text:p><text:s text:c="2"/>&lt;/clt&gt;&lt;/code&gt;. No synchronization is necessary, even during iteration, and iterators are guaranteed never to throw &lt;code&gt; </text:p>
            <text:p><text:s text:c="2"/>&lt;clt fqn="java.util.ConcurrentModificationException" api="ConcurrentModificationException" kind="class"&gt;</text:p>
            <text:p><text:s text:c="4"/>ConcurrentModificationException </text:p>
            <text:p><text:s text:c="2"/>&lt;/clt&gt;&lt;/code&gt;. This implementation is well suited to maintaining event-handler lists, in which change is infrequent, and traversal is frequent and potentially time-consuming.&lt;/p&gt; </text:p>
            <text:p>&lt;p&gt;If you need synchronization, a &lt;code&gt; </text:p>
            <text:p><text:s text:c="2"/>&lt;clt fqn="java.lang.Comparable.compareTo" api="Comparable" kind="method"&gt;</text:p>
            <text:p><text:s text:c="3"/>Vector</text:p>
            <text:p><text:s text:c="2"/>&lt;/clt&gt;&lt;/code&gt; will be slightly faster than an &lt;code&gt; </text:p>
            <text:p><text:s text:c="2"/>&lt;clt fqn="java.util.ArrayList" api="ArrayList" kind="class"&gt;</text:p>
            <text:p><text:s text:c="4"/>ArrayList </text:p>
            <text:p><text:s text:c="2"/>&lt;/clt&gt;&lt;/code&gt; synchronized with &lt;code&gt; </text:p>
            <text:p><text:s text:c="2"/>&lt;clt fqn="java.util.Collections" api="Collections" kind="class"&gt;</text:p>
            <text:p><text:s text:c="4"/>Collections.synchronizedList </text:p>
            <text:p><text:s text:c="2"/>&lt;/clt&gt;&lt;/code&gt;. But &lt;code&gt; </text:p>
            <text:p><text:s text:c="2"/>&lt;clt fqn="java.util.Vector" api="Vector" kind="class"&gt;</text:p>
            <text:p><text:s text:c="4"/>Vector </text:p>
            <text:p><text:s text:c="2"/>&lt;/clt&gt;&lt;/code&gt; has loads of legacy operations, so be careful to always manipulate the &lt;code&gt; </text:p>
            <text:p><text:s text:c="2"/>&lt;clt fqn="java.util.Vector" api="Vector" kind="class"&gt;</text:p>
            <text:p><text:s text:c="4"/>Vector </text:p>
            <text:p><text:s text:c="2"/>&lt;/clt&gt;&lt;/code&gt; with the &lt;code&gt;List&lt;/code&gt; interface or else you won't be able to replace the implementation at a later time.&lt;/p&gt; </text:p>
            <text:p>&lt;p&gt;If your &lt;code&gt;List&lt;/code&gt; is fixed in size ? that is, you'll never use &lt;code&gt;remove&lt;/code&gt;, &lt;code&gt;add&lt;/code&gt;, or any of the bulk operations other than &lt;code&gt;containsAll&lt;/code&gt; ? you have a third option that's definitely worth considering. See &lt;code&gt; </text:p>
            <text:p><text:s text:c="2"/>&lt;clt fqn="java.util.Arrays.asList" api="Arrays" kind="method"&gt;</text:p>
            <text:p><text:s text:c="3"/>Arrays.Arrays.asList</text:p>
            <text:p><text:s text:c="2"/>&lt;/clt&gt;&lt;/code&gt; in the &lt;a class="TutorialLink" target="_top" href="convenience.html"&gt;Convenience Implementations&lt;/a&gt; section for more information.&lt;/p&gt;</text:p>
          </table:table-cell>
          <table:table-cell office:value-type="string">
            <text:p>Arrays</text:p>
          </table:table-cell>
          <table:table-cell office:value-type="string">
            <text:p>java.util.Arrays.asList</text:p>
          </table:table-cell>
          <table:table-cell office:value-type="string">
            <text:p>class</text:p>
          </table:table-cell>
          <table:table-cell table:style-name="ce1" office:value-type="boolean" office:boolean-value="false">
            <text:p>FALSE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0">10/07/2013</text:date>, <text:time>12:5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0H07M10S</meta:editing-duration>
    <meta:editing-cycles>5</meta:editing-cycles>
    <meta:generator>OpenOffice.org/3.1$Win32 OpenOffice.org_project/310m19$Build-9420</meta:generator>
    <dc:date>2013-07-10T12:57:35.82</dc:date>
    <dc:creator>Gayane Petrosyan</dc:creator>
    <meta:document-statistic meta:table-count="3" meta:cell-count="7763" meta:object-count="0"/>
    <meta:user-defined meta:name="Info 1"/>
    <meta:user-defined meta:name="Info 2"/>
    <meta:user-defined meta:name="Info 3"/>
    <meta:user-defined meta:name="Info 4"/>
  </office:meta>
</office:document-meta>
</file>